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style:rel-width="100%" table:align="left"/>
    </style:style>
    <style:style style:name="Tableau1.A" style:family="table-column">
      <style:table-column-properties style:column-width="17cm" style:rel-column-width="65535*"/>
    </style:style>
    <style:style style:name="P1" style:family="paragraph" style:parent-style-name="Standard">
      <style:paragraph-properties fo:text-align="center" style:justify-single-word="false"/>
      <style:text-properties fo:font-size="40pt" officeooo:rsid="00018b14" officeooo:paragraph-rsid="00018b14" style:font-size-asian="35pt" style:font-size-complex="40pt"/>
    </style:style>
    <style:style style:name="P2" style:family="paragraph" style:parent-style-name="Standard">
      <style:paragraph-properties fo:text-align="start" style:justify-single-word="false"/>
      <style:text-properties fo:font-size="40pt" officeooo:rsid="005ba5ba" officeooo:paragraph-rsid="005ba5ba" style:font-size-asian="35pt" style:font-size-complex="40pt"/>
    </style:style>
    <style:style style:name="P3" style:family="paragraph" style:parent-style-name="Standard">
      <style:paragraph-properties fo:text-align="start" style:justify-single-word="false"/>
      <style:text-properties fo:font-size="40pt" officeooo:rsid="005a1258" officeooo:paragraph-rsid="00624c89" style:font-size-asian="35pt" style:font-size-complex="40pt"/>
    </style:style>
    <style:style style:name="P4" style:family="paragraph" style:parent-style-name="Standard">
      <style:paragraph-properties fo:text-align="start" style:justify-single-word="false"/>
      <style:text-properties fo:font-size="40pt" style:text-underline-style="solid" style:text-underline-width="auto" style:text-underline-color="font-color" fo:font-weight="normal" officeooo:rsid="00420e2d" officeooo:paragraph-rsid="00420e2d" style:font-size-asian="35pt" style:font-weight-asian="normal" style:font-size-complex="40pt" style:font-weight-complex="normal"/>
    </style:style>
    <style:style style:name="P5" style:family="paragraph" style:parent-style-name="Standard">
      <style:paragraph-properties fo:text-align="start" style:justify-single-word="false"/>
      <style:text-properties fo:font-size="40pt" style:text-underline-style="solid" style:text-underline-width="auto" style:text-underline-color="font-color" fo:font-weight="bold" officeooo:rsid="0038fac3" officeooo:paragraph-rsid="0038fac3" style:font-size-asian="35pt" style:font-weight-asian="bold" style:font-size-complex="40pt" style:font-weight-complex="bold"/>
    </style:style>
    <style:style style:name="P6" style:family="paragraph" style:parent-style-name="Standard">
      <style:paragraph-properties fo:text-align="start" style:justify-single-word="false"/>
      <style:text-properties fo:font-size="40pt" style:text-underline-style="solid" style:text-underline-width="auto" style:text-underline-color="font-color" fo:font-weight="bold" officeooo:rsid="00631b81" officeooo:paragraph-rsid="00631b81" style:font-size-asian="35pt" style:font-weight-asian="bold" style:font-size-complex="40pt" style:font-weight-complex="bold"/>
    </style:style>
    <style:style style:name="P7" style:family="paragraph" style:parent-style-name="Standard">
      <style:paragraph-properties fo:text-align="center" style:justify-single-word="false"/>
      <style:text-properties fo:font-size="40pt" style:text-underline-style="solid" style:text-underline-width="auto" style:text-underline-color="font-color" officeooo:rsid="0045555c" officeooo:paragraph-rsid="0045555c" style:font-size-asian="35pt" style:font-size-complex="40pt"/>
    </style:style>
    <style:style style:name="P8" style:family="paragraph" style:parent-style-name="Standard">
      <style:paragraph-properties fo:text-align="start" style:justify-single-word="false"/>
      <style:text-properties fo:font-size="40pt" style:text-underline-style="none" officeooo:rsid="005262ec" officeooo:paragraph-rsid="005262ec" style:font-size-asian="35pt" style:font-size-complex="40pt"/>
    </style:style>
    <style:style style:name="P9" style:family="paragraph" style:parent-style-name="Standard">
      <style:paragraph-properties fo:text-align="start" style:justify-single-word="false"/>
      <style:text-properties fo:font-size="40pt" style:text-underline-style="none" fo:font-weight="bold" officeooo:rsid="0038fac3" officeooo:paragraph-rsid="0038fac3" style:font-size-asian="35pt" style:font-weight-asian="bold" style:font-size-complex="40pt" style:font-weight-complex="bold"/>
    </style:style>
    <style:style style:name="P10" style:family="paragraph" style:parent-style-name="Standard">
      <style:paragraph-properties fo:text-align="start" style:justify-single-word="false"/>
      <style:text-properties fo:font-size="40pt" style:text-underline-style="none" fo:font-weight="bold" officeooo:rsid="00631b81" officeooo:paragraph-rsid="00631b81" style:font-size-asian="35pt" style:font-weight-asian="bold" style:font-size-complex="40pt" style:font-weight-complex="bold"/>
    </style:style>
    <style:style style:name="P11" style:family="paragraph" style:parent-style-name="Standard">
      <style:paragraph-properties fo:text-align="start" style:justify-single-word="false"/>
      <style:text-properties fo:font-size="40pt" fo:font-weight="bold" officeooo:rsid="0067eaf9" officeooo:paragraph-rsid="0067eaf9" style:font-size-asian="35pt" style:font-weight-asian="bold" style:font-size-complex="40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officeooo:rsid="00018b14" officeooo:paragraph-rsid="00018b14" style:font-size-asian="10.5pt" style:font-size-complex="12pt"/>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officeooo:rsid="00535028" officeooo:paragraph-rsid="00535028" style:font-size-asian="10.5pt" style:font-size-complex="12pt"/>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officeooo:rsid="005a1258" officeooo:paragraph-rsid="005a1258" style:font-size-asian="10.5pt" style:font-size-complex="12pt"/>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officeooo:rsid="005ba5ba" officeooo:paragraph-rsid="005ba5ba" style:font-size-asian="10.5pt" style:font-size-complex="12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officeooo:rsid="005cdb79" officeooo:paragraph-rsid="005cdb79"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619a9f" officeooo:paragraph-rsid="00619a9f"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624c89" officeooo:paragraph-rsid="00624c89"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b9f" officeooo:paragraph-rsid="00068b9f"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d1ec7" officeooo:paragraph-rsid="003d1ec7"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2407" officeooo:paragraph-rsid="0011240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77fa" officeooo:paragraph-rsid="001477f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6947" officeooo:paragraph-rsid="001d694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09bd6" officeooo:paragraph-rsid="00209bd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925b0" officeooo:paragraph-rsid="002925b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bdcdc" officeooo:paragraph-rsid="003bdcd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65f3" officeooo:paragraph-rsid="004065f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20e2d" officeooo:paragraph-rsid="00420e2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31b81" officeooo:paragraph-rsid="00631b8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520c8" officeooo:paragraph-rsid="006520c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68b9f" officeooo:paragraph-rsid="00068b9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5a26b" officeooo:paragraph-rsid="0095a26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68bff" officeooo:paragraph-rsid="00b68bf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9092a" officeooo:paragraph-rsid="00420e2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officeooo:rsid="00018b14" officeooo:paragraph-rsid="00018b14"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034e2d" officeooo:paragraph-rsid="00034e2d"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535028" officeooo:paragraph-rsid="005262ec"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535028" officeooo:paragraph-rsid="00535028"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535028" officeooo:paragraph-rsid="00539e68"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539e68" officeooo:paragraph-rsid="00539e68"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5a1258" officeooo:paragraph-rsid="005a1258" style:font-size-asian="10.5pt" style:font-size-complex="12pt"/>
    </style:style>
    <style:style style:name="P42" style:family="paragraph" style:parent-style-name="Standard">
      <style:paragraph-properties fo:text-align="start" style:justify-single-word="false"/>
      <style:text-properties fo:font-size="12pt" style:text-underline-style="none" officeooo:rsid="005ba5ba" officeooo:paragraph-rsid="005ba5ba" style:font-size-asian="10.5pt" style:font-size-complex="12pt"/>
    </style:style>
    <style:style style:name="P43" style:family="paragraph" style:parent-style-name="Standard">
      <style:paragraph-properties fo:text-align="start" style:justify-single-word="false"/>
      <style:text-properties fo:font-size="12pt" style:text-underline-style="none" officeooo:rsid="005cdb79" officeooo:paragraph-rsid="005cdb79" style:font-size-asian="10.5pt" style:font-size-complex="12pt"/>
    </style:style>
    <style:style style:name="P44" style:family="paragraph" style:parent-style-name="Standard">
      <style:paragraph-properties fo:text-align="start" style:justify-single-word="false"/>
      <style:text-properties fo:font-size="12pt" style:text-underline-style="none" officeooo:rsid="00624c89" officeooo:paragraph-rsid="00624c89" style:font-size-asian="10.5pt" style:font-size-complex="12pt"/>
    </style:style>
    <style:style style:name="P45" style:family="paragraph" style:parent-style-name="Standard">
      <style:paragraph-properties fo:text-align="start" style:justify-single-word="false"/>
      <style:text-properties fo:font-size="12pt" style:text-underline-style="none" fo:font-weight="normal" officeooo:rsid="0012b93a" officeooo:paragraph-rsid="0012b93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143b19" officeooo:paragraph-rsid="00143b1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1b1a5d" officeooo:paragraph-rsid="001b1a5d"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1d6947" officeooo:paragraph-rsid="001d6947"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209bd6" officeooo:paragraph-rsid="00209bd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209bd6" officeooo:paragraph-rsid="001d6947"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2925b0" officeooo:paragraph-rsid="002925b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3c8652" officeooo:paragraph-rsid="003c865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3d1a25" officeooo:paragraph-rsid="003d1a25"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3d1a25" officeooo:paragraph-rsid="004065f3"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3d1ec7" officeooo:paragraph-rsid="003d1ec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3d1ec7" officeooo:paragraph-rsid="00a3aca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3ee83c" officeooo:paragraph-rsid="003ee83c"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4065f3" officeooo:paragraph-rsid="004065f3"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420e2d" officeooo:paragraph-rsid="00420e2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4279a6" officeooo:paragraph-rsid="004279a6"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6520c8" officeooo:paragraph-rsid="006520c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068b9f" officeooo:paragraph-rsid="00068b9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09859b" officeooo:paragraph-rsid="0009859b"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7b0448" officeooo:paragraph-rsid="007b044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112407" officeooo:paragraph-rsid="00112407"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9b4af8" officeooo:paragraph-rsid="009b4af8"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9e23c3" officeooo:paragraph-rsid="009e23c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9edd3f" officeooo:paragraph-rsid="009edd3f"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a3aca6" officeooo:paragraph-rsid="00a3aca6"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b68bff" officeooo:paragraph-rsid="00b68bff"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b8739f" officeooo:paragraph-rsid="00b8739f"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b9092a" officeooo:paragraph-rsid="00b9092a"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bold" officeooo:rsid="00068b9f" officeooo:paragraph-rsid="00068b9f"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style="italic" style:text-underline-style="none" fo:font-weight="normal" officeooo:rsid="0009859b" officeooo:paragraph-rsid="0009859b"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fo:font-size="12pt" fo:font-style="italic" style:text-underline-style="none" fo:font-weight="normal" officeooo:rsid="000a41ab" officeooo:paragraph-rsid="000a41ab" style:font-size-asian="10.5pt" style:font-style-asian="italic" style:font-weight-asian="normal" style:font-size-complex="12pt" style:font-style-complex="italic" style:font-weight-complex="normal"/>
    </style:style>
    <style:style style:name="P76"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080b00" officeooo:paragraph-rsid="00080b00" style:font-size-asian="10.5pt" style:font-style-asian="italic" style:font-weight-asian="bold" style:font-size-complex="12pt" style:font-style-complex="italic" style:font-weight-complex="bold"/>
    </style:style>
    <style:style style:name="P77" style:family="paragraph" style:parent-style-name="Standard">
      <style:paragraph-properties fo:text-align="start" style:justify-single-word="false"/>
      <style:text-properties fo:font-size="12pt" fo:font-style="normal" style:text-underline-style="none" fo:font-weight="normal" officeooo:rsid="00112407" officeooo:paragraph-rsid="00112407"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style:text-underline-style="none" fo:font-weight="normal" officeooo:rsid="00112407" officeooo:paragraph-rsid="001a9391"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style:text-underline-style="none" fo:font-weight="normal" officeooo:rsid="0017ea37" officeooo:paragraph-rsid="001a9391"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20pt" style:text-underline-style="solid" style:text-underline-width="auto" style:text-underline-color="font-color" officeooo:rsid="00018b14" officeooo:paragraph-rsid="00018b14" style:font-size-asian="17.5pt" style:font-size-complex="20pt"/>
    </style:style>
    <style:style style:name="P81" style:family="paragraph" style:parent-style-name="Standard">
      <style:paragraph-properties fo:text-align="center" style:justify-single-word="false"/>
      <style:text-properties fo:font-size="20pt" style:text-underline-style="none" fo:font-weight="bold" officeooo:rsid="00068b9f" officeooo:paragraph-rsid="00068b9f" style:font-size-asian="17.5pt" style:font-weight-asian="bold" style:font-size-complex="20pt" style:font-weight-complex="bold"/>
    </style:style>
    <style:style style:name="P82" style:family="paragraph" style:parent-style-name="Standard">
      <style:paragraph-properties fo:text-align="start" style:justify-single-word="false"/>
      <style:text-properties fo:font-size="20pt" fo:font-weight="bold" officeooo:rsid="00112407" officeooo:paragraph-rsid="00112407" style:font-size-asian="17.5pt" style:font-weight-asian="bold" style:font-size-complex="20pt" style:font-weight-complex="bold"/>
    </style:style>
    <style:style style:name="P83" style:family="paragraph" style:parent-style-name="Standard">
      <style:paragraph-properties fo:text-align="start" style:justify-single-word="false"/>
      <style:text-properties fo:font-size="20pt" officeooo:rsid="005a1258" officeooo:paragraph-rsid="00624c89" style:font-size-asian="17.5pt" style:font-size-complex="20pt"/>
    </style:style>
    <style:style style:name="P84" style:family="paragraph" style:parent-style-name="Standard">
      <style:paragraph-properties fo:text-align="start" style:justify-single-word="false"/>
      <style:text-properties fo:font-size="16pt" style:text-underline-style="solid" style:text-underline-width="auto" style:text-underline-color="font-color" officeooo:rsid="00018b14" officeooo:paragraph-rsid="00018b14" style:font-size-asian="14pt" style:font-size-complex="16pt"/>
    </style:style>
    <style:style style:name="P85" style:family="paragraph" style:parent-style-name="Standard">
      <style:paragraph-properties fo:text-align="start" style:justify-single-word="false"/>
      <style:text-properties officeooo:paragraph-rsid="00068b9f"/>
    </style:style>
    <style:style style:name="P86" style:family="paragraph" style:parent-style-name="Standard">
      <style:paragraph-properties fo:text-align="start" style:justify-single-word="false"/>
      <style:text-properties officeooo:paragraph-rsid="000a41ab"/>
    </style:style>
    <style:style style:name="P87" style:family="paragraph" style:parent-style-name="Standard">
      <style:paragraph-properties fo:text-align="start" style:justify-single-word="false"/>
      <style:text-properties officeooo:paragraph-rsid="000b12a7"/>
    </style:style>
    <style:style style:name="P88" style:family="paragraph" style:parent-style-name="Standard">
      <style:paragraph-properties fo:text-align="start" style:justify-single-word="false"/>
      <style:text-properties officeooo:paragraph-rsid="00568860"/>
    </style:style>
    <style:style style:name="P89" style:family="paragraph" style:parent-style-name="Standard">
      <style:paragraph-properties fo:text-align="start" style:justify-single-word="false"/>
      <style:text-properties officeooo:paragraph-rsid="006784c1"/>
    </style:style>
    <style:style style:name="P90" style:family="paragraph" style:parent-style-name="Standard">
      <style:paragraph-properties fo:text-align="start" style:justify-single-word="false"/>
      <style:text-properties officeooo:rsid="00068b9f" officeooo:paragraph-rsid="00068b9f"/>
    </style:style>
    <style:style style:name="P91" style:family="paragraph" style:parent-style-name="Standard">
      <style:paragraph-properties fo:text-align="start" style:justify-single-word="false"/>
      <style:text-properties fo:font-style="italic" officeooo:rsid="00080b00" officeooo:paragraph-rsid="00080b00" style:font-style-asian="italic" style:font-style-complex="italic"/>
    </style:style>
    <style:style style:name="P92" style:family="paragraph" style:parent-style-name="Standard">
      <style:paragraph-properties fo:text-align="start" style:justify-single-word="false"/>
      <style:text-properties fo:font-style="italic" officeooo:rsid="0009859b" officeooo:paragraph-rsid="0009859b" style:font-style-asian="italic" style:font-style-complex="italic"/>
    </style:style>
    <style:style style:name="P93" style:family="paragraph" style:parent-style-name="Standard">
      <style:paragraph-properties fo:text-align="start" style:justify-single-word="false"/>
      <style:text-properties fo:font-style="italic" officeooo:rsid="000a41ab" officeooo:paragraph-rsid="000a41ab" style:font-style-asian="italic" style:font-style-complex="italic"/>
    </style:style>
    <style:style style:name="P94" style:family="paragraph" style:parent-style-name="Standard">
      <style:paragraph-properties fo:text-align="start" style:justify-single-word="false"/>
      <style:text-properties fo:font-style="italic" style:text-underline-style="solid" style:text-underline-width="auto" style:text-underline-color="font-color" officeooo:rsid="000a41ab" officeooo:paragraph-rsid="000a41ab" style:font-style-asian="italic" style:font-style-complex="italic"/>
    </style:style>
    <style:style style:name="P95" style:family="paragraph" style:parent-style-name="Standard">
      <style:paragraph-properties fo:text-align="start" style:justify-single-word="false"/>
      <style:text-properties fo:font-style="italic" style:text-underline-style="solid" style:text-underline-width="auto" style:text-underline-color="font-color" officeooo:rsid="000b12a7" officeooo:paragraph-rsid="000b12a7" style:font-style-asian="italic" style:font-style-complex="italic"/>
    </style:style>
    <style:style style:name="P96" style:family="paragraph" style:parent-style-name="Standard">
      <style:paragraph-properties fo:text-align="start" style:justify-single-word="false"/>
      <style:text-properties fo:font-style="italic" style:text-underline-style="solid" style:text-underline-width="auto" style:text-underline-color="font-color" officeooo:rsid="000b212f" officeooo:paragraph-rsid="000b212f" style:font-style-asian="italic" style:font-style-complex="italic"/>
    </style:style>
    <style:style style:name="P9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b212f" officeooo:paragraph-rsid="000b212f" style:font-style-asian="italic" style:font-weight-asian="bold" style:font-style-complex="italic" style:font-weight-complex="bold"/>
    </style:style>
    <style:style style:name="P98"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c2b39" officeooo:paragraph-rsid="000c2b39" style:font-style-asian="italic" style:font-weight-asian="normal" style:font-style-complex="italic" style:font-weight-complex="normal"/>
    </style:style>
    <style:style style:name="P99"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e2c97" officeooo:paragraph-rsid="000e2c97"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font-style="normal" style:text-underline-style="none" officeooo:rsid="000c7bb3" officeooo:paragraph-rsid="000c7bb3" style:font-style-asian="normal" style:font-style-complex="normal"/>
    </style:style>
    <style:style style:name="P101" style:family="paragraph" style:parent-style-name="Standard">
      <style:paragraph-properties fo:text-align="start" style:justify-single-word="false"/>
      <style:text-properties fo:font-style="normal" style:text-underline-style="none" officeooo:rsid="000c7bb3" officeooo:paragraph-rsid="000e2c97" style:font-style-asian="normal" style:font-style-complex="normal"/>
    </style:style>
    <style:style style:name="P102" style:family="paragraph" style:parent-style-name="Standard">
      <style:paragraph-properties fo:text-align="start" style:justify-single-word="false"/>
      <style:text-properties fo:font-style="normal" style:text-underline-style="none" officeooo:rsid="000e2c97" officeooo:paragraph-rsid="000e2c97" style:font-style-asian="normal" style:font-style-complex="normal"/>
    </style:style>
    <style:style style:name="P103" style:family="paragraph" style:parent-style-name="Standard">
      <style:paragraph-properties fo:text-align="start" style:justify-single-word="false"/>
      <style:text-properties fo:font-style="normal" style:text-underline-style="none" officeooo:rsid="000f07a4" officeooo:paragraph-rsid="000f07a4" style:font-style-asian="normal" style:font-style-complex="normal"/>
    </style:style>
    <style:style style:name="P104" style:family="paragraph" style:parent-style-name="Standard">
      <style:paragraph-properties fo:text-align="start" style:justify-single-word="false"/>
      <style:text-properties fo:font-style="normal" style:text-underline-style="none" officeooo:rsid="00111c65" officeooo:paragraph-rsid="00111c65" style:font-style-asian="normal" style:font-style-complex="normal"/>
    </style:style>
    <style:style style:name="P105" style:family="paragraph" style:parent-style-name="Standard">
      <style:paragraph-properties fo:text-align="start" style:justify-single-word="false"/>
      <style:text-properties fo:font-style="normal" style:text-underline-style="none" fo:font-weight="normal" officeooo:rsid="000b12a7" officeooo:paragraph-rsid="000b12a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style:text-underline-style="none" fo:font-weight="normal" officeooo:rsid="000b212f" officeooo:paragraph-rsid="000b212f"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style:text-underline-style="none" fo:font-weight="normal" officeooo:rsid="000c2b39" officeooo:paragraph-rsid="000c2b39"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style:text-underline-style="none" fo:font-weight="bold" officeooo:rsid="000e2c97" officeooo:paragraph-rsid="000e2c97"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font-style="normal" fo:font-weight="normal" officeooo:rsid="000a41ab" officeooo:paragraph-rsid="000a41ab"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a41ab" officeooo:paragraph-rsid="000a41ab"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officeooo:rsid="0010f539" officeooo:paragraph-rsid="0010f539"/>
    </style:style>
    <style:style style:name="P112" style:family="paragraph" style:parent-style-name="Standard">
      <style:paragraph-properties fo:text-align="start" style:justify-single-word="false"/>
      <style:text-properties style:text-underline-style="solid" style:text-underline-width="auto" style:text-underline-color="font-color" officeooo:rsid="004279a6" officeooo:paragraph-rsid="004279a6"/>
    </style:style>
    <style:style style:name="P113" style:family="paragraph" style:parent-style-name="Standard">
      <style:paragraph-properties fo:text-align="start" style:justify-single-word="false"/>
      <style:text-properties style:text-underline-style="solid" style:text-underline-width="auto" style:text-underline-color="font-color" officeooo:rsid="00431d11" officeooo:paragraph-rsid="00431d11"/>
    </style:style>
    <style:style style:name="P114" style:family="paragraph" style:parent-style-name="Standard">
      <style:paragraph-properties fo:text-align="start" style:justify-single-word="false"/>
      <style:text-properties style:text-underline-style="solid" style:text-underline-width="auto" style:text-underline-color="font-color" officeooo:rsid="00431d45" officeooo:paragraph-rsid="00431d45"/>
    </style:style>
    <style:style style:name="P115" style:family="paragraph" style:parent-style-name="Standard">
      <style:paragraph-properties fo:text-align="start" style:justify-single-word="false"/>
      <style:text-properties style:text-underline-style="solid" style:text-underline-width="auto" style:text-underline-color="font-color" officeooo:rsid="0045555c" officeooo:paragraph-rsid="0045555c"/>
    </style:style>
    <style:style style:name="P116" style:family="paragraph" style:parent-style-name="Standard">
      <style:paragraph-properties fo:text-align="start" style:justify-single-word="false"/>
      <style:text-properties style:text-underline-style="solid" style:text-underline-width="auto" style:text-underline-color="font-color" officeooo:rsid="0045555c" officeooo:paragraph-rsid="0045dcd4"/>
    </style:style>
    <style:style style:name="P117" style:family="paragraph" style:parent-style-name="Standard">
      <style:paragraph-properties fo:text-align="start" style:justify-single-word="false"/>
      <style:text-properties style:text-underline-style="solid" style:text-underline-width="auto" style:text-underline-color="font-color" officeooo:rsid="0045dcd4" officeooo:paragraph-rsid="0045dcd4"/>
    </style:style>
    <style:style style:name="P118" style:family="paragraph" style:parent-style-name="Standard">
      <style:paragraph-properties fo:text-align="start" style:justify-single-word="false"/>
      <style:text-properties style:text-underline-style="solid" style:text-underline-width="auto" style:text-underline-color="font-color" officeooo:rsid="00498f72" officeooo:paragraph-rsid="00498f72"/>
    </style:style>
    <style:style style:name="P119" style:family="paragraph" style:parent-style-name="Standard">
      <style:paragraph-properties fo:text-align="start" style:justify-single-word="false"/>
      <style:text-properties style:text-underline-style="solid" style:text-underline-width="auto" style:text-underline-color="font-color" officeooo:rsid="004d4379" officeooo:paragraph-rsid="004d4379"/>
    </style:style>
    <style:style style:name="P120" style:family="paragraph" style:parent-style-name="Standard">
      <style:paragraph-properties fo:text-align="start" style:justify-single-word="false"/>
      <style:text-properties style:text-underline-style="solid" style:text-underline-width="auto" style:text-underline-color="font-color" officeooo:rsid="00504201" officeooo:paragraph-rsid="00504201"/>
    </style:style>
    <style:style style:name="P121" style:family="paragraph" style:parent-style-name="Standard">
      <style:paragraph-properties fo:text-align="start" style:justify-single-word="false"/>
      <style:text-properties style:text-underline-style="solid" style:text-underline-width="auto" style:text-underline-color="font-color" officeooo:rsid="00539e68" officeooo:paragraph-rsid="00539e68"/>
    </style:style>
    <style:style style:name="P122" style:family="paragraph" style:parent-style-name="Standard">
      <style:paragraph-properties fo:text-align="start" style:justify-single-word="false"/>
      <style:text-properties style:text-underline-style="solid" style:text-underline-width="auto" style:text-underline-color="font-color" officeooo:rsid="00568860" officeooo:paragraph-rsid="00568860"/>
    </style:style>
    <style:style style:name="P123" style:family="paragraph" style:parent-style-name="Standard">
      <style:paragraph-properties fo:text-align="start" style:justify-single-word="false"/>
      <style:text-properties style:text-underline-style="solid" style:text-underline-width="auto" style:text-underline-color="font-color" officeooo:rsid="00624c89" officeooo:paragraph-rsid="00624c89"/>
    </style:style>
    <style:style style:name="P124" style:family="paragraph" style:parent-style-name="Standard">
      <style:paragraph-properties fo:text-align="start" style:justify-single-word="false"/>
      <style:text-properties style:text-underline-style="solid" style:text-underline-width="auto" style:text-underline-color="font-color" officeooo:rsid="006704e5" officeooo:paragraph-rsid="006704e5"/>
    </style:style>
    <style:style style:name="P125" style:family="paragraph" style:parent-style-name="Standard">
      <style:paragraph-properties fo:text-align="start" style:justify-single-word="false"/>
      <style:text-properties style:text-underline-style="solid" style:text-underline-width="auto" style:text-underline-color="font-color" officeooo:rsid="0069709f" officeooo:paragraph-rsid="0069709f"/>
    </style:style>
    <style:style style:name="P126" style:family="paragraph" style:parent-style-name="Standard">
      <style:paragraph-properties fo:text-align="start" style:justify-single-word="false"/>
      <style:text-properties style:text-underline-style="solid" style:text-underline-width="auto" style:text-underline-color="font-color" officeooo:rsid="006c5eec" officeooo:paragraph-rsid="006c5eec"/>
    </style:style>
    <style:style style:name="P127" style:family="paragraph" style:parent-style-name="Standard">
      <style:paragraph-properties fo:text-align="start" style:justify-single-word="false"/>
      <style:text-properties style:text-underline-style="solid" style:text-underline-width="auto" style:text-underline-color="font-color" officeooo:rsid="006d429e" officeooo:paragraph-rsid="006d429e"/>
    </style:style>
    <style:style style:name="P128" style:family="paragraph" style:parent-style-name="Standard">
      <style:paragraph-properties fo:text-align="start" style:justify-single-word="false"/>
      <style:text-properties style:text-underline-style="none" officeooo:rsid="004065f3" officeooo:paragraph-rsid="004065f3"/>
    </style:style>
    <style:style style:name="P129" style:family="paragraph" style:parent-style-name="Standard">
      <style:paragraph-properties fo:text-align="start" style:justify-single-word="false"/>
      <style:text-properties style:text-underline-style="none" officeooo:rsid="00431d11" officeooo:paragraph-rsid="00431d11"/>
    </style:style>
    <style:style style:name="P130" style:family="paragraph" style:parent-style-name="Standard">
      <style:paragraph-properties fo:text-align="start" style:justify-single-word="false"/>
      <style:text-properties style:text-underline-style="none" officeooo:rsid="004f8034" officeooo:paragraph-rsid="004f8034"/>
    </style:style>
    <style:style style:name="P131" style:family="paragraph" style:parent-style-name="Standard">
      <style:paragraph-properties fo:text-align="start" style:justify-single-word="false"/>
      <style:text-properties style:text-underline-style="none" officeooo:rsid="00504201" officeooo:paragraph-rsid="00504201"/>
    </style:style>
    <style:style style:name="P132" style:family="paragraph" style:parent-style-name="Standard">
      <style:paragraph-properties fo:text-align="start" style:justify-single-word="false"/>
      <style:text-properties style:text-underline-style="none" officeooo:rsid="00507b58" officeooo:paragraph-rsid="00507b58"/>
    </style:style>
    <style:style style:name="P133" style:family="paragraph" style:parent-style-name="Standard">
      <style:paragraph-properties fo:text-align="start" style:justify-single-word="false"/>
      <style:text-properties style:text-underline-style="none" officeooo:rsid="005531ba" officeooo:paragraph-rsid="005531ba"/>
    </style:style>
    <style:style style:name="P134" style:family="paragraph" style:parent-style-name="Standard">
      <style:paragraph-properties fo:text-align="start" style:justify-single-word="false"/>
      <style:text-properties style:text-underline-style="none" officeooo:rsid="005531ba" officeooo:paragraph-rsid="00539e68"/>
    </style:style>
    <style:style style:name="P135" style:family="paragraph" style:parent-style-name="Standard">
      <style:paragraph-properties fo:text-align="start" style:justify-single-word="false"/>
      <style:text-properties style:text-underline-style="none" officeooo:rsid="00568860" officeooo:paragraph-rsid="00568860"/>
    </style:style>
    <style:style style:name="P136" style:family="paragraph" style:parent-style-name="Standard">
      <style:paragraph-properties fo:text-align="start" style:justify-single-word="false"/>
      <style:text-properties style:text-underline-style="none" officeooo:rsid="00568860" officeooo:paragraph-rsid="00c761d1"/>
    </style:style>
    <style:style style:name="P137" style:family="paragraph" style:parent-style-name="Standard">
      <style:paragraph-properties fo:text-align="start" style:justify-single-word="false"/>
      <style:text-properties style:text-underline-style="none" officeooo:rsid="0069709f" officeooo:paragraph-rsid="0069709f"/>
    </style:style>
    <style:style style:name="P138" style:family="paragraph" style:parent-style-name="Standard">
      <style:paragraph-properties fo:text-align="start" style:justify-single-word="false"/>
      <style:text-properties style:text-underline-style="none" officeooo:rsid="006c5eec" officeooo:paragraph-rsid="006c5eec"/>
    </style:style>
    <style:style style:name="P139" style:family="paragraph" style:parent-style-name="Standard">
      <style:paragraph-properties fo:text-align="start" style:justify-single-word="false"/>
      <style:text-properties style:text-underline-style="none" officeooo:rsid="006c5eec" officeooo:paragraph-rsid="0069709f"/>
    </style:style>
    <style:style style:name="P140" style:family="paragraph" style:parent-style-name="Standard">
      <style:paragraph-properties fo:text-align="start" style:justify-single-word="false"/>
      <style:text-properties style:text-underline-style="none" officeooo:rsid="004279a6" officeooo:paragraph-rsid="004279a6"/>
    </style:style>
    <style:style style:name="P141" style:family="paragraph" style:parent-style-name="Standard">
      <style:paragraph-properties fo:text-align="start" style:justify-single-word="false"/>
      <style:text-properties style:text-underline-style="none" officeooo:rsid="00431d45" officeooo:paragraph-rsid="00431d45"/>
    </style:style>
    <style:style style:name="P142" style:family="paragraph" style:parent-style-name="Standard">
      <style:paragraph-properties fo:text-align="start" style:justify-single-word="false"/>
      <style:text-properties style:text-underline-style="none" officeooo:rsid="00431e7c" officeooo:paragraph-rsid="00431e7c"/>
    </style:style>
    <style:style style:name="P143" style:family="paragraph" style:parent-style-name="Standard">
      <style:paragraph-properties fo:text-align="start" style:justify-single-word="false"/>
      <style:text-properties style:text-underline-style="none" officeooo:rsid="0045555c" officeooo:paragraph-rsid="0045555c"/>
    </style:style>
    <style:style style:name="P144" style:family="paragraph" style:parent-style-name="Standard">
      <style:paragraph-properties fo:text-align="start" style:justify-single-word="false"/>
      <style:text-properties style:text-underline-style="none" officeooo:rsid="00498f72" officeooo:paragraph-rsid="0045555c"/>
    </style:style>
    <style:style style:name="P145" style:family="paragraph" style:parent-style-name="Standard">
      <style:paragraph-properties fo:text-align="start" style:justify-single-word="false"/>
      <style:text-properties style:text-underline-style="none" officeooo:rsid="00498f72" officeooo:paragraph-rsid="00498f72"/>
    </style:style>
    <style:style style:name="P146" style:family="paragraph" style:parent-style-name="Standard">
      <style:paragraph-properties fo:text-align="start" style:justify-single-word="false"/>
      <style:text-properties style:text-underline-style="none" officeooo:rsid="0045dcd4" officeooo:paragraph-rsid="0045dcd4"/>
    </style:style>
    <style:style style:name="P147" style:family="paragraph" style:parent-style-name="Standard">
      <style:paragraph-properties fo:text-align="start" style:justify-single-word="false"/>
      <style:text-properties style:text-underline-style="none" officeooo:rsid="004d4379" officeooo:paragraph-rsid="004d4379"/>
    </style:style>
    <style:style style:name="P148" style:family="paragraph" style:parent-style-name="Standard">
      <style:paragraph-properties fo:text-align="start" style:justify-single-word="false"/>
      <style:text-properties style:text-underline-style="none" officeooo:rsid="00539e68" officeooo:paragraph-rsid="00539e68"/>
    </style:style>
    <style:style style:name="P149" style:family="paragraph" style:parent-style-name="Standard">
      <style:paragraph-properties fo:text-align="start" style:justify-single-word="false"/>
      <style:text-properties style:text-underline-style="none" officeooo:rsid="005693bf" officeooo:paragraph-rsid="005693bf"/>
    </style:style>
    <style:style style:name="P150" style:family="paragraph" style:parent-style-name="Standard">
      <style:paragraph-properties fo:text-align="start" style:justify-single-word="false"/>
      <style:text-properties style:text-underline-style="none" officeooo:rsid="00624c89" officeooo:paragraph-rsid="00624c89"/>
    </style:style>
    <style:style style:name="P151" style:family="paragraph" style:parent-style-name="Standard">
      <style:paragraph-properties fo:text-align="start" style:justify-single-word="false"/>
      <style:text-properties style:text-underline-style="none" officeooo:rsid="005a1258" officeooo:paragraph-rsid="005a1258"/>
    </style:style>
    <style:style style:name="P152" style:family="paragraph" style:parent-style-name="Standard">
      <style:paragraph-properties fo:text-align="start" style:justify-single-word="false"/>
      <style:text-properties style:text-underline-style="none" officeooo:rsid="006704e5" officeooo:paragraph-rsid="006784c1"/>
    </style:style>
    <style:style style:name="P153" style:family="paragraph" style:parent-style-name="Standard">
      <style:paragraph-properties fo:text-align="start" style:justify-single-word="false"/>
      <style:text-properties style:text-underline-style="none" officeooo:rsid="006704e5" officeooo:paragraph-rsid="006704e5"/>
    </style:style>
    <style:style style:name="P154" style:family="paragraph" style:parent-style-name="Standard">
      <style:paragraph-properties fo:text-align="start" style:justify-single-word="false"/>
      <style:text-properties style:text-underline-style="none" officeooo:rsid="006d429e" officeooo:paragraph-rsid="006d429e"/>
    </style:style>
    <style:style style:name="P155" style:family="paragraph" style:parent-style-name="Standard">
      <style:paragraph-properties fo:text-align="start" style:justify-single-word="false"/>
      <style:text-properties style:text-underline-style="none" officeooo:rsid="008e41d1" officeooo:paragraph-rsid="008e41d1"/>
    </style:style>
    <style:style style:name="P156" style:family="paragraph" style:parent-style-name="Standard">
      <style:paragraph-properties fo:text-align="start" style:justify-single-word="false"/>
      <style:text-properties style:text-underline-style="none" officeooo:rsid="00bc76f0" officeooo:paragraph-rsid="00bc76f0"/>
    </style:style>
    <style:style style:name="P157" style:family="paragraph" style:parent-style-name="Standard">
      <style:paragraph-properties fo:text-align="start" style:justify-single-word="false"/>
      <style:text-properties style:text-underline-style="none" officeooo:rsid="00cb9040" officeooo:paragraph-rsid="00cb9040"/>
    </style:style>
    <style:style style:name="P158" style:family="paragraph" style:parent-style-name="Standard">
      <style:paragraph-properties fo:text-align="start" style:justify-single-word="false"/>
      <style:text-properties officeooo:rsid="005693bf" officeooo:paragraph-rsid="005693bf"/>
    </style:style>
    <style:style style:name="P159" style:family="paragraph" style:parent-style-name="Standard">
      <style:paragraph-properties fo:text-align="start" style:justify-single-word="false"/>
      <style:text-properties officeooo:rsid="005a1258" officeooo:paragraph-rsid="005a1258"/>
    </style:style>
    <style:style style:name="P160" style:family="paragraph" style:parent-style-name="Standard">
      <style:paragraph-properties fo:text-align="start" style:justify-single-word="false"/>
      <style:text-properties officeooo:rsid="005afe07" officeooo:paragraph-rsid="005afe07"/>
    </style:style>
    <style:style style:name="P161" style:family="paragraph" style:parent-style-name="Standard">
      <style:paragraph-properties fo:text-align="start" style:justify-single-word="false"/>
      <style:text-properties officeooo:rsid="006d429e" officeooo:paragraph-rsid="006d429e"/>
    </style:style>
    <style:style style:name="P162" style:family="paragraph" style:parent-style-name="Preformatted_20_Text">
      <style:paragraph-properties fo:text-align="start" style:justify-single-word="false"/>
      <style:text-properties fo:font-size="12pt" style:text-underline-style="none" fo:font-weight="normal" officeooo:rsid="00b68bff" officeooo:paragraph-rsid="00b68bff" style:font-size-asian="10.5pt" style:font-weight-asian="normal" style:font-size-complex="12pt" style:font-weight-complex="normal"/>
    </style:style>
    <style:style style:name="P163" style:family="paragraph" style:parent-style-name="Preformatted_20_Text">
      <style:paragraph-properties fo:text-align="start" style:justify-single-word="false"/>
      <style:text-properties fo:font-size="12pt" style:text-underline-style="none" fo:font-weight="normal" officeooo:rsid="00b68bff" officeooo:paragraph-rsid="00b8739f" style:font-size-asian="10.5pt" style:font-weight-asian="normal" style:font-size-complex="12pt" style:font-weight-complex="normal"/>
    </style:style>
    <style:style style:name="P164" style:family="paragraph" style:parent-style-name="Preformatted_20_Text">
      <style:paragraph-properties fo:text-align="start" style:justify-single-word="false"/>
      <style:text-properties fo:font-size="12pt" style:text-underline-style="none" fo:font-weight="normal" officeooo:rsid="00b8739f" officeooo:paragraph-rsid="00b8739f" style:font-size-asian="10.5pt" style:font-weight-asian="normal" style:font-size-complex="12pt" style:font-weight-complex="normal"/>
    </style:style>
    <style:style style:name="P165" style:family="paragraph" style:parent-style-name="Preformatted_20_Text">
      <style:text-properties fo:color="#339900"/>
    </style:style>
    <style:style style:name="P166" style:family="paragraph" style:parent-style-name="Preformatted_20_Text">
      <style:paragraph-properties fo:text-align="start" style:justify-single-word="false"/>
      <style:text-properties fo:color="#339900" fo:font-size="12pt" style:text-underline-style="none" fo:font-weight="normal" officeooo:rsid="00b68bff" officeooo:paragraph-rsid="00b68bff" style:font-size-asian="10.5pt" style:font-weight-asian="normal" style:font-size-complex="12pt" style:font-weight-complex="normal"/>
    </style:style>
    <style:style style:name="P167" style:family="paragraph" style:parent-style-name="Preformatted_20_Text">
      <style:paragraph-properties fo:margin-top="0cm" fo:margin-bottom="0.499cm" style:contextual-spacing="false"/>
    </style:style>
    <style:style style:name="P168" style:family="paragraph" style:parent-style-name="Preformatted_20_Text">
      <style:paragraph-properties fo:margin-top="0cm" fo:margin-bottom="0.499cm" style:contextual-spacing="false"/>
      <style:text-properties fo:color="#ee0000"/>
    </style:style>
    <style:style style:name="P169" style:family="paragraph" style:parent-style-name="Standard">
      <style:paragraph-properties fo:text-align="start" style:justify-single-word="false"/>
      <style:text-properties fo:font-size="12pt" style:text-underline-style="none" fo:font-weight="normal" officeooo:rsid="0095a26b" officeooo:paragraph-rsid="0095a26b"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0a3aca6" officeooo:paragraph-rsid="00a3aca6"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0ecc18b" officeooo:paragraph-rsid="00ecc18b"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06520c8" officeooo:paragraph-rsid="006520c8"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officeooo:rsid="00018b14" officeooo:paragraph-rsid="00018b14" style:font-size-asian="10.5pt" style:font-size-complex="12pt"/>
    </style:style>
    <style:style style:name="P174" style:family="paragraph" style:parent-style-name="Standard">
      <style:paragraph-properties fo:text-align="start" style:justify-single-word="false"/>
      <style:text-properties fo:font-size="12pt" style:text-underline-style="none" officeooo:rsid="00db9331" officeooo:paragraph-rsid="00db9331" style:font-size-asian="10.5pt" style:font-size-complex="12pt"/>
    </style:style>
    <style:style style:name="P175" style:family="paragraph" style:parent-style-name="Standard">
      <style:paragraph-properties fo:text-align="start" style:justify-single-word="false"/>
      <style:text-properties fo:font-size="12pt" style:text-underline-style="none" officeooo:rsid="00e9808f" officeooo:paragraph-rsid="00e9808f" style:font-size-asian="10.5pt" style:font-size-complex="12pt"/>
    </style:style>
    <style:style style:name="P176" style:family="paragraph" style:parent-style-name="Standard">
      <style:paragraph-properties fo:text-align="start" style:justify-single-word="false"/>
      <style:text-properties fo:font-size="12pt" style:text-underline-style="none" officeooo:rsid="00034e2d" officeooo:paragraph-rsid="00034e2d" style:font-size-asian="10.5pt" style:font-size-complex="12pt"/>
    </style:style>
    <style:style style:name="P177" style:family="paragraph" style:parent-style-name="Standard">
      <style:paragraph-properties fo:text-align="start" style:justify-single-word="false"/>
      <style:text-properties fo:font-size="12pt" style:text-underline-style="none" officeooo:rsid="01073f45" officeooo:paragraph-rsid="01073f45" style:font-size-asian="10.5pt" style:font-size-complex="12pt"/>
    </style:style>
    <style:style style:name="P178" style:family="paragraph" style:parent-style-name="Standard">
      <style:paragraph-properties fo:text-align="start" style:justify-single-word="false"/>
      <style:text-properties fo:font-size="12pt" fo:font-style="normal" style:text-underline-style="none" fo:font-weight="normal" officeooo:rsid="0016fd4c" officeooo:paragraph-rsid="0016fd4c"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style:text-underline-style="solid" style:text-underline-width="auto" style:text-underline-color="font-color" officeooo:rsid="00e9808f" officeooo:paragraph-rsid="00e9808f" style:font-size-asian="10.5pt" style:font-size-complex="12pt"/>
    </style:style>
    <style:style style:name="P180" style:family="paragraph" style:parent-style-name="Standard">
      <style:paragraph-properties fo:text-align="start" style:justify-single-word="false"/>
      <style:text-properties fo:font-size="12pt" style:text-underline-style="solid" style:text-underline-width="auto" style:text-underline-color="font-color" officeooo:rsid="00018b14" officeooo:paragraph-rsid="00018b14" style:font-size-asian="10.5pt" style:font-size-complex="12pt"/>
    </style:style>
    <style:style style:name="P181" style:family="paragraph" style:parent-style-name="Standard">
      <style:paragraph-properties fo:text-align="start" style:justify-single-word="false"/>
      <style:text-properties fo:font-size="12pt" style:text-underline-style="solid" style:text-underline-width="auto" style:text-underline-color="font-color" officeooo:rsid="01073f45" officeooo:paragraph-rsid="01073f45" style:font-size-asian="10.5pt" style:font-size-complex="12pt"/>
    </style:style>
    <style:style style:name="P182" style:family="paragraph" style:parent-style-name="Standard">
      <style:paragraph-properties fo:text-align="start" style:justify-single-word="false"/>
      <style:text-properties fo:font-size="12pt" fo:font-weight="bold" officeooo:rsid="0067eaf9" officeooo:paragraph-rsid="0067eaf9"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normal" officeooo:rsid="01024f39" officeooo:paragraph-rsid="01024f39"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67eaf9" officeooo:paragraph-rsid="0067eaf9"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67eaf9" officeooo:paragraph-rsid="0067eaf9"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text-underline-style="none" officeooo:rsid="00cb9040" officeooo:paragraph-rsid="00cb9040"/>
    </style:style>
    <style:style style:name="P187" style:family="paragraph" style:parent-style-name="Standard">
      <style:paragraph-properties fo:text-align="start" style:justify-single-word="false"/>
      <style:text-properties style:text-underline-style="none" officeooo:rsid="00db9331" officeooo:paragraph-rsid="00db9331"/>
    </style:style>
    <style:style style:name="P188" style:family="paragraph" style:parent-style-name="Standard">
      <style:paragraph-properties fo:text-align="start" style:justify-single-word="false"/>
      <style:text-properties style:text-underline-style="none" officeooo:rsid="00624c89" officeooo:paragraph-rsid="00db9331"/>
    </style:style>
    <style:style style:name="P189" style:family="paragraph" style:parent-style-name="Standard">
      <style:paragraph-properties fo:text-align="start" style:justify-single-word="false"/>
      <style:text-properties style:text-underline-style="none" officeooo:rsid="006c5eec" officeooo:paragraph-rsid="006c5eec"/>
    </style:style>
    <style:style style:name="P190" style:family="paragraph" style:parent-style-name="Standard">
      <style:paragraph-properties fo:text-align="start" style:justify-single-word="false"/>
      <style:text-properties style:text-underline-style="none" officeooo:rsid="00f7a670" officeooo:paragraph-rsid="00f7a670"/>
    </style:style>
    <style:style style:name="P191" style:family="paragraph" style:parent-style-name="Standard">
      <style:paragraph-properties fo:text-align="start" style:justify-single-word="false"/>
      <style:text-properties style:text-underline-style="none" officeooo:rsid="00fad6f9" officeooo:paragraph-rsid="00fb5f20"/>
    </style:style>
    <style:style style:name="P192" style:family="paragraph" style:parent-style-name="Standard">
      <style:paragraph-properties fo:text-align="start" style:justify-single-word="false"/>
      <style:text-properties style:text-underline-style="none" officeooo:rsid="00fbd657" officeooo:paragraph-rsid="00fbd657"/>
    </style:style>
    <style:style style:name="P193" style:family="paragraph" style:parent-style-name="Standard">
      <style:paragraph-properties fo:text-align="start" style:justify-single-word="false"/>
      <style:text-properties fo:font-size="20pt" style:text-underline-style="solid" style:text-underline-width="auto" style:text-underline-color="font-color" officeooo:rsid="0045555c" officeooo:paragraph-rsid="0045555c" style:font-size-asian="17.5pt" style:font-size-complex="20pt"/>
    </style:style>
    <style:style style:name="P194" style:family="paragraph" style:parent-style-name="Standard">
      <style:paragraph-properties fo:text-align="start" style:justify-single-word="false"/>
      <style:text-properties officeooo:rsid="00112407" officeooo:paragraph-rsid="00112407"/>
    </style:style>
    <style:style style:name="P195" style:family="paragraph" style:parent-style-name="Standard">
      <style:paragraph-properties fo:text-align="start" style:justify-single-word="false"/>
      <style:text-properties style:text-underline-style="solid" style:text-underline-width="auto" style:text-underline-color="font-color" officeooo:rsid="00e11db5" officeooo:paragraph-rsid="00e11db5"/>
    </style:style>
    <style:style style:name="P196" style:family="paragraph" style:parent-style-name="Standard">
      <style:paragraph-properties fo:text-align="start" style:justify-single-word="false"/>
      <style:text-properties style:text-underline-style="solid" style:text-underline-width="auto" style:text-underline-color="font-color" officeooo:rsid="00e29bff" officeooo:paragraph-rsid="00e29bff"/>
    </style:style>
    <style:style style:name="P197" style:family="paragraph" style:parent-style-name="Standard">
      <style:paragraph-properties fo:text-align="start" style:justify-single-word="false"/>
      <style:text-properties style:text-underline-style="solid" style:text-underline-width="auto" style:text-underline-color="font-color" officeooo:rsid="00e40ae3" officeooo:paragraph-rsid="00e40ae3"/>
    </style:style>
    <style:style style:name="P198" style:family="paragraph" style:parent-style-name="Standard">
      <style:paragraph-properties fo:text-align="start" style:justify-single-word="false"/>
      <style:text-properties style:text-underline-style="solid" style:text-underline-width="auto" style:text-underline-color="font-color" officeooo:rsid="00e5262c" officeooo:paragraph-rsid="00e5262c"/>
    </style:style>
    <style:style style:name="P199" style:family="paragraph" style:parent-style-name="Standard">
      <style:paragraph-properties fo:text-align="center" style:justify-single-word="false"/>
      <style:text-properties fo:font-size="40pt" style:text-underline-style="solid" style:text-underline-width="auto" style:text-underline-color="font-color" officeooo:rsid="0045555c" officeooo:paragraph-rsid="0045555c" style:font-size-asian="35pt" style:font-size-complex="40pt"/>
    </style:style>
    <style:style style:name="P200" style:family="paragraph" style:parent-style-name="Standard">
      <style:paragraph-properties fo:text-align="start" style:justify-single-word="false"/>
      <style:text-properties fo:font-size="40pt" style:text-underline-style="none" officeooo:rsid="005262ec" officeooo:paragraph-rsid="005262ec" style:font-size-asian="35pt" style:font-size-complex="40pt"/>
    </style:style>
    <style:style style:name="P201" style:family="paragraph" style:parent-style-name="Standard">
      <style:paragraph-properties fo:text-align="start" style:justify-single-word="false"/>
      <style:text-properties fo:font-size="40pt" officeooo:rsid="005ba5ba" officeooo:paragraph-rsid="005ba5ba" style:font-size-asian="35pt" style:font-size-complex="40pt"/>
    </style:style>
    <style:style style:name="P202" style:family="paragraph" style:parent-style-name="Standard">
      <style:paragraph-properties fo:text-align="start" style:justify-single-word="false"/>
      <style:text-properties fo:font-size="40pt" officeooo:rsid="00e9808f" officeooo:paragraph-rsid="00e9808f" style:font-size-asian="35pt" style:font-size-complex="40pt"/>
    </style:style>
    <style:style style:name="P203" style:family="paragraph" style:parent-style-name="Standard">
      <style:paragraph-properties fo:text-align="start" style:justify-single-word="false"/>
      <style:text-properties fo:font-size="40pt" fo:font-weight="bold" officeooo:rsid="0067eaf9" officeooo:paragraph-rsid="0067eaf9" style:font-size-asian="35pt" style:font-weight-asian="bold" style:font-size-complex="40pt" style:font-weight-complex="bold"/>
    </style:style>
    <style:style style:name="P204" style:family="paragraph" style:parent-style-name="Standard">
      <style:paragraph-properties fo:text-align="start" style:justify-single-word="false"/>
      <style:text-properties fo:font-size="40pt" fo:font-weight="bold" officeooo:rsid="00feff5b" officeooo:paragraph-rsid="00feff5b" style:font-size-asian="35pt" style:font-weight-asian="bold" style:font-size-complex="40pt" style:font-weight-complex="bold"/>
    </style:style>
    <style:style style:name="P205" style:family="paragraph" style:parent-style-name="Standard">
      <style:paragraph-properties fo:text-align="start" style:justify-single-word="false"/>
      <style:text-properties fo:font-style="italic" style:text-underline-style="solid" style:text-underline-width="auto" style:text-underline-color="font-color" officeooo:rsid="00e11db5" officeooo:paragraph-rsid="00e11db5" style:font-style-asian="italic" style:font-style-complex="italic"/>
    </style:style>
    <style:style style:name="P206" style:family="paragraph" style:parent-style-name="Standard">
      <style:text-properties fo:font-weight="bold" style:font-weight-asian="bold" style:font-weight-complex="bold"/>
    </style:style>
    <style:style style:name="P207" style:family="paragraph" style:parent-style-name="Preformatted_20_Text">
      <style:paragraph-properties fo:text-align="start" style:justify-single-word="false"/>
      <style:text-properties fo:font-size="12pt" style:text-underline-style="none" officeooo:rsid="00e9808f" officeooo:paragraph-rsid="00e9808f" style:font-size-asian="10.5pt" style:font-size-complex="12pt"/>
    </style:style>
    <style:style style:name="P208" style:family="paragraph" style:parent-style-name="Preformatted_20_Text">
      <style:paragraph-properties fo:text-align="start" style:justify-single-word="false"/>
      <style:text-properties fo:font-size="12pt" fo:font-weight="normal" officeooo:rsid="0067eaf9" officeooo:paragraph-rsid="0067eaf9" style:font-size-asian="12pt" style:font-weight-asian="normal" style:font-size-complex="12pt" style:font-weight-complex="normal"/>
    </style:style>
    <style:style style:name="P209" style:family="paragraph" style:parent-style-name="Preformatted_20_Text">
      <style:paragraph-properties fo:text-align="start" style:justify-single-word="false"/>
      <style:text-properties fo:font-size="12pt" fo:font-weight="normal" officeooo:rsid="0067eaf9" officeooo:paragraph-rsid="0067eaf9" style:font-size-asian="10.5pt" style:font-weight-asian="normal" style:font-size-complex="12pt" style:font-weight-complex="normal"/>
    </style:style>
    <style:style style:name="P210" style:family="paragraph" style:parent-style-name="Preformatted_20_Text">
      <style:paragraph-properties fo:text-align="start" style:justify-single-word="false"/>
      <style:text-properties fo:font-size="12pt" fo:font-weight="bold" officeooo:rsid="0067eaf9" officeooo:paragraph-rsid="0067eaf9" style:font-size-asian="12pt" style:font-weight-asian="bold" style:font-size-complex="12pt" style:font-weight-complex="bold"/>
    </style:style>
    <style:style style:name="P211" style:family="paragraph" style:parent-style-name="Preformatted_20_Text">
      <style:paragraph-properties fo:text-align="start" style:justify-single-word="false"/>
      <style:text-properties fo:font-size="12pt" fo:font-weight="bold" officeooo:rsid="0067eaf9" officeooo:paragraph-rsid="0067eaf9" style:font-size-asian="10.5pt" style:font-weight-asian="bold" style:font-size-complex="12pt" style:font-weight-complex="bold"/>
    </style:style>
    <style:style style:name="P212" style:family="paragraph" style:parent-style-name="Preformatted_20_Text">
      <style:text-properties fo:color="#ee0000"/>
    </style:style>
    <style:style style:name="P213" style:family="paragraph" style:parent-style-name="Preformatted_20_Text">
      <style:paragraph-properties fo:margin-top="0cm" fo:margin-bottom="0.499cm" style:contextual-spacing="false"/>
    </style:style>
    <style:style style:name="P214" style:family="paragraph" style:parent-style-name="Preformatted_20_Text">
      <style:paragraph-properties fo:margin-top="0cm" fo:margin-bottom="0.499cm" style:contextual-spacing="false"/>
      <style:text-properties style:text-underline-style="solid" style:text-underline-width="auto" style:text-underline-color="font-color" officeooo:rsid="00ea9122" officeooo:paragraph-rsid="00ea9122"/>
    </style:style>
    <style:style style:name="P215" style:family="paragraph" style:parent-style-name="Preformatted_20_Text">
      <style:paragraph-properties fo:margin-top="0cm" fo:margin-bottom="0.499cm" style:contextual-spacing="false"/>
      <style:text-properties fo:color="#ee0000"/>
    </style:style>
    <style:style style:name="P216" style:family="paragraph" style:parent-style-name="Preformatted_20_Text">
      <style:paragraph-properties fo:margin-top="0cm" fo:margin-bottom="0.499cm" style:contextual-spacing="false"/>
      <style:text-properties officeooo:rsid="00ea9122" officeooo:paragraph-rsid="00ea9122"/>
    </style:style>
    <style:style style:name="P217" style:family="paragraph" style:parent-style-name="Preformatted_20_Text">
      <style:paragraph-properties fo:margin-top="0cm" fo:margin-bottom="0.499cm" style:contextual-spacing="false"/>
      <style:text-properties style:text-underline-style="none" officeooo:rsid="00ea9122" officeooo:paragraph-rsid="00ea9122"/>
    </style:style>
    <style:style style:name="P218" style:family="paragraph" style:parent-style-name="Preformatted_20_Text">
      <style:paragraph-properties fo:margin-top="0cm" fo:margin-bottom="0.499cm" style:contextual-spacing="false"/>
      <style:text-properties officeooo:paragraph-rsid="00ea9122"/>
    </style:style>
    <style:style style:name="T1" style:family="text">
      <style:text-properties style:text-underline-style="none"/>
    </style:style>
    <style:style style:name="T2" style:family="text">
      <style:text-properties style:text-underline-style="none" officeooo:rsid="00034e2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79f76" style:font-weight-asian="normal" style:font-weight-complex="normal"/>
    </style:style>
    <style:style style:name="T5" style:family="text">
      <style:text-properties style:text-underline-style="none" fo:font-weight="normal" officeooo:rsid="0095a26b" style:font-weight-asian="normal" style:font-weight-complex="normal"/>
    </style:style>
    <style:style style:name="T6" style:family="text">
      <style:text-properties style:text-underline-style="none" officeooo:rsid="00209bd6"/>
    </style:style>
    <style:style style:name="T7" style:family="text">
      <style:text-properties style:text-underline-style="none" officeooo:rsid="00397bee"/>
    </style:style>
    <style:style style:name="T8" style:family="text">
      <style:text-properties style:text-underline-style="none" officeooo:rsid="00431e7c"/>
    </style:style>
    <style:style style:name="T9" style:family="text">
      <style:text-properties style:text-underline-style="none" officeooo:rsid="0045dcd4"/>
    </style:style>
    <style:style style:name="T10" style:family="text">
      <style:text-properties style:text-underline-style="none" officeooo:rsid="0047cd2c"/>
    </style:style>
    <style:style style:name="T11" style:family="text">
      <style:text-properties style:text-underline-style="none" officeooo:rsid="0048a973"/>
    </style:style>
    <style:style style:name="T12" style:family="text">
      <style:text-properties style:text-underline-style="none" officeooo:rsid="00498f72"/>
    </style:style>
    <style:style style:name="T13" style:family="text">
      <style:text-properties style:text-underline-style="none" officeooo:rsid="004b8bed"/>
    </style:style>
    <style:style style:name="T14" style:family="text">
      <style:text-properties style:text-underline-style="none" officeooo:rsid="004d9ade"/>
    </style:style>
    <style:style style:name="T15" style:family="text">
      <style:text-properties style:text-underline-style="none" officeooo:rsid="005531ba"/>
    </style:style>
    <style:style style:name="T16" style:family="text">
      <style:text-properties style:text-underline-style="none" officeooo:rsid="00568860"/>
    </style:style>
    <style:style style:name="T17" style:family="text">
      <style:text-properties style:text-underline-style="none" officeooo:rsid="005ad800"/>
    </style:style>
    <style:style style:name="T18" style:family="text">
      <style:text-properties style:text-underline-style="none" officeooo:rsid="005cdb79"/>
    </style:style>
    <style:style style:name="T19" style:family="text">
      <style:text-properties style:text-underline-style="none" officeooo:rsid="00605022"/>
    </style:style>
    <style:style style:name="T20" style:family="text">
      <style:text-properties style:text-underline-style="none" officeooo:rsid="00612255"/>
    </style:style>
    <style:style style:name="T21" style:family="text">
      <style:text-properties style:text-underline-style="none" officeooo:rsid="00624c89"/>
    </style:style>
    <style:style style:name="T22" style:family="text">
      <style:text-properties style:text-underline-style="none" officeooo:rsid="006520c8"/>
    </style:style>
    <style:style style:name="T23" style:family="text">
      <style:text-properties style:text-underline-style="none" officeooo:rsid="006784c1"/>
    </style:style>
    <style:style style:name="T24" style:family="text">
      <style:text-properties style:text-underline-style="none" officeooo:rsid="008d2903"/>
    </style:style>
    <style:style style:name="T25" style:family="text">
      <style:text-properties style:text-underline-style="none" officeooo:rsid="00bf3ea6"/>
    </style:style>
    <style:style style:name="T26" style:family="text">
      <style:text-properties style:text-underline-style="none" officeooo:rsid="00d429b1"/>
    </style:style>
    <style:style style:name="T27" style:family="text">
      <style:text-properties style:text-underline-style="none" officeooo:rsid="00d69eff"/>
    </style:style>
    <style:style style:name="T28" style:family="text">
      <style:text-properties style:text-underline-style="none" officeooo:rsid="00db9331"/>
    </style:style>
    <style:style style:name="T29" style:family="text">
      <style:text-properties style:text-underline-style="none" officeooo:rsid="00e40ae3"/>
    </style:style>
    <style:style style:name="T30" style:family="text">
      <style:text-properties style:text-underline-style="none" officeooo:rsid="00ea9122"/>
    </style:style>
    <style:style style:name="T31" style:family="text">
      <style:text-properties style:text-underline-style="none" officeooo:rsid="010b0242"/>
    </style:style>
    <style:style style:name="T32" style:family="text">
      <style:text-properties style:text-underline-style="none" officeooo:rsid="010c9092"/>
    </style:style>
    <style:style style:name="T33" style:family="text">
      <style:text-properties fo:font-weight="normal" style:font-weight-asian="normal" style:font-weight-complex="normal"/>
    </style:style>
    <style:style style:name="T34" style:family="text">
      <style:text-properties fo:font-weight="normal" officeooo:rsid="000b12a7" style:font-weight-asian="normal" style:font-weight-complex="normal"/>
    </style:style>
    <style:style style:name="T35" style:family="text">
      <style:text-properties fo:font-size="12pt" style:text-underline-style="none" fo:font-weight="normal" style:font-size-asian="10.5pt" style:font-weight-asian="normal" style:font-size-complex="12pt" style:font-weight-complex="normal"/>
    </style:style>
    <style:style style:name="T36" style:family="text">
      <style:text-properties fo:font-size="12pt" style:text-underline-style="none" fo:font-weight="normal" officeooo:rsid="00068b9f" style:font-size-asian="10.5pt" style:font-weight-asian="normal" style:font-size-complex="12pt" style:font-weight-complex="normal"/>
    </style:style>
    <style:style style:name="T37" style:family="text">
      <style:text-properties fo:font-size="12pt" style:text-underline-style="none" fo:font-weight="normal" officeooo:rsid="0009402a" style:font-size-asian="10.5pt" style:font-weight-asian="normal" style:font-size-complex="12pt" style:font-weight-complex="normal"/>
    </style:style>
    <style:style style:name="T38" style:family="text">
      <style:text-properties fo:font-size="12pt" style:text-underline-style="none" fo:font-weight="normal" officeooo:rsid="000a41ab" style:font-size-asian="10.5pt" style:font-weight-asian="normal" style:font-size-complex="12pt" style:font-weight-complex="normal"/>
    </style:style>
    <style:style style:name="T39" style:family="text">
      <style:text-properties fo:font-size="12pt" style:text-underline-style="none" fo:font-weight="normal" officeooo:rsid="000b12a7" style:font-size-asian="10.5pt" style:font-weight-asian="normal" style:font-size-complex="12pt" style:font-weight-complex="normal"/>
    </style:style>
    <style:style style:name="T40" style:family="text">
      <style:text-properties fo:font-size="12pt" style:text-underline-style="none" fo:font-weight="bold" officeooo:rsid="00068b9f" style:font-size-asian="10.5pt" style:font-weight-asian="bold" style:font-size-complex="12pt" style:font-weight-complex="bold"/>
    </style:style>
    <style:style style:name="T41" style:family="text">
      <style:text-properties fo:font-size="12pt" fo:font-style="italic" style:text-underline-style="none" fo:font-weight="normal" officeooo:rsid="000a41ab" style:font-size-asian="10.5pt" style:font-style-asian="italic" style:font-weight-asian="normal" style:font-size-complex="12pt" style:font-style-complex="italic" style:font-weight-complex="normal"/>
    </style:style>
    <style:style style:name="T42" style:family="text">
      <style:text-properties fo:font-weight="bold" style:font-weight-asian="bold" style:font-weight-complex="bold"/>
    </style:style>
    <style:style style:name="T43" style:family="text">
      <style:text-properties fo:font-weight="bold" officeooo:rsid="0095a26b"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1b1a5d" style:font-style-asian="normal" style:font-style-complex="normal"/>
    </style:style>
    <style:style style:name="T46" style:family="text">
      <style:text-properties fo:font-style="normal" officeooo:rsid="001d26f4" style:font-style-asian="normal" style:font-style-complex="normal"/>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font-style="normal" style:text-underline-style="none" fo:font-weight="normal" officeooo:rsid="000b12a7" style:font-style-asian="normal" style:font-weight-asian="normal" style:font-style-complex="normal" style:font-weight-complex="normal"/>
    </style:style>
    <style:style style:name="T49" style:family="text">
      <style:text-properties fo:font-style="normal" style:text-underline-style="none" fo:font-weight="normal" officeooo:rsid="000b212f" style:font-style-asian="normal" style:font-weight-asian="normal" style:font-style-complex="normal"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0c2b39" style:font-style-asian="normal" style:font-style-complex="normal"/>
    </style:style>
    <style:style style:name="T52" style:family="text">
      <style:text-properties fo:font-style="normal" style:text-underline-style="none" officeooo:rsid="00111c65" style:font-style-asian="normal" style:font-style-complex="normal"/>
    </style:style>
    <style:style style:name="T53" style:family="text">
      <style:text-properties fo:font-style="normal" style:text-underline-style="none" officeooo:rsid="00112407" style:font-style-asian="normal" style:font-style-complex="normal"/>
    </style:style>
    <style:style style:name="T54" style:family="text">
      <style:text-properties fo:font-style="normal" style:text-underline-style="none" officeooo:rsid="0011ec5f" style:font-style-asian="normal" style:font-style-complex="normal"/>
    </style:style>
    <style:style style:name="T55" style:family="text">
      <style:text-properties fo:font-style="normal" style:text-underline-style="none" officeooo:rsid="0016fd4c" style:font-style-asian="normal" style:font-style-complex="normal"/>
    </style:style>
    <style:style style:name="T56" style:family="text">
      <style:text-properties officeooo:rsid="000e2c97"/>
    </style:style>
    <style:style style:name="T57" style:family="text">
      <style:text-properties officeooo:rsid="0011ec5f"/>
    </style:style>
    <style:style style:name="T58" style:family="text">
      <style:text-properties officeooo:rsid="001477fa"/>
    </style:style>
    <style:style style:name="T59" style:family="text">
      <style:text-properties style:text-position="super 58%"/>
    </style:style>
    <style:style style:name="T60" style:family="text">
      <style:text-properties style:text-position="super 58%" style:text-underline-style="none" officeooo:rsid="00568860"/>
    </style:style>
    <style:style style:name="T61" style:family="text">
      <style:text-properties officeooo:rsid="00152be6"/>
    </style:style>
    <style:style style:name="T62" style:family="text">
      <style:text-properties officeooo:rsid="001ee97d"/>
    </style:style>
    <style:style style:name="T63" style:family="text">
      <style:text-properties officeooo:rsid="002c0fb5"/>
    </style:style>
    <style:style style:name="T64" style:family="text">
      <style:text-properties officeooo:rsid="002e0dd5"/>
    </style:style>
    <style:style style:name="T65" style:family="text">
      <style:text-properties officeooo:rsid="003ee83c"/>
    </style:style>
    <style:style style:name="T66" style:family="text">
      <style:text-properties officeooo:rsid="003f32c3"/>
    </style:style>
    <style:style style:name="T67" style:family="text">
      <style:text-properties officeooo:rsid="004065f3"/>
    </style:style>
    <style:style style:name="T68" style:family="text">
      <style:text-properties officeooo:rsid="004279a6"/>
    </style:style>
    <style:style style:name="T69" style:family="text">
      <style:text-properties officeooo:rsid="00431d11"/>
    </style:style>
    <style:style style:name="T70" style:family="text">
      <style:text-properties officeooo:rsid="00504201"/>
    </style:style>
    <style:style style:name="T71" style:family="text">
      <style:text-properties officeooo:rsid="00539e68"/>
    </style:style>
    <style:style style:name="T72" style:family="text">
      <style:text-properties officeooo:rsid="00582341"/>
    </style:style>
    <style:style style:name="T73" style:family="text">
      <style:text-properties officeooo:rsid="00631b81"/>
    </style:style>
    <style:style style:name="T74" style:family="text">
      <style:text-properties officeooo:rsid="006bc58d"/>
    </style:style>
    <style:style style:name="T75" style:family="text">
      <style:text-properties officeooo:rsid="006c175d"/>
    </style:style>
    <style:style style:name="T76" style:family="text">
      <style:text-properties officeooo:rsid="006e8095"/>
    </style:style>
    <style:style style:name="T77" style:family="text">
      <style:text-properties officeooo:rsid="0072e4fe"/>
    </style:style>
    <style:style style:name="T78" style:family="text">
      <style:text-properties officeooo:rsid="007419d4"/>
    </style:style>
    <style:style style:name="T79" style:family="text">
      <style:text-properties officeooo:rsid="007716b7"/>
    </style:style>
    <style:style style:name="T80" style:family="text">
      <style:text-properties officeooo:rsid="00784fab"/>
    </style:style>
    <style:style style:name="T81" style:family="text">
      <style:text-properties officeooo:rsid="007bec19"/>
    </style:style>
    <style:style style:name="T82" style:family="text">
      <style:text-properties officeooo:rsid="007ebb5c"/>
    </style:style>
    <style:style style:name="T83" style:family="text">
      <style:text-properties officeooo:rsid="007f657c"/>
    </style:style>
    <style:style style:name="T84" style:family="text">
      <style:text-properties officeooo:rsid="0080934d"/>
    </style:style>
    <style:style style:name="T85" style:family="text">
      <style:text-properties officeooo:rsid="00820632"/>
    </style:style>
    <style:style style:name="T86" style:family="text">
      <style:text-properties officeooo:rsid="0082e63d"/>
    </style:style>
    <style:style style:name="T87" style:family="text">
      <style:text-properties officeooo:rsid="0087eb51"/>
    </style:style>
    <style:style style:name="T88" style:family="text">
      <style:text-properties officeooo:rsid="00895e50"/>
    </style:style>
    <style:style style:name="T89" style:family="text">
      <style:text-properties officeooo:rsid="008963df"/>
    </style:style>
    <style:style style:name="T90" style:family="text">
      <style:text-properties officeooo:rsid="008e41d1"/>
    </style:style>
    <style:style style:name="T91" style:family="text">
      <style:text-properties officeooo:rsid="008fc3cd"/>
    </style:style>
    <style:style style:name="T92" style:family="text">
      <style:text-properties officeooo:rsid="009256d1"/>
    </style:style>
    <style:style style:name="T93" style:family="text">
      <style:text-properties officeooo:rsid="0095a26b"/>
    </style:style>
    <style:style style:name="T94" style:family="text">
      <style:text-properties officeooo:rsid="0096d686"/>
    </style:style>
    <style:style style:name="T95" style:family="text">
      <style:text-properties officeooo:rsid="0097fa49"/>
    </style:style>
    <style:style style:name="T96" style:family="text">
      <style:text-properties officeooo:rsid="0099101d"/>
    </style:style>
    <style:style style:name="T97" style:family="text">
      <style:text-properties officeooo:rsid="009abc67"/>
    </style:style>
    <style:style style:name="T98" style:family="text">
      <style:text-properties officeooo:rsid="009b4af8"/>
    </style:style>
    <style:style style:name="T99" style:family="text">
      <style:text-properties officeooo:rsid="009cef4b"/>
    </style:style>
    <style:style style:name="T100" style:family="text">
      <style:text-properties officeooo:rsid="009e23c3"/>
    </style:style>
    <style:style style:name="T101" style:family="text">
      <style:text-properties officeooo:rsid="009edd3f"/>
    </style:style>
    <style:style style:name="T102" style:family="text">
      <style:text-properties officeooo:rsid="00a0165b"/>
    </style:style>
    <style:style style:name="T103" style:family="text">
      <style:text-properties officeooo:rsid="00a1b2fc"/>
    </style:style>
    <style:style style:name="T104" style:family="text">
      <style:text-properties officeooo:rsid="00a3aca6"/>
    </style:style>
    <style:style style:name="T105" style:family="text">
      <style:text-properties officeooo:rsid="00a758ed"/>
    </style:style>
    <style:style style:name="T106" style:family="text">
      <style:text-properties officeooo:rsid="00a9456c"/>
    </style:style>
    <style:style style:name="T107" style:family="text">
      <style:text-properties officeooo:rsid="00aa7ca3"/>
    </style:style>
    <style:style style:name="T108" style:family="text">
      <style:text-properties officeooo:rsid="00ac1f13"/>
    </style:style>
    <style:style style:name="T109" style:family="text">
      <style:text-properties officeooo:rsid="00ade276"/>
    </style:style>
    <style:style style:name="T110" style:family="text">
      <style:text-properties officeooo:rsid="00aea186"/>
    </style:style>
    <style:style style:name="T111" style:family="text">
      <style:text-properties officeooo:rsid="00b096c2"/>
    </style:style>
    <style:style style:name="T112" style:family="text">
      <style:text-properties officeooo:rsid="00b57ebd"/>
    </style:style>
    <style:style style:name="T113" style:family="text">
      <style:text-properties officeooo:rsid="00b8739f"/>
    </style:style>
    <style:style style:name="T114" style:family="text">
      <style:text-properties fo:color="#0000aa"/>
    </style:style>
    <style:style style:name="T115" style:family="text">
      <style:text-properties fo:color="#ee0000"/>
    </style:style>
    <style:style style:name="T116" style:family="text">
      <style:text-properties fo:color="#333333"/>
    </style:style>
    <style:style style:name="T117" style:family="text">
      <style:text-properties fo:color="#dd00dd"/>
    </style:style>
    <style:style style:name="T118" style:family="text">
      <style:text-properties fo:color="#0000ee"/>
    </style:style>
    <style:style style:name="T119" style:family="text">
      <style:text-properties officeooo:rsid="00ba41d5"/>
    </style:style>
    <style:style style:name="T120" style:family="text">
      <style:text-properties officeooo:rsid="00bb7677"/>
    </style:style>
    <style:style style:name="T121" style:family="text">
      <style:text-properties officeooo:rsid="00c262bb"/>
    </style:style>
    <style:style style:name="T122" style:family="text">
      <style:text-properties officeooo:rsid="00c3e0aa"/>
    </style:style>
    <style:style style:name="T123" style:family="text">
      <style:text-properties officeooo:rsid="00c4f8cd"/>
    </style:style>
    <style:style style:name="T124" style:family="text">
      <style:text-properties officeooo:rsid="00c5f3ef"/>
    </style:style>
    <style:style style:name="T125" style:family="text">
      <style:text-properties officeooo:rsid="00c6004b"/>
    </style:style>
    <style:style style:name="T126" style:family="text">
      <style:text-properties officeooo:rsid="00c80361"/>
    </style:style>
    <style:style style:name="T127" style:family="text">
      <style:text-properties officeooo:rsid="00ce30f8"/>
    </style:style>
    <style:style style:name="T128" style:family="text">
      <style:text-properties officeooo:rsid="00d02dfa"/>
    </style:style>
    <style:style style:name="T129" style:family="text">
      <style:text-properties officeooo:rsid="00d5df17"/>
    </style:style>
    <style:style style:name="T130" style:family="text">
      <style:text-properties officeooo:rsid="00d8295b"/>
    </style:style>
    <style:style style:name="T131" style:family="text">
      <style:text-properties officeooo:rsid="00d93c53"/>
    </style:style>
    <style:style style:name="T132" style:family="text">
      <style:text-properties officeooo:rsid="00d9a49d"/>
    </style:style>
    <style:style style:name="T133" style:family="text">
      <style:text-properties officeooo:rsid="00daee24"/>
    </style:style>
    <style:style style:name="T134" style:family="text">
      <style:text-properties officeooo:rsid="00db04b4"/>
    </style:style>
    <style:style style:name="T135" style:family="text">
      <style:text-properties officeooo:rsid="00db9331"/>
    </style:style>
    <style:style style:name="T136" style:family="text">
      <style:text-properties fo:font-size="20pt" fo:font-style="normal" style:text-underline-style="none" fo:font-weight="bold" style:font-size-asian="17.5pt" style:font-style-asian="normal" style:font-weight-asian="bold" style:font-size-complex="20pt" style:font-style-complex="normal" style:font-weight-complex="bold"/>
    </style:style>
    <style:style style:name="T137" style:family="text">
      <style:text-properties officeooo:rsid="00de21f7"/>
    </style:style>
    <style:style style:name="T138" style:family="text">
      <style:text-properties fo:font-size="40pt" style:text-underline-style="none" style:font-size-asian="35pt" style:font-size-complex="40pt"/>
    </style:style>
    <style:style style:name="T139" style:family="text">
      <style:text-properties officeooo:rsid="00e5fd0d"/>
    </style:style>
    <style:style style:name="T140" style:family="text">
      <style:text-properties officeooo:rsid="00ecc18b"/>
    </style:style>
    <style:style style:name="T141" style:family="text">
      <style:text-properties officeooo:rsid="00ed9ecb"/>
    </style:style>
    <style:style style:name="T142" style:family="text">
      <style:text-properties officeooo:rsid="00f09fcb"/>
    </style:style>
    <style:style style:name="T143" style:family="text">
      <style:text-properties officeooo:rsid="00f214bf"/>
    </style:style>
    <style:style style:name="T144" style:family="text">
      <style:text-properties officeooo:rsid="00f38801"/>
    </style:style>
    <style:style style:name="T145" style:family="text">
      <style:text-properties officeooo:rsid="00f3c05d"/>
    </style:style>
    <style:style style:name="T146" style:family="text">
      <style:text-properties officeooo:rsid="00f3cdc0"/>
    </style:style>
    <style:style style:name="T147" style:family="text">
      <style:text-properties officeooo:rsid="00f5c325"/>
    </style:style>
    <style:style style:name="T148" style:family="text">
      <style:text-properties officeooo:rsid="00f7d1f2"/>
    </style:style>
    <style:style style:name="T149" style:family="text">
      <style:text-properties officeooo:rsid="00fa00af"/>
    </style:style>
    <style:style style:name="T150" style:family="text">
      <style:text-properties officeooo:rsid="00fad6f9"/>
    </style:style>
    <style:style style:name="T151" style:family="text">
      <style:text-properties style:text-underline-style="solid" style:text-underline-width="auto" style:text-underline-color="font-color"/>
    </style:style>
    <style:style style:name="T152" style:family="text">
      <style:text-properties style:text-underline-style="solid" style:text-underline-width="auto" style:text-underline-color="font-color" officeooo:rsid="006c5eec"/>
    </style:style>
    <style:style style:name="T153" style:family="text">
      <style:text-properties officeooo:rsid="00fbd657"/>
    </style:style>
    <style:style style:name="T154" style:family="text">
      <style:text-properties officeooo:rsid="00fd04b1"/>
    </style:style>
    <style:style style:name="T155" style:family="text">
      <style:text-properties officeooo:rsid="01014162"/>
    </style:style>
    <style:style style:name="T156" style:family="text">
      <style:text-properties officeooo:rsid="01048df6"/>
    </style:style>
    <style:style style:name="T157" style:family="text">
      <style:text-properties officeooo:rsid="01073f45"/>
    </style:style>
    <style:style style:name="T158" style:family="text">
      <style:text-properties officeooo:rsid="0109ea2e"/>
    </style:style>
    <style:style style:name="T159" style:family="text">
      <style:text-properties officeooo:rsid="010b0242"/>
    </style:style>
    <style:style style:name="T160" style:family="text">
      <style:text-properties officeooo:rsid="010bc9dd"/>
    </style:style>
    <style:style style:name="T161" style:family="text">
      <style:text-properties officeooo:rsid="010c90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DFAEG (Opensource Development Framework Adapted For Every Game) Tutorials. (French version)</text:p>
      <text:p text:style-name="P1"/>
      <text:p text:style-name="P80">Sommaire : </text:p>
      <text:p text:style-name="P80"/>
      <text:p text:style-name="P35">1) Installation de odfaeg.</text:p>
      <text:p text:style-name="P35">2) Création d'une application « odfaeg like ».</text:p>
      <text:p text:style-name="P35">3) Le système de gestion des ressources externes.</text:p>
      <text:p text:style-name="P35">4) Le système de commande de ODFAEG.</text:p>
      <text:p text:style-name="P174">5) Les vues.</text:p>
      <text:p text:style-name="P12"><text:span text:style-name="T28">6</text:span><text:span text:style-name="T1">) Les entités 2D et 2.5D </text:span><text:span text:style-name="T2">et le système de « scene node »</text:span><text:span text:style-name="T1">.</text:span></text:p>
      <text:p text:style-name="P12"><text:span text:style-name="T28">7</text:span><text:span text:style-name="T1">) Le</text:span><text:span text:style-name="T2"> système de </text:span><text:span text:style-name="T1">gestion d'entités 2D et 2.5D </text:span><text:span text:style-name="T2">et les composants</text:span><text:span text:style-name="T1">.</text:span></text:p>
      <text:p text:style-name="P12"><text:span text:style-name="T28">8</text:span><text:span text:style-name="T1">) </text:span><text:span text:style-name="T2">Le système de states.</text:span></text:p>
      <text:p text:style-name="P181"><text:span text:style-name="T32">9</text:span><text:span text:style-name="T1">) Les classes utilitaires.</text:span></text:p>
      <text:p text:style-name="P36"><text:span text:style-name="T157">10</text:span>) Créer ses entités personnalisées.</text:p>
      <text:p text:style-name="P36"><text:span text:style-name="T135">11</text:span>) Gestion des collisions, <text:span text:style-name="T73">de la physique et des particules</text:span>.</text:p>
      <text:p text:style-name="P177">1<text:span text:style-name="T161">2</text:span>) Le système de sauvegarde.</text:p>
      <text:p text:style-name="P36">1<text:span text:style-name="T161">3</text:span>) Le réseau.</text:p>
      <text:p text:style-name="P36"/>
      <text:p text:style-name="P1"/>
      <text:p text:style-name="P1"/>
      <text:p text:style-name="P84"/>
      <text:p text:style-name="P84"/>
      <text:p text:style-name="P84"/>
      <text:p text:style-name="P84"/>
      <text:p text:style-name="P84"/>
      <text:p text:style-name="P84"/>
      <text:p text:style-name="P84"/>
      <text:p text:style-name="P84"/>
      <text:p text:style-name="P81"><text:soft-page-break/>Chapitre I : Installation de ODFAEG.</text:p>
      <text:p text:style-name="P81"/>
      <text:p text:style-name="P31">Prérequis : </text:p>
      <text:p text:style-name="P19"/>
      <text:p text:style-name="P62">Avant d'installer ODFAEG il vous faudra installer 2 autres petites librairies, un compilateur c++ <text:s/>qui supporte le nouveau standard c++1<text:span text:style-name="T93">4 (gcc version 4.9.x)</text:span> ainsi que cmake, rassurer vous, c'est très rapide à installer : </text:p>
      <text:p text:style-name="P19"/>
      <text:p text:style-name="P76"><text:span text:style-name="T33">Installation d</text:span><text:span text:style-name="T34">es outils de compilation.</text:span></text:p>
      <text:p text:style-name="P19"/>
      <text:p text:style-name="P19"><text:span text:style-name="T1">Sous linux</text:span><text:span text:style-name="T3"> il suffit d'ouvrir un terminal, de se connecter en mode super utilisateur et de taper cette commande apt-get install gcc-4.</text:span><text:span text:style-name="T5">9</text:span><text:span text:style-name="T3"> g++-4..</text:span><text:span text:style-name="T5">9</text:span><text:span text:style-name="T3"> cmake-gui </text:span><text:span text:style-name="T1">pour les plateformes 64 bits</text:span><text:span text:style-name="T3"> ou bien <text:s/>apt-get install gcc-4.</text:span><text:span text:style-name="T5">9</text:span><text:span text:style-name="T3">-multilib g++-4.</text:span><text:span text:style-name="T5">9</text:span><text:span text:style-name="T3">-multilib cmake-gui </text:span><text:span text:style-name="T4">et passer le flag -m32 lors de la compilation </text:span><text:span text:style-name="T1">pour les plateformes 32 bits.</text:span></text:p>
      <text:p text:style-name="P32"/>
      <text:p text:style-name="P169">Il vous faudra peut être aussi installer la version 4.8 de gcc également si il vous avez des erreurs de linkage avec certains fonctions de la STL.</text:p>
      <text:p text:style-name="P19"/>
      <text:p text:style-name="P85"><text:span text:style-name="T40">Sous windows</text:span><text:span text:style-name="T36"> vous devez aller sur ce site : </text:span><text:a xlink:type="simple" xlink:href="http://tdm-gcc.tdragon.net/">http://tdm-gcc.tdragon.net/</text:a><text:span text:style-name="T36"> et télécharger un compilateur tdm-gcc </text:span><text:span text:style-name="T40">32 bits pour les plateformes 32 bits ou 64 bits pour les plateformes 64 bits.</text:span></text:p>
      <text:p text:style-name="P87"><text:span text:style-name="T36">E</text:span><text:span text:style-name="T39">nsuite, installer cmake-gui : </text:span><text:a xlink:type="simple" xlink:href="http://www.cmake.org/cmake/resources/software.html">http://www.cmake.org/cmake/resources/software.html</text:a></text:p>
      <text:p text:style-name="P73"/>
      <text:p text:style-name="P91">Installation de la librairie SFML.</text:p>
      <text:p text:style-name="P91"/>
      <text:p text:style-name="P85"><text:span text:style-name="T37">P</text:span><text:span text:style-name="T36">our installer SFML tout est expliqué sur le site web du développeur principal : </text:span><text:a xlink:type="simple" xlink:href="http://en.sfml-dev.org/">http://en.sfml-dev.org</text:a><text:span text:style-name="T36"> </text:span></text:p>
      <text:p text:style-name="P85"/>
      <text:p text:style-name="P62">Pas besoin donc d'en dire plus.</text:p>
      <text:p text:style-name="P90"/>
      <text:p text:style-name="P63">ODFAEG utilise SFML pour faire des applications portable et utiliser l'encapsulation qu'offre SFML sur toute les bibliothèques codée en C qui sont utilisée par les différents modules de ODFAEG.</text:p>
      <text:p text:style-name="P90"/>
      <text:p text:style-name="P74">Installation de openSSL. </text:p>
      <text:p text:style-name="P92"/>
      <text:p text:style-name="P92"><text:span text:style-name="T35">Fortement recommandé</text:span><text:span text:style-name="T38">e</text:span><text:span text:style-name="T35"> si vous voulez faire des applications sécurisée qui communique en réseau, </text:span><text:span text:style-name="T38">cette librairie est utilisé par ODFAEG pour chiffrer les informations qui transite sur un réseau.</text:span></text:p>
      <text:p text:style-name="P92"/>
      <text:p text:style-name="P75">Sur linux il suffit de taper la commande apt-get install libssl-dev.</text:p>
      <text:p text:style-name="P93"/>
      <text:p text:style-name="P86"><text:span text:style-name="T41">Sous windows la meilleur méthode est de télécharger MSYS : </text:span><text:a xlink:type="simple" xlink:href="http://sourceforge.net/projects/mingw/files/">http://sourceforge.net/projects/mingw/files/</text:a></text:p>
      <text:p text:style-name="P86"/>
      <text:p text:style-name="P86"><text:span text:style-name="T41">Ensuite télécharger les sources de openssl : </text:span><text:a xlink:type="simple" xlink:href="https://www.openssl.org/">https://www.openssl.org/</text:a></text:p>
      <text:p text:style-name="P86"/>
      <text:p text:style-name="P86"><text:span text:style-name="T41">Installer ensuite perl : </text:span><text:a xlink:type="simple" xlink:href="http://www.perl.org/get.html">http://www.perl.org/get.html</text:a></text:p>
      <text:p text:style-name="P92"/>
      <text:p text:style-name="P93">Lancer MSYS, aller dans le répertoire de openssl et ensuite, taper la commande suivante : </text:p>
      <text:p text:style-name="P93"/>
      <text:p text:style-name="P93">perl Configure mingw</text:p>
      <text:p text:style-name="P93"/>
      <text:p text:style-name="P93"><text:soft-page-break/>Aller ensuite dans le fichier MakeFile, chercher la ligne PLATFORM et remplacer mingw par <text:span text:style-name="T42">TDM-GCC-32 pour les plateformes 32 bits et TDM-GCC-64 pour les plateformes 64 bits.(Sinon </text:span><text:span text:style-name="T43">ça ne compile pas)</text:span></text:p>
      <text:p text:style-name="P93"/>
      <text:p text:style-name="P109">Taper ensuite les commandes suivante : make et make install pour installer la librairie.</text:p>
      <text:p text:style-name="P109"/>
      <text:p text:style-name="P110">Installation de la librairie ODFAEG : </text:p>
      <text:p text:style-name="P94"/>
      <text:p text:style-name="P94"><text:span text:style-name="T47">Une fois ces quelques outils d'installés, il </text:span><text:span text:style-name="T48">ne vous reste plus qu'à installer ODFAEG, son installation est similaire à l'installation de SFML, ODFAEG ne fournis pas de librairie pré-compilée, vous devez donc télécharger le code source <text:s/>ouvrir Cmake et la compiler.</text:span></text:p>
      <text:p text:style-name="P94"/>
      <text:p text:style-name="P105">Cliquer sur browse source et spécifier l'endroit ou vous avez télécharger ODFAEG.</text:p>
      <text:p text:style-name="P95"/>
      <text:p text:style-name="P105">Cliquer ensuite sur browse build et créer un nouveau dossier dans le répertoire ODFAEG, appeller le par exemple ODFAEG-build.</text:p>
      <text:p text:style-name="P95"/>
      <text:p text:style-name="P95"><text:span text:style-name="T47">Cliquez ensuite sur le bouton Configure </text:span><text:span text:style-name="T49">choissez l'option Specify native compiler et indiquer l'endroit ou se trouve vos compilateur c et c++. (</text:span><text:a xlink:type="simple" xlink:href="../../../C:/TDM-GCC-32">C:/TDM-GCC-32</text:a><text:span text:style-name="T49">/bin ou bien </text:span><text:a xlink:type="simple" xlink:href="../../../C:/TDM-GCC-64/bin">C:/TDM-GCC-64/bin</text:a><text:span text:style-name="T49"> sous windows ou bien /usr/bin sous linux.)</text:span></text:p>
      <text:p text:style-name="P95"/>
      <text:p text:style-name="P106">Là, il vous affiche une série d'option Cmake include préfix correspond à l'endroit ou vous voulez installer ODFAEG.</text:p>
      <text:p text:style-name="P96"/>
      <text:p text:style-name="P97"><text:span text:style-name="T50">Attention : pour les plateformes 32 bits spécifier la valeur i386 pour CMAKE_ARCHITECTURE, <text:s/>sinon, spécifier la valeur i686 </text:span><text:span text:style-name="T51">pour les plateformes 64 bits</text:span><text:span text:style-name="T50">.</text:span></text:p>
      <text:p text:style-name="P99"/>
      <text:p text:style-name="P108"><text:span text:style-name="T94">Si ça ne compile pas, décocher l'option </text:span>Build shared lib. <text:span text:style-name="T94">(Il se peut que le mode dynamique ne soit pas encore supporté)</text:span></text:p>
      <text:p text:style-name="P97"/>
      <text:p text:style-name="P107">Lorsque tout est bon cliqué à nouveau sur configure et ensuite sur generate.</text:p>
      <text:p text:style-name="P98"/>
      <text:p text:style-name="P107">Ouvrez un terminal et aller dans le dossier ODFAEG-build (là ou se trouve le Makefile de ODFAEG)</text:p>
      <text:p text:style-name="P100">Sous windows taper les commandes mingw32-make et mingw-make install pour installé la librairies.</text:p>
      <text:p text:style-name="P100">Sous linux taper les commandes make et make install.</text:p>
      <text:p text:style-name="P100"/>
      <text:p text:style-name="P100">Et voilà ODFAEG est installé.</text:p>
      <text:p text:style-name="P100"/>
      <text:p text:style-name="P101">Il ne vous reste plus qu'à créer un projet dans votre EDI préféré et de créer <text:span text:style-name="T56">un nouveau projet, n'oublier pas de lier les différentes bibliothèque de ODFAEG à votre projet (qui se trouve dans le dossier lib de ODFAEG) et de préciser l'endroit ou se trouvent les fichiers d'en tête de ODFAEG, de SFML et d'openssl. (Dans les dossier include de ODFAEG et de SFML et de openssl)</text:span></text:p>
      <text:p text:style-name="P102">Il vous faudra aussi lier les librairies suivantes à votre projet :</text:p>
      <text:p text:style-name="P100"/>
      <text:p text:style-name="P102">-GLEW en static.</text:p>
      <text:p text:style-name="P102">-SFML en dynamic.</text:p>
      <text:p text:style-name="P102">-Open<text:span text:style-name="T94">gl.</text:span></text:p>
      <text:p text:style-name="P103">-Open<text:span text:style-name="T94">ssl</text:span> et gdi32 si vous être sous windows. <text:span text:style-name="T94">(ou bien libssl et libcrypto si vous être sous linux)</text:span></text:p>
      <text:p text:style-name="P103"/>
      <text:p text:style-name="P104">N'oublier pas de définir la macro ODFAEG_STATIC si vous avez compilé la librairie en mode <text:soft-page-break/>static.</text:p>
      <text:p text:style-name="P103"/>
      <text:p text:style-name="P111"><text:span text:style-name="T50">Voilà normalement vous devez pouvoir compiler un </text:span><text:span text:style-name="T52">projet utilisant ODFAEG, </text:span><text:span text:style-name="T53">une fois que tout ceci est bon vous pouvez passé au chapitre suivant.</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94"/>
      <text:p text:style-name="P194"><text:soft-page-break/><text:span text:style-name="T136">Chapitre II : Création d'une application ODFAEG-LIKE.</text:span></text:p>
      <text:p text:style-name="P82"/>
      <text:p text:style-name="P21"><text:span text:style-name="T46">Définition</text:span><text:span text:style-name="T45"> de l'application</text:span><text:span text:style-name="T44"> : </text:span></text:p>
      <text:p text:style-name="P21"/>
      <text:p text:style-name="P77">Pour créer une application « odfaeg-like » il faut hériter de la classe odfaeg::application. (Créer donc une nouvelle classe et faîtes la hériter de odfaeg::application.)</text:p>
      <text:p text:style-name="P77"/>
      <text:p text:style-name="P22"><text:span text:style-name="T50">Si votre application est une application graphique, </text:span><text:span text:style-name="T55">vous devez appeler le constructeur de la classe parent (celui de la classe odfaeg::Application) en lui passant les paramètres suivants :</text:span></text:p>
      <text:p text:style-name="P178">sf::VideoMode, std::string (titre de la fenêtre) </text:p>
      <text:p text:style-name="P79">MyAppli(sf::VideoMode wm, std::string title) : Application (wm, title) </text:p>
      <text:p text:style-name="P79"/>
      <text:p text:style-name="P78">Ensuite vous pouvez redéfinir les méthodes suivantes : </text:p>
      <text:p text:style-name="P21"/>
      <text:p text:style-name="P77">onLoad() </text:p>
      <text:p text:style-name="P21"/>
      <text:p text:style-name="P77">Méthode à redéfinir si vous avez des ressources externes à charger.</text:p>
      <text:p text:style-name="P21"/>
      <text:p text:style-name="P77">onInit() </text:p>
      <text:p text:style-name="P21"/>
      <text:p text:style-name="P21"><text:span text:style-name="T50">C'est dans cette méthode que vous créerez </text:span><text:span text:style-name="T54">et initialiserai tout ce qui doit être initialiser. (Les commandes, les entités graphiques, la définition des collisions, etc...)</text:span></text:p>
      <text:p text:style-name="P21"/>
      <text:p text:style-name="P77">onRender(<text:span text:style-name="T98">odfaeg::FastRenderComponentManager *frcm</text:span>)</text:p>
      <text:p text:style-name="P21"/>
      <text:p text:style-name="P65">Dans cette méthode vous pou<text:span text:style-name="T57">vez</text:span> <text:span text:style-name="T57">définir</text:span> ce qui <text:span text:style-name="T57">devra</text:span> être dessiné <text:span text:style-name="T57">sur la frame courante en le dessinant sur un composant de rendu ODFAEG. (Le composant de rendu se chargera de rendre vos dessins de la manière la plus optimale suivant les fonctionnalités supportées par votre carte graphique)</text:span></text:p>
      <text:p text:style-name="P77"/>
      <text:p text:style-name="P45">Si cette méthode n'est pas redéfinie, <text:span text:style-name="T58">ou bien que l'application n'est pas une application graphique, </text:span>rien n'est dessiné.</text:p>
      <text:p text:style-name="P45"/>
      <text:p text:style-name="P66">onDisplay(odfaeg::RenderWindow *window) </text:p>
      <text:p text:style-name="P66"/>
      <text:p text:style-name="P66">Cette méthode est à redéfinir si vous devez dessiner des choses directement sur la fenêtre de rendu. </text:p>
      <text:p text:style-name="P45"/>
      <text:p text:style-name="P45">onUpdate(<text:span text:style-name="T98">sf::Event&amp; event</text:span>)</text:p>
      <text:p text:style-name="P45"/>
      <text:p text:style-name="P46">Dans cette méthode vous pouvez mettre à jour la frame suivante. (Celle-ci sera mise à jour en même temps que le dessin de la frame courante à l'aide d'un thread.<text:span text:style-name="T95">)</text:span></text:p>
      <text:p text:style-name="P46"/>
      <text:p text:style-name="P46">Ce qui rend l<text:span text:style-name="T58">e</text:span> processus de rendu plus rapide. <text:span text:style-name="T61">(Si l'application n'est pas une application graphique ou si cette méthode n'est pas redéfinie, rien n'est remis à jour)</text:span></text:p>
      <text:p text:style-name="P48">Cette méthode prend un paramètre : le dernière év<text:span text:style-name="T62">é</text:span>nement SFML généré par l'application.</text:p>
      <text:p text:style-name="P46"/>
      <text:p text:style-name="P46">OnExec()</text:p>
      <text:p text:style-name="P46"/>
      <text:p text:style-name="P46">Cette méthode est à redéfinir si votre application ne possède pas de fenêtre, c'est le cas par exemple <text:soft-page-break/>des applications serveur, <text:span text:style-name="T96">mais elle peut aussi être redéfinie si votre application doit effectuer des traitement en fin de boucle.</text:span></text:p>
      <text:p text:style-name="P47"/>
      <text:p text:style-name="P23">Création de l'application :</text:p>
      <text:p text:style-name="P23"/>
      <text:p text:style-name="P23"><text:span text:style-name="T1">Pour créer </text:span><text:span text:style-name="T6">une application il suffit d'appeler le constructeur en lui passant les bons paramètres suivant le type d'application  dans le fonction main :</text:span></text:p>
      <text:p text:style-name="P50"/>
      <text:p text:style-name="P49">MyAppli app(sf::VideoMode(800, 600), "Test odfaeg");</text:p>
      <text:p text:style-name="P24"/>
      <text:p text:style-name="P49">Le constructeur de la classe odfaeg::application peut prendre des paramètres supplémentaires comme par exemple : </text:p>
      <text:p text:style-name="P24"/>
      <text:p text:style-name="P52">un booléen qui in<text:span text:style-name="T96">d</text:span>ique si l'on veut activer le depthtest d'opengl ou non. (par défaut ce boonéen vaut true)</text:p>
      <text:p text:style-name="P52"/>
      <text:p text:style-name="P49">sf::Style : le style de la fenêtre.</text:p>
      <text:p text:style-name="P24"/>
      <text:p text:style-name="P49">sf::ContextSettings : permet de spécifier des options de rendu opengl plus détaillées.</text:p>
      <text:p text:style-name="P49"/>
      <text:p text:style-name="P51">Enfin, pour lancer l'application il suffit d'appeler la méthode exec() de la classe application, celle-ci renvoie un booléen qui indique si l'application a réussi à s'exécuté correctement ou si une erreur <text:span text:style-name="T97">s</text:span>'est produite :</text:p>
      <text:p text:style-name="P51"/>
      <text:p text:style-name="P51">return app.exec() ;</text:p>
      <text:p text:style-name="P51"/>
      <text:p text:style-name="P25">Arrêt de l'application : </text:p>
      <text:p text:style-name="P25"/>
      <text:p text:style-name="P51">Pour arrêter l'application, il suffit d'appelé la méthode stop dans votre classe qui hérite de application, par exemple, ici, nous voulons arrêter l'application lorsque l'utilisateur ferme la fenêtre :</text:p>
      <text:p text:style-name="P25"/>
      <text:p text:style-name="P51">Nous devons donc rajouter ce code-ci dans la méthode onUpdate :</text:p>
      <text:p text:style-name="P25"/>
      <text:p text:style-name="P51">if (event.type == sf::Event::Closed) {</text:p>
      <text:p text:style-name="P25"/>
      <text:p text:style-name="P51"><text:s text:c="12"/>stop();</text:p>
      <text:p text:style-name="P51">}</text:p>
      <text:p text:style-name="P51"/>
      <text:p text:style-name="P25"/>
      <text:p text:style-name="P51">Les classes de rendu graphique 2D d'odfaeg sont les même que celle de sfml à l'exception prêt qu'elle<text:span text:style-name="T99">s</text:span> se trouvent dans le namepsace odfaeg et non dans le namespace sf. (Par exemple odfaeg::ConvexShape pour les formes convexe)</text:p>
      <text:p text:style-name="P51"/>
      <text:p text:style-name="P51">A la différence de SFML, les objets SFML-LIKE de odfaeg peuvent posséder des points en 3D <text:span text:style-name="T63">pour rendre des entité en 2.5D</text:span>. <text:span text:style-name="T64">(C'est à dire des plans par exemple.)</text:span></text:p>
      <text:p text:style-name="P51"/>
      <text:p text:style-name="P51">Voilà maintenant vous savez créer des applications odfaeg toutes simple.</text:p>
      <text:p text:style-name="P25"/>
      <text:p text:style-name="P25"/>
      <text:p text:style-name="P25"/>
      <text:p text:style-name="P51"/>
      <text:p text:style-name="P5"><text:soft-page-break/><text:span text:style-name="T1">Chapitre III : le syst</text:span><text:span text:style-name="T7">è</text:span><text:span text:style-name="T1">m</text:span><text:span text:style-name="T7">e</text:span><text:span text:style-name="T1"> de gestion des ressources externes :</text:span></text:p>
      <text:p text:style-name="P9"/>
      <text:p text:style-name="P26">Charger <text:span text:style-name="T65">et récupérer des</text:span> ressource externe<text:span text:style-name="T66">s</text:span> :</text:p>
      <text:p text:style-name="P26"/>
      <text:p text:style-name="P53">Pour charger des ressources externes, odfaeg utilise 2 classes : </text:p>
      <text:p text:style-name="P53"/>
      <text:p text:style-name="P53">ResourceManager : permet de charger toutes des ressources d'un seul et même type.</text:p>
      <text:p text:style-name="P53"/>
      <text:p text:style-name="P53">Resource cache : permet de charger des ressources de type différents :</text:p>
      <text:p text:style-name="P53"/>
      <text:p text:style-name="P53">Essayons par exemple de charger un tileset contenant toute des textures d'herbe, pour cela, il faut d'abord créer un gestionnaire de texture comme ceci :</text:p>
      <text:p text:style-name="P53"/>
      <text:p text:style-name="P53"><text:span text:style-name="T100">odfaeg::ResourceManager&lt;odfaeg::Texture&gt;</text:span> tm ;</text:p>
      <text:p text:style-name="P53"/>
      <text:p text:style-name="P53">Le 1<text:span text:style-name="T59">er</text:span> paramètre est le type des ressources externe et le second, le type de l'identifiant pour la ressource. (par défaut il vaut std::string)</text:p>
      <text:p text:style-name="P68"/>
      <text:p text:style-name="P68">odfaeg possède également quelques classes prédéfinie pour les classes de sfml chargeant des ressources : TextureManager, SoundManager, FontManager, ShaderManager.</text:p>
      <text:p text:style-name="P68">Celle-ci ne prennent qu'un seul paramètre template qui vaut std::string par défault.</text:p>
      <text:p text:style-name="P68">Voici comment instancier un gestionnaire de ressources de type odfaeg::Texture par exemple :</text:p>
      <text:p text:style-name="P68">TextureManager&lt;&gt; tm ;</text:p>
      <text:p text:style-name="P53"/>
      <text:p text:style-name="P55">L'identifiant est comme un alias qui pointe vers u<text:span text:style-name="T101">ne</text:span> ressource, ici par exemple je vais créer une énumération qui référencera les différentes ressources dans l'application :</text:p>
      <text:p text:style-name="P67">Il existe aussi des classes particulières pour les gestionnaires de ressources pour les types de ressources </text:p>
      <text:p text:style-name="P55"/>
      <text:p text:style-name="P55">enum TEXTURES {</text:p>
      <text:p text:style-name="P55"><text:s text:c="8"/>GRASS</text:p>
      <text:p text:style-name="P55">};</text:p>
      <text:p text:style-name="P53"/>
      <text:p text:style-name="P55">Pour charger la ressource il suffit d'appeler la fonction fromFile du gestionnaitre de ressource si on veut la cha<text:span text:style-name="T101">n</text:span>ger à partir d'un fichier :</text:p>
      <text:p text:style-name="P55"/>
      <text:p text:style-name="P55">tm-&gt;fromFile("tilesets/herbe.png", GRASS);</text:p>
      <text:p text:style-name="P55"/>
      <text:p text:style-name="P55">Le 1<text:span text:style-name="T59">er</text:span> paramètre est l'emplacement de la ressource par rapport à l'application, le second paramètre est l'alias qui pointe vers la ressource. (On n'est pas obligé de le précisé, dans ce cas la ressource ne sera accessible que par son 1<text:span text:style-name="T59">er</text:span> paramètre c'est à dire sont chemin, mais c'est déconseillé de procédé <text:soft-page-break/>comme ça.)</text:p>
      <text:p text:style-name="P20"/>
      <text:p text:style-name="P55">On peut ajouter les gestionnaires de ressources dans un cache, ceci est pratique si vou<text:span text:style-name="T102">s</text:span> devez charger des ressources externes de différent type<text:span text:style-name="T103">s.</text:span></text:p>
      <text:p text:style-name="P69">La classe resource cache prend un paramètre template : le type de l'identifiant <text:span text:style-name="T105">qui référencera le gestionnaire de ressource. (Par défault le type est std::string)</text:span></text:p>
      <text:p text:style-name="P55"/>
      <text:p text:style-name="P69">ResourceCache&lt;&gt; cache ;</text:p>
      <text:p text:style-name="P56"><text:span text:style-name="T104">cache</text:span>.addResourceManager(tm, "TextureManager");</text:p>
      <text:p text:style-name="P55">Cette fonction prend en paramètre le gestionnaire de ressource<text:span text:style-name="T106">s</text:span> à stock<text:span text:style-name="T106">er</text:span> dans le cache ainsi que le nom du ressource manager.</text:p>
      <text:p text:style-name="P55"/>
      <text:p text:style-name="P57">Ensuite vous pouvez récupérer le gestionnaire de ressource comme suit :</text:p>
      <text:p text:style-name="P57"/>
      <text:p text:style-name="P57">TextureManager&lt;&gt; tm = <text:span text:style-name="T107">cache</text:span>.resourceManager&lt;odfaeg::Texture, TEXTURES&gt;("TextureManager");</text:p>
      <text:p text:style-name="P50"/>
      <text:p text:style-name="P57">En précisant le type de gestionnaire de ressources à récupérer dans le cache <text:span text:style-name="T108">et le type de l'identifiant utilisé dans le gestionnaire de ressources.</text:span>.</text:p>
      <text:p text:style-name="P57"/>
      <text:p text:style-name="P57">Pour récupérer la ressource il suffit ensuite d'écrire ceci :</text:p>
      <text:p text:style-name="P57"/>
      <text:p text:style-name="P57">tm.getResourceByAlias(GRASS) ;</text:p>
      <text:p text:style-name="P57"/>
      <text:p text:style-name="P57">On peut récupérer la ressource de deux façon<text:span text:style-name="T109">s</text:span> : soit par son alias ou bien par son chemin.</text:p>
      <text:p text:style-name="P57"/>
      <text:p text:style-name="P57"/>
      <text:p text:style-name="P128">Charger des ressources avec son propre chargeur de ressource.</text:p>
      <text:p text:style-name="P128"/>
      <text:p text:style-name="P128">Supposons maintenant que nous voulons charger des ressources externes mais que le gestionnaire d'odfaeg ne possède pas de fonction pour charger ce type de ressource, pour cela il faut d'abord créer un chargeur personnalisé (par exemple un chargeur de fichier .3ds) et ensuite il faut passer la fonction qui charge la ressource au gestionnaire de ressource<text:span text:style-name="T110">s en créant un foncteur</text:span> comme ceci :</text:p>
      <text:p text:style-name="P128"/>
      <text:p text:style-name="P128"><text:span text:style-name="T111">std::function</text:span>&lt;bool(Object3DS,std::string&gt; loadFunc(&amp;MyLoader::fromFile) ;</text:p>
      <text:p text:style-name="P128"/>
      <text:p text:style-name="P128">Ensuite nous devons passez cette fonction à la fonction load du resource manager :</text:p>
      <text:p text:style-name="P128"/>
      <text:p text:style-name="P54">ResourceManager&lt;<text:span text:style-name="T67">Object3DS</text:span>, <text:span text:style-name="T67">OBJECTS3DS</text:span>&gt; <text:span text:style-name="T112">o</text:span>m ;</text:p>
      <text:p text:style-name="P54"/>
      <text:p text:style-name="P58"><text:span text:style-name="T112">o</text:span>m.load(loadFunc, « resource location ») ;</text:p>
      <text:p text:style-name="P58"/>
      <text:p text:style-name="P58">Voila, le chargeur de ressource externe de odfaeg n'est pas compliqué et possède pas mal de fonction utilitaire comme par exemple récupérer tout les chemins vers les ressources <text:span text:style-name="T112">d'un même type </text:span>qui ont été chargée.</text:p>
      <text:p text:style-name="P58"/>
      <text:p text:style-name="P27">La destruction des ressources : </text:p>
      <text:p text:style-name="P27"/>
      <text:p text:style-name="P58">La destruction des ressource ce fait automatiquement à la destruction du cache, lors de l'arrêt du programme, cependant, on peut le faire explicitement en appelant les fonctions deleteResouceByAlias ou bien deleteResourceByPath si on en a plus besoin.</text:p>
      <text:p text:style-name="P27"/>
      <text:p text:style-name="P4"><text:soft-page-break/>Chapitre IV : Le système de commandes de ODFAEG : </text:p>
      <text:p text:style-name="P4"/>
      <text:p text:style-name="P33">Créer des fonctions de callback :</text:p>
      <text:p text:style-name="P33"/>
      <text:p text:style-name="P70">odfaeg possède une classe spéciale pour pouvoir stocker des pointeurs de fonctions de type différents, des paramètres afin d'appeler ces fonctions plus tard, car, les commandes sont appelée dans un autre thread avec odfaeg que celui ou les arguments sont passé à la fonction de callback.</text:p>
      <text:p text:style-name="P70">La seule contrainte est le type de retour de la fonctions de callback, qu'il faut mentionner à la classe.</text:p>
      <text:p text:style-name="P70">Cette classe particulière porte le nom de odfaeg::FastDelegate. (Car elle va déléguer le travail à un autre foncteur)</text:p>
      <text:p text:style-name="P70">Cette classe prend en paramètre le type de retour de la fonction de callback, et en arguments, un pointeur sur une fonction ainsi que les arguments de la fonctions de callback.</text:p>
      <text:p text:style-name="P70">Pour ne pas devoir recréer le même delegate pour appeler plusieurs fois la même fonction de callback, la classe FastDelegate possède les fonctions setParam et bind pour les placeholders qui permettent de changer les paramètres de la fonction de callback avant de la rappeler.</text:p>
      <text:p text:style-name="P70">La classe FastDelegate est très similaire à std::function et à std::bind, mais, à l'exception près que l'ont peut stocker tous les pointeurs de fonction retournant le même type dans un tableau <text:span text:style-name="T113">si celle-ci on un nombre variable d'arguments ou bien des arguments de type différents</text:span>, et c'est ce que fais la classe listener de odfaeg, cette classe permet de connecter des événements à des fonctions de callback et se charge d'appeler la bonne fonction de callback en fonction de l'événement généré.</text:p>
      <text:p text:style-name="P70">Voici un exemple de code qui montre comment créer des delegates sur des fonctions de callback, les fonctions peuvent être soit des fonctions libres, des fonctions membres ou bien des fonctions anonymes, le passage par référence doit se faire via std::ref comme avec les std::function :</text:p>
      <text:p text:style-name="P166">#include&lt;iostream&gt;</text:p>
      <text:p text:style-name="P165">#include&lt;string&gt;</text:p>
      <text:p text:style-name="P165">#include &lt;fstream&gt;</text:p>
      <text:p text:style-name="P165">#include &lt;functional&gt;</text:p>
      <text:p text:style-name="P165">#include "odfaeg/Core/fastDelegate.h"</text:p>
      <text:p text:style-name="P165">#include "odfaeg/Core/serialization.impl"</text:p>
      <text:p text:style-name="Preformatted_20_Text"><text:span text:style-name="T114">using</text:span> <text:span text:style-name="T114">namespace</text:span> std::<text:span text:style-name="T116">literals</text:span>;</text:p>
      <text:p text:style-name="Preformatted_20_Text"><text:span text:style-name="T114">using</text:span> <text:span text:style-name="T114">namespace</text:span> std::<text:span text:style-name="T116">placeholders</text:span>;</text:p>
      <text:p text:style-name="Preformatted_20_Text"> </text:p>
      <text:p text:style-name="Preformatted_20_Text"><text:span text:style-name="T114">void</text:span> foo<text:span text:style-name="T115">(</text:span><text:span text:style-name="T114">int</text:span> i, <text:span text:style-name="T114">int</text:span> j<text:span text:style-name="T115">)</text:span></text:p>
      <text:p text:style-name="Preformatted_20_Text"><text:span text:style-name="T115">{</text:span> std::<text:span text:style-name="T114">cout</text:span> &lt;&lt; i &lt;&lt; j; <text:span text:style-name="T115">}</text:span></text:p>
      <text:p text:style-name="Preformatted_20_Text"> </text:p>
      <text:p text:style-name="Preformatted_20_Text"><text:span text:style-name="T114">struct</text:span> A <text:span text:style-name="T115">{</text:span></text:p>
      <text:p text:style-name="Preformatted_20_Text"><text:s/>   A<text:span text:style-name="T115">()</text:span> <text:span text:style-name="T115">{</text:span></text:p>
      <text:p text:style-name="Preformatted_20_Text"><text:s/>       var = <text:span text:style-name="T117">10</text:span>;</text:p>
      <text:p text:style-name="Preformatted_20_Text"><text:s/>   <text:span text:style-name="T115">}</text:span></text:p>
      <text:p text:style-name="Preformatted_20_Text"><text:s text:c="8"/><text:span text:style-name="T114">void</text:span> foo<text:span text:style-name="T115">(</text:span><text:span text:style-name="T114">int</text:span> i<text:span text:style-name="T115">)</text:span></text:p>
      <text:p text:style-name="Preformatted_20_Text"><text:s text:c="8"/><text:span text:style-name="T115">{</text:span> std::<text:span text:style-name="T114">cout</text:span> &lt;&lt; i; <text:span text:style-name="T115">}</text:span></text:p>
      <text:p text:style-name="Preformatted_20_Text"><text:s text:c="8"/><text:span text:style-name="T114">template</text:span> &lt;typename A&gt;</text:p>
      <text:p text:style-name="Preformatted_20_Text"><text:s text:c="8"/><text:span text:style-name="T114">void</text:span> serialize <text:span text:style-name="T115">(</text:span>A &amp; ar<text:span text:style-name="T115">)</text:span> <text:span text:style-name="T115">{</text:span></text:p>
      <text:p text:style-name="Preformatted_20_Text"><text:s/>       ar<text:span text:style-name="T115">(</text:span>var<text:span text:style-name="T115">)</text:span>;</text:p>
      <text:p text:style-name="Preformatted_20_Text"><text:s text:c="8"/><text:span text:style-name="T115">}</text:span></text:p>
      <text:p text:style-name="Preformatted_20_Text"><text:s text:c="8"/><text:span text:style-name="T114">int</text:span> var;</text:p>
      <text:p text:style-name="Preformatted_20_Text"><text:span text:style-name="T115">}</text:span>;</text:p>
      <text:p text:style-name="Preformatted_20_Text"> </text:p>
      <text:p text:style-name="Preformatted_20_Text"><text:span text:style-name="T114">struct</text:span> B <text:span text:style-name="T115">{</text:span></text:p>
      <text:p text:style-name="Preformatted_20_Text"><text:soft-page-break/><text:s/>   B<text:span text:style-name="T115">()</text:span> <text:span text:style-name="T115">{</text:span></text:p>
      <text:p text:style-name="Preformatted_20_Text"><text:s/>       c = <text:span text:style-name="T118">"serialize base"</text:span>;</text:p>
      <text:p text:style-name="Preformatted_20_Text"><text:s/>   <text:span text:style-name="T115">}</text:span></text:p>
      <text:p text:style-name="Preformatted_20_Text"><text:s text:c="8"/><text:span text:style-name="T114">virtual</text:span> <text:span text:style-name="T114">void</text:span> foo<text:span text:style-name="T115">()</text:span></text:p>
      <text:p text:style-name="Preformatted_20_Text"><text:s text:c="8"/><text:span text:style-name="T115">{</text:span> std::<text:span text:style-name="T114">cout</text:span> &lt;&lt; <text:span text:style-name="T117">1</text:span>; <text:span text:style-name="T115">}</text:span></text:p>
      <text:p text:style-name="Preformatted_20_Text"><text:s text:c="8"/><text:span text:style-name="T114">virtual</text:span> <text:span text:style-name="T114">void</text:span> print<text:span text:style-name="T115">()</text:span> <text:span text:style-name="T115">{</text:span></text:p>
      <text:p text:style-name="Preformatted_20_Text"><text:s/>       std::<text:span text:style-name="T116">cout</text:span>&lt;&lt;c&lt;&lt;std::<text:span text:style-name="T116">endl</text:span>;</text:p>
      <text:p text:style-name="Preformatted_20_Text"><text:s text:c="8"/><text:span text:style-name="T115">}</text:span> <text:s text:c="6"/></text:p>
      <text:p text:style-name="Preformatted_20_Text"><text:s text:c="8"/><text:span text:style-name="T114">virtual</text:span> ~B<text:span text:style-name="T115">()</text:span>;</text:p>
      <text:p text:style-name="Preformatted_20_Text"><text:s text:c="8"/>std::<text:span text:style-name="T116">string</text:span> c; <text:s/></text:p>
      <text:p text:style-name="Preformatted_20_Text"><text:span text:style-name="T115">}</text:span>;</text:p>
      <text:p text:style-name="Preformatted_20_Text"> </text:p>
      <text:p text:style-name="Preformatted_20_Text">B::~B<text:span text:style-name="T115">(){}</text:span></text:p>
      <text:p text:style-name="Preformatted_20_Text"> </text:p>
      <text:p text:style-name="Preformatted_20_Text"><text:span text:style-name="T114">struct</text:span> C : B <text:span text:style-name="T115">{</text:span></text:p>
      <text:p text:style-name="Preformatted_20_Text"><text:s/>   C <text:span text:style-name="T115">()</text:span> <text:span text:style-name="T115">{</text:span></text:p>
      <text:p text:style-name="Preformatted_20_Text"><text:s/>       c = <text:span text:style-name="T118">"serialize derived"</text:span>;</text:p>
      <text:p text:style-name="Preformatted_20_Text"><text:s/>   <text:span text:style-name="T115">}</text:span></text:p>
      <text:p text:style-name="Preformatted_20_Text"><text:s/>   <text:span text:style-name="T114">void</text:span> foo<text:span text:style-name="T115">()</text:span>;</text:p>
      <text:p text:style-name="Preformatted_20_Text"><text:s/>   <text:span text:style-name="T114">void</text:span> print <text:span text:style-name="T115">()</text:span> <text:span text:style-name="T115">{</text:span></text:p>
      <text:p text:style-name="Preformatted_20_Text"><text:s/>       B::<text:span text:style-name="T116">print</text:span><text:span text:style-name="T115">()</text:span>;</text:p>
      <text:p text:style-name="Preformatted_20_Text"><text:s/>       std::<text:span text:style-name="T116">cout</text:span>&lt;&lt;c&lt;&lt;std::<text:span text:style-name="T116">endl</text:span>;</text:p>
      <text:p text:style-name="Preformatted_20_Text"><text:s/>   <text:span text:style-name="T115">}</text:span>   </text:p>
      <text:p text:style-name="Preformatted_20_Text"><text:s/>   std::<text:span text:style-name="T116">string</text:span> c;</text:p>
      <text:p text:style-name="Preformatted_20_Text"><text:span text:style-name="T115">}</text:span>;</text:p>
      <text:p text:style-name="Preformatted_20_Text"> </text:p>
      <text:p text:style-name="P167"><text:span text:style-name="T114">void</text:span> C::<text:span text:style-name="T116">foo</text:span><text:span text:style-name="T115">(){</text:span> std::<text:span text:style-name="T114">cout</text:span> &lt;&lt; <text:span text:style-name="T117">2</text:span>; <text:span text:style-name="T115">}</text:span></text:p>
      <text:p text:style-name="P70"/>
      <text:p text:style-name="P162"><text:span text:style-name="T114">int</text:span> main <text:span text:style-name="T115">(</text:span><text:span text:style-name="T114">int</text:span> argv, <text:span text:style-name="T114">char</text:span>* argc<text:span text:style-name="T115">[])</text:span> <text:span text:style-name="T115">{</text:span></text:p>
      <text:p text:style-name="Preformatted_20_Text"><text:s/>   <text:span text:style-name="T114">void</text:span><text:span text:style-name="T115">(</text:span>*f<text:span text:style-name="T115">)(</text:span><text:span text:style-name="T114">int</text:span>, <text:span text:style-name="T114">int</text:span><text:span text:style-name="T115">)</text:span> = &amp;foo;</text:p>
      <text:p text:style-name="Preformatted_20_Text"><text:s/>   odfaeg::<text:span text:style-name="T116">FastDelegate</text:span>&lt;void&gt; f1<text:span text:style-name="T115">(</text:span>f, <text:span text:style-name="T117">3</text:span>, <text:span text:style-name="T117">4</text:span><text:span text:style-name="T115">)</text:span>;</text:p>
      <text:p text:style-name="Preformatted_20_Text"><text:s/>   f1.<text:span text:style-name="T116">setParams</text:span><text:span text:style-name="T115">(</text:span><text:span text:style-name="T117">5</text:span>, <text:span text:style-name="T117">6</text:span><text:span text:style-name="T115">)</text:span>;</text:p>
      <text:p text:style-name="Preformatted_20_Text"><text:s text:c="8"/>f1<text:span text:style-name="T115">()</text:span>;</text:p>
      <text:p text:style-name="Preformatted_20_Text"><text:s text:c="8"/>std::<text:span text:style-name="T114">cout</text:span> &lt;&lt; std::<text:span text:style-name="T116">endl</text:span>;</text:p>
      <text:p text:style-name="Preformatted_20_Text"> </text:p>
      <text:p text:style-name="Preformatted_20_Text"><text:s text:c="8"/>odfaeg::<text:span text:style-name="T116">FastDelegate</text:span>&lt;void&gt; f2<text:span text:style-name="T115">(</text:span></text:p>
      <text:p text:style-name="Preformatted_20_Text"><text:s text:c="16"/><text:span text:style-name="T115">[](</text:span><text:span text:style-name="T114">int</text:span> i, <text:span text:style-name="T114">int</text:span> j<text:span text:style-name="T115">){</text:span> std::<text:span text:style-name="T114">cout</text:span> &lt;&lt; i &lt;&lt; j; <text:span text:style-name="T115">}</text:span>,</text:p>
      <text:p text:style-name="Preformatted_20_Text"><text:s text:c="16"/><text:span text:style-name="T117">7</text:span>,<text:span text:style-name="T117">8</text:span></text:p>
      <text:p text:style-name="Preformatted_20_Text"><text:s text:c="8"/><text:span text:style-name="T115">)</text:span>;</text:p>
      <text:p text:style-name="Preformatted_20_Text"><text:s text:c="8"/>f2<text:span text:style-name="T115">()</text:span>;</text:p>
      <text:p text:style-name="Preformatted_20_Text"><text:s text:c="8"/>f2.<text:span text:style-name="T116">setParams</text:span><text:span text:style-name="T115">(</text:span><text:span text:style-name="T117">9</text:span>,<text:span text:style-name="T117">10</text:span><text:span text:style-name="T115">)</text:span>;</text:p>
      <text:p text:style-name="Preformatted_20_Text"><text:s text:c="8"/>f2<text:span text:style-name="T115">()</text:span>;</text:p>
      <text:p text:style-name="Preformatted_20_Text"><text:s text:c="8"/>std::<text:span text:style-name="T114">cout</text:span> &lt;&lt; std::<text:span text:style-name="T116">endl</text:span>;</text:p>
      <text:p text:style-name="Preformatted_20_Text"> </text:p>
      <text:p text:style-name="Preformatted_20_Text"><text:s text:c="8"/><text:span text:style-name="T114">int</text:span> i = <text:span text:style-name="T117">11</text:span>;</text:p>
      <text:p text:style-name="Preformatted_20_Text"><text:s text:c="8"/>odfaeg::<text:span text:style-name="T116">FastDelegate</text:span>&lt;void&gt; f3<text:span text:style-name="T115">(</text:span></text:p>
      <text:p text:style-name="Preformatted_20_Text"><text:s text:c="16"/><text:span text:style-name="T115">[</text:span>i<text:span text:style-name="T115">](</text:span><text:span text:style-name="T114">int</text:span> j<text:span text:style-name="T115">){</text:span> std::<text:span text:style-name="T114">cout</text:span> &lt;&lt; i &lt;&lt; j; <text:span text:style-name="T115">}</text:span>,</text:p>
      <text:p text:style-name="Preformatted_20_Text"><text:s text:c="16"/><text:span text:style-name="T117">12</text:span></text:p>
      <text:p text:style-name="Preformatted_20_Text"><text:s text:c="8"/><text:span text:style-name="T115">)</text:span>;</text:p>
      <text:p text:style-name="Preformatted_20_Text"><text:s text:c="8"/>f3<text:span text:style-name="T115">()</text:span>;</text:p>
      <text:p text:style-name="Preformatted_20_Text"><text:s text:c="8"/>f3.<text:span text:style-name="T116">setParams</text:span><text:span text:style-name="T115">(</text:span><text:span text:style-name="T117">13</text:span><text:span text:style-name="T115">)</text:span>;</text:p>
      <text:p text:style-name="Preformatted_20_Text"><text:s text:c="8"/>f3<text:span text:style-name="T115">()</text:span>;</text:p>
      <text:p text:style-name="Preformatted_20_Text"><text:s text:c="8"/>std::<text:span text:style-name="T114">cout</text:span> &lt;&lt; std::<text:span text:style-name="T116">endl</text:span>;</text:p>
      <text:p text:style-name="Preformatted_20_Text"> </text:p>
      <text:p text:style-name="Preformatted_20_Text"><text:s text:c="8"/>A a;</text:p>
      <text:p text:style-name="Preformatted_20_Text"><text:s text:c="8"/>odfaeg::<text:span text:style-name="T116">FastDelegate</text:span>&lt;void&gt; f4<text:span text:style-name="T115">(</text:span>&amp;A::<text:span text:style-name="T116">foo</text:span>,&amp;a,<text:span text:style-name="T117">14</text:span><text:span text:style-name="T115">)</text:span>;</text:p>
      <text:p text:style-name="Preformatted_20_Text"><text:s text:c="8"/>f4<text:span text:style-name="T115">()</text:span>;</text:p>
      <text:p text:style-name="Preformatted_20_Text"><text:s text:c="8"/>f4.<text:span text:style-name="T116">setParams</text:span><text:span text:style-name="T115">(</text:span>&amp;a,<text:span text:style-name="T117">15</text:span><text:span text:style-name="T115">)</text:span>;</text:p>
      <text:p text:style-name="Preformatted_20_Text"><text:s text:c="8"/>f4<text:span text:style-name="T115">()</text:span>;</text:p>
      <text:p text:style-name="Preformatted_20_Text"><text:s text:c="8"/>std::<text:span text:style-name="T114">cout</text:span> &lt;&lt; std::<text:span text:style-name="T116">endl</text:span>;</text:p>
      <text:p text:style-name="Preformatted_20_Text"><text:s text:c="8"/>odfaeg::<text:span text:style-name="T116">FastDelegate</text:span>&lt;void&gt; f5 = f1;</text:p>
      <text:p text:style-name="Preformatted_20_Text"><text:s text:c="8"/>f5<text:span text:style-name="T115">()</text:span>;</text:p>
      <text:p text:style-name="Preformatted_20_Text"><text:soft-page-break/><text:s text:c="8"/>f5=f3;</text:p>
      <text:p text:style-name="Preformatted_20_Text"><text:s text:c="8"/>f5<text:span text:style-name="T115">()</text:span>;</text:p>
      <text:p text:style-name="Preformatted_20_Text"><text:s text:c="8"/>std::<text:span text:style-name="T114">cout</text:span> &lt;&lt; std::<text:span text:style-name="T116">endl</text:span>;</text:p>
      <text:p text:style-name="Preformatted_20_Text"> </text:p>
      <text:p text:style-name="Preformatted_20_Text"><text:s text:c="8"/>C c;</text:p>
      <text:p text:style-name="Preformatted_20_Text"><text:s text:c="8"/>B* b = &amp;c;</text:p>
      <text:p text:style-name="Preformatted_20_Text"><text:s text:c="8"/>odfaeg::<text:span text:style-name="T116">FastDelegate</text:span>&lt;void&gt; f6<text:span text:style-name="T115">(</text:span>&amp;C::<text:span text:style-name="T116">foo</text:span>,&amp;c<text:span text:style-name="T115">)</text:span>;</text:p>
      <text:p text:style-name="Preformatted_20_Text"><text:s text:c="8"/>f6<text:span text:style-name="T115">()</text:span>;</text:p>
      <text:p text:style-name="Preformatted_20_Text"><text:s text:c="8"/>f6.<text:span text:style-name="T116">setParams</text:span><text:span text:style-name="T115">(</text:span>b<text:span text:style-name="T115">)</text:span>;</text:p>
      <text:p text:style-name="Preformatted_20_Text"><text:s text:c="8"/>f6<text:span text:style-name="T115">()</text:span>;</text:p>
      <text:p text:style-name="Preformatted_20_Text"><text:s text:c="8"/>std::<text:span text:style-name="T114">cout</text:span> &lt;&lt; std::<text:span text:style-name="T116">endl</text:span>;</text:p>
      <text:p text:style-name="Preformatted_20_Text"> </text:p>
      <text:p text:style-name="Preformatted_20_Text"><text:s text:c="8"/>odfaeg::<text:span text:style-name="T116">FastDelegate</text:span>&lt;void&gt; f7<text:span text:style-name="T115">(</text:span>D<text:span text:style-name="T115">()</text:span>,<text:span text:style-name="T117">16</text:span><text:span text:style-name="T115">)</text:span>;</text:p>
      <text:p text:style-name="Preformatted_20_Text"><text:s text:c="8"/>f7<text:span text:style-name="T115">()</text:span>;</text:p>
      <text:p text:style-name="Preformatted_20_Text"><text:s text:c="8"/>f7.<text:span text:style-name="T116">setParams</text:span><text:span text:style-name="T115">(</text:span><text:span text:style-name="T117">17</text:span><text:span text:style-name="T115">)</text:span>;</text:p>
      <text:p text:style-name="Preformatted_20_Text"><text:s text:c="8"/>f7<text:span text:style-name="T115">()</text:span>;</text:p>
      <text:p text:style-name="Preformatted_20_Text"><text:s text:c="8"/>std::<text:span text:style-name="T114">cout</text:span> &lt;&lt; std::<text:span text:style-name="T116">endl</text:span>;</text:p>
      <text:p text:style-name="Preformatted_20_Text"> </text:p>
      <text:p text:style-name="Preformatted_20_Text"><text:s text:c="8"/>odfaeg::<text:span text:style-name="T116">FastDelegate</text:span>&lt;void&gt; f8<text:span text:style-name="T115">(</text:span>bar,<text:span text:style-name="T118">"ab"</text:span>s<text:span text:style-name="T115">)</text:span>;</text:p>
      <text:p text:style-name="Preformatted_20_Text"><text:s text:c="8"/>f8<text:span text:style-name="T115">()</text:span>;</text:p>
      <text:p text:style-name="Preformatted_20_Text"><text:s text:c="8"/>f8.<text:span text:style-name="T116">setParams</text:span><text:span text:style-name="T115">(</text:span><text:span text:style-name="T118">"abc"</text:span>s<text:span text:style-name="T115">)</text:span>;</text:p>
      <text:p text:style-name="Preformatted_20_Text"><text:s text:c="8"/>f8<text:span text:style-name="T115">()</text:span>;</text:p>
      <text:p text:style-name="Preformatted_20_Text"><text:s text:c="8"/>std::<text:span text:style-name="T114">cout</text:span> &lt;&lt; std::<text:span text:style-name="T116">endl</text:span>;</text:p>
      <text:p text:style-name="Preformatted_20_Text"><text:s text:c="8"/><text:span text:style-name="T114">int</text:span> pi = <text:span text:style-name="T117">1</text:span>;</text:p>
      <text:p text:style-name="Preformatted_20_Text"><text:s/>   odfaeg::<text:span text:style-name="T116">FastDelegate</text:span>&lt;void&gt; f9<text:span text:style-name="T115">(</text:span>foo, &amp;pi<text:span text:style-name="T115">)</text:span>;</text:p>
      <text:p text:style-name="Preformatted_20_Text"><text:s text:c="8"/>f9<text:span text:style-name="T115">()</text:span>;</text:p>
      <text:p text:style-name="Preformatted_20_Text"><text:s text:c="8"/>std::<text:span text:style-name="T114">cout</text:span> &lt;&lt; std::<text:span text:style-name="T116">endl</text:span>;</text:p>
      <text:p text:style-name="Preformatted_20_Text"><text:s text:c="8"/>pi=<text:span text:style-name="T117">2</text:span>;</text:p>
      <text:p text:style-name="Preformatted_20_Text"><text:s text:c="8"/>f9<text:span text:style-name="T115">()</text:span>;</text:p>
      <text:p text:style-name="Preformatted_20_Text"><text:s text:c="8"/>std::<text:span text:style-name="T114">cout</text:span> &lt;&lt; std::<text:span text:style-name="T116">endl</text:span>;</text:p>
      <text:p text:style-name="Preformatted_20_Text"><text:s text:c="8"/>odfaeg::<text:span text:style-name="T116">FastDelegate</text:span>&lt;int&gt; f10<text:span text:style-name="T115">(</text:span>goo,<text:span text:style-name="T117">18</text:span><text:span text:style-name="T115">)</text:span>;</text:p>
      <text:p text:style-name="Preformatted_20_Text"><text:s text:c="8"/>std::<text:span text:style-name="T114">cout</text:span> &lt;&lt; f10<text:span text:style-name="T115">()</text:span>;</text:p>
      <text:p text:style-name="Preformatted_20_Text"><text:s text:c="8"/>f10.<text:span text:style-name="T116">setParams</text:span><text:span text:style-name="T115">(</text:span><text:span text:style-name="T117">19</text:span><text:span text:style-name="T115">)</text:span>;</text:p>
      <text:p text:style-name="Preformatted_20_Text"><text:s text:c="8"/>std::<text:span text:style-name="T114">cout</text:span> &lt;&lt; f10<text:span text:style-name="T115">()</text:span>;</text:p>
      <text:p text:style-name="Preformatted_20_Text"><text:s text:c="8"/>std::<text:span text:style-name="T114">cout</text:span> &lt;&lt; std::<text:span text:style-name="T116">endl</text:span>;</text:p>
      <text:p text:style-name="Preformatted_20_Text"><text:s text:c="8"/><text:span text:style-name="T114">void</text:span><text:span text:style-name="T115">(</text:span>*fu<text:span text:style-name="T115">)(</text:span>int&amp;<text:span text:style-name="T115">)</text:span> = &amp;foo;</text:p>
      <text:p text:style-name="Preformatted_20_Text"><text:s text:c="8"/><text:span text:style-name="T114">int</text:span> vi=<text:span text:style-name="T117">1</text:span>;</text:p>
      <text:p text:style-name="Preformatted_20_Text"><text:s text:c="8"/>odfaeg::<text:span text:style-name="T116">FastDelegate</text:span>&lt;void&gt; f11<text:span text:style-name="T115">(</text:span>fu, std::<text:span text:style-name="T116">ref</text:span><text:span text:style-name="T115">(</text:span>vi<text:span text:style-name="T115">))</text:span>;</text:p>
      <text:p text:style-name="Preformatted_20_Text"><text:s text:c="8"/>f11<text:span text:style-name="T115">()</text:span>;</text:p>
      <text:p text:style-name="Preformatted_20_Text"><text:s text:c="8"/>std::<text:span text:style-name="T114">cout</text:span> &lt;&lt; std::<text:span text:style-name="T116">endl</text:span>;</text:p>
      <text:p text:style-name="Preformatted_20_Text"><text:s text:c="8"/>vi=<text:span text:style-name="T117">2</text:span>;</text:p>
      <text:p text:style-name="Preformatted_20_Text"><text:s text:c="8"/>f11<text:span text:style-name="T115">()</text:span>;</text:p>
      <text:p text:style-name="Preformatted_20_Text"><text:s/>       std::<text:span text:style-name="T116">cout</text:span>&lt;&lt;std::<text:span text:style-name="T116">endl</text:span>;</text:p>
      <text:p text:style-name="Preformatted_20_Text"><text:s/>       <text:span text:style-name="T114">return</text:span> <text:span text:style-name="T117">0</text:span>;</text:p>
      <text:p text:style-name="P168">}</text:p>
      <text:p text:style-name="P71">Et avec des placeholders :</text:p>
      <text:p text:style-name="P71"/>
      <text:p text:style-name="P164"><text:span text:style-name="T114">void</text:span> f <text:span text:style-name="T115">(</text:span><text:span text:style-name="T114">int</text:span> i, <text:span text:style-name="T114">int</text:span> j, <text:span text:style-name="T114">int</text:span> l<text:span text:style-name="T115">)</text:span> <text:span text:style-name="T115">{</text:span></text:p>
      <text:p text:style-name="Preformatted_20_Text"><text:s/>   std::<text:span text:style-name="T116">cout</text:span>&lt;&lt;<text:span text:style-name="T118">"i : "</text:span>&lt;&lt;i&lt;&lt;<text:span text:style-name="T118">" j : "</text:span>&lt;&lt;j&lt;&lt;<text:span text:style-name="T118">" l : "</text:span>&lt;&lt;l&lt;&lt;std::<text:span text:style-name="T116">endl</text:span>;</text:p>
      <text:p text:style-name="P168">}</text:p>
      <text:p text:style-name="P163"><text:span text:style-name="T114">int</text:span> main <text:span text:style-name="T115">(</text:span><text:span text:style-name="T114">int</text:span> argv, <text:span text:style-name="T114">char</text:span>* argc<text:span text:style-name="T115">[])</text:span> <text:span text:style-name="T115">{</text:span></text:p>
      <text:p text:style-name="P163"><text:tab/>odfaeg::<text:span text:style-name="T116">FastDelegate</text:span>&lt;void&gt; fd<text:span text:style-name="T115">(</text:span>&amp;f, <text:span text:style-name="T117">1</text:span>, <text:span text:style-name="T117">2</text:span>, odfaeg::<text:span text:style-name="T116">ph</text:span>&lt;<text:span text:style-name="T117">0</text:span>,int&gt;<text:span text:style-name="T115">()) ;</text:span></text:p>
      <text:p text:style-name="P164"><text:tab/>fd.<text:span text:style-name="T116">bind</text:span><text:span text:style-name="T115">(</text:span><text:span text:style-name="T117">3</text:span><text:span text:style-name="T115">)</text:span>;</text:p>
      <text:p text:style-name="P164"><text:tab/>fd() ;</text:p>
      <text:p text:style-name="P164">}</text:p>
      <text:p text:style-name="P33"/>
      <text:p text:style-name="P28">Créer des commandes : </text:p>
      <text:p text:style-name="P34"/>
      <text:p text:style-name="P72">Maintenant que l'on sait comment créer des delegate, on va pouvoir créer des commandes que l'on <text:soft-page-break/>connectera ensuite au listener à l'aide d'un identifiant.</text:p>
      <text:p text:style-name="P28"/>
      <text:p text:style-name="P59">ODFAEG permet de créer des commandes de 2 façons :</text:p>
      <text:p text:style-name="P28"/>
      <text:p text:style-name="P59">La première façon est de définir un ou plusieurs événements SFML qui déclencheront la commande.</text:p>
      <text:p text:style-name="P28"/>
      <text:p text:style-name="P59">Pour cela, odfaeg possède une classe Action qui permet de combiner plusieurs évènements SFML entre eux.</text:p>
      <text:p text:style-name="P28"/>
      <text:p text:style-name="P59">Ici nous allons définir une action qui se déclenche lorsque une des 4 touches suivante (Z, Q, S, D) est enfoncée :</text:p>
      <text:p text:style-name="P28"/>
      <text:p text:style-name="P59">pour cela, nous allons définir 4 action<text:span text:style-name="T83">s</text:span> que nous allons combin<text:span text:style-name="T84">er</text:span> ensemble, de la même manière que lorsqu'on combine des conditions avec les opérateurs ||, &amp;&amp;, | et !.</text:p>
      <text:p text:style-name="P28"/>
      <text:p text:style-name="P59">Action a1 (Action::EVENT_TYPE::KEY_HELD_DOWN, sf::Keyboard::Key::Z);</text:p>
      <text:p text:style-name="P59">Action a2 (Action::EVENT_TYPE::KEY_HELD_DOWN, sf::Keyboard::Key::Q);</text:p>
      <text:p text:style-name="P59">Action a3 (Action::EVENT_TYPE::KEY_HELD_DOWN, sf::Keyboard::Key::S);</text:p>
      <text:p text:style-name="P59">Action a4 (Action::EVENT_TYPE::KEY_HELD_DOWN, sf::Keyboard::Key::D);</text:p>
      <text:p text:style-name="P59">Action combined (a1 || a2 || a3 || a4);</text:p>
      <text:p text:style-name="P28"/>
      <text:p text:style-name="P59">Cette action doit ensuite être mappée à une commande, ceci se fait à l'aide de la classe <text:span text:style-name="T79">Command</text:span>, la commande n'est rien d'autre <text:span text:style-name="T80">qu'une action liées à un</text:span> pointeur de fonction <text:span text:style-name="T80">(appelé un slot) ainsi que des paramètres qui seront envoyé à ce slot</text:span>, pour créer <text:span text:style-name="T82">un slot </text:span>avec odfaeg ils suffit de créer un object <text:span text:style-name="T68">de type </text:span>FastDelegate<text:span text:style-name="T68">&lt;void&gt; </text:span>en lui passant en paramètre <text:span text:style-name="T68"><text:s/>un pointeur sur la fonction qu’appellera la commande lorsqu'elle sera déclenchée ainsi que la valeur des paramètres de la commande (ici je met Unknow car on ne connaît pas encore la touche qui a été pressée et le temps écoulé depuis le début de l'application)</text:span></text:p>
      <text:p text:style-name="P59"/>
      <text:p text:style-name="P64">L'avantage <text:span text:style-name="T81">majeur </text:span>de la classe FastDelegate est qu'elle peut stocker n'importe quelle type de fonction.</text:p>
      <text:p text:style-name="P59"/>
      <text:p text:style-name="P60"><text:span text:style-name="T76">Command</text:span> move<text:span text:style-name="T69">Command</text:span>(combined, FastDelegate&lt;void&gt;(&amp;MyAppli::keyHeldDown, this, sf::Keyboard::Key::Unknown, realTime.restart()));</text:p>
      <text:p text:style-name="P60"/>
      <text:p text:style-name="P60">Nous lions donc notre action <text:span text:style-name="T85">et notre slot</text:span> à notre commande, voilà, nous avons créer la commande.</text:p>
      <text:p text:style-name="P60"/>
      <text:p text:style-name="P112">Connecter des commandes  <text:span text:style-name="T86"><text:s/></text:span>: </text:p>
      <text:p text:style-name="P112"/>
      <text:p text:style-name="P140">Une fois que la commande est créée nous devons la connecter au gestionnaire d'événement <text:span text:style-name="T119">(au listener)</text:span>, le gestionnaire d'événement n'est rien d'autre qu'un thread qui exécute les commandes qu'on lui fournis de manière synchrone ou assynchrone en fonction des événements SFML généré par l'application. </text:p>
      <text:p text:style-name="P112"/>
      <text:p text:style-name="P140">Pour connecter une commande il faut récupérer l'interpréteur de commande du gestionnaire d'événements, ceci se fait à l'aide de la méthode getListener()  de la classe InputSystem :</text:p>
      <text:p text:style-name="P140"/>
      <text:p text:style-name="P129">InputSystem::getListener().connect("Move<text:span text:style-name="T87">Connexion</text:span>", moveCommand);</text:p>
      <text:p text:style-name="P129"/>
      <text:p text:style-name="P129">On fournis donc le nom de la connection ainsi que la commande.</text:p>
      <text:p text:style-name="P129"/>
      <text:p text:style-name="P113"><text:soft-page-break/>Définir un trigger personnalisé pour une commande : </text:p>
      <text:p text:style-name="P113"/>
      <text:p text:style-name="P129">Ce système est bien mais ne convient pas pour tout les cas, imaginez que vous devez déclenché une commande lorsque la souris est dans un rectangle, le principal soucis est que vou<text:span text:style-name="T77">s</text:span> devez définir une action pour chaque pixel contenu dans le rectangle, ce qui n'est pas du tout pratique.</text:p>
      <text:p text:style-name="P129">ODFAEG permet <text:s/>de <text:span text:style-name="T78">créer une </text:span>commande <text:span text:style-name="T78">avec </text:span>une fonction <text:span text:style-name="T78">spéciale</text:span>. (appelée un trigger) </text:p>
      <text:p text:style-name="P129">C'est alors la fonction et non plus l'action qui va décider de l'exécution de la commande, voici un exemple, créons une fonction qui affiche quelque chose à l'écran lorsque la souris est dans le rectangle 0, 0, 100, 100 de la fenêtre de l'application :</text:p>
      <text:p text:style-name="P129"><text:s/>bool mouseInside (sf::Vector2f mousePos) {</text:p>
      <text:p text:style-name="P113"/>
      <text:p text:style-name="P129"><text:s text:c="8"/>BoundingBox bx (0, 0, 0, 100, 100, 0);</text:p>
      <text:p text:style-name="P129"><text:s text:c="8"/>if (bx.isPointInside(Vec3f(mousePos.x, mousePos.y, 0))) {</text:p>
      <text:p text:style-name="P129"><text:s text:c="12"/>return true;</text:p>
      <text:p text:style-name="P129"><text:s text:c="8"/>}</text:p>
      <text:p text:style-name="P129"><text:s text:c="8"/>return false;</text:p>
      <text:p text:style-name="P129"><text:s text:c="4"/>}</text:p>
      <text:p text:style-name="P129"><text:s text:c="4"/>void onMouseInside (sf::Vector2f mousePos) {</text:p>
      <text:p text:style-name="P129"><text:s text:c="8"/>std::cout&lt;&lt;"Mouse inside : "&lt;&lt;mousePos.x&lt;&lt;" "&lt;&lt;mousePos.y&lt;&lt;std::endl;</text:p>
      <text:p text:style-name="P129"><text:s text:c="4"/>}</text:p>
      <text:p text:style-name="P113"/>
      <text:p text:style-name="P129">Nous avons 2 méthodes, une qui vérifie si la souris est dans le rectangle et une autre qui affiche un message en indiquant la position de la souris.</text:p>
      <text:p text:style-name="P113"/>
      <text:p text:style-name="P141">Créer un trigger s'effectue de la même manière que la création d'un <text:span text:style-name="T88">slot</text:span>, à l'exception près que le type du trigger est FastDelegate&lt;bool&gt;.</text:p>
      <text:p text:style-name="P114"/>
      <text:p text:style-name="P141"><text:span text:style-name="T88">Le type de fonction et l</text:span>es paramètres du trigger et d<text:span text:style-name="T89">u slot</text:span> doivent être les mêmes !</text:p>
      <text:p text:style-name="P114"/>
      <text:p text:style-name="P114"><text:span text:style-name="T1">La c</text:span><text:span text:style-name="T24">réation</text:span><text:span text:style-name="T1"> d'une commande </text:span><text:span text:style-name="T24">avec </text:span><text:span text:style-name="T1">un trigger se fait de la même manière que </text:span><text:span text:style-name="T24">la création de la</text:span><text:span text:style-name="T1"> commande </text:span><text:span text:style-name="T24">avec </text:span><text:span text:style-name="T1">une action </text:span><text:span text:style-name="T24">à l'exception prêt que c'est le trigger qu'on envoie et non plus l'action</text:span><text:span text:style-name="T1"> car ici l</text:span><text:span text:style-name="T8">a commande</text:span><text:span text:style-name="T1"> n'est pas liée à un </text:span><text:span text:style-name="T8">ou plusieurs événements </text:span><text:span text:style-name="T1">SFML mais directement à une fonction)  :</text:span></text:p>
      <text:p text:style-name="P155">Command mouseInsideCommand(FastDelegate&lt;bool&gt;(&amp;MyAppli::mouseInside,this,Vector2f(-1, -1)), FastDelegate&lt;void&gt;(&amp;MyAppli::onMouseInside, this, Vector2f(-1,-1)));</text:p>
      <text:p text:style-name="P114"/>
      <text:p text:style-name="P141">InputSystem::getListener().connect(« <text:span text:style-name="T90">mouseInsideCommand »,mouseInsideCommand</text:span>) ;</text:p>
      <text:p text:style-name="P142">On met -1, -1 pour la valeur de la position de la souris car on ne la connais pas encore, ceci évite d'afficher le message au lancement de l'application lorsque la fenêtre n'est pas encore affichée.</text:p>
      <text:p text:style-name="P114"/>
      <text:p text:style-name="P142">Il existe une dernière et troisième méthode qui permet de passer un trigger, <text:span text:style-name="T91">une action et un slot à une Commande</text:span>, la commande sera alors exécutée si le trigger ainsi que l'action <text:s/>sont déclenchés.</text:p>
      <text:p text:style-name="P142"/>
      <text:p text:style-name="P142"/>
      <text:p text:style-name="P142"/>
      <text:p text:style-name="P7"/>
      <text:p text:style-name="P7"/>
      <text:p text:style-name="P7"><text:soft-page-break/>Chapitre V : l<text:span text:style-name="T137">es vues.</text:span></text:p>
      <text:p text:style-name="P193"/>
      <text:p text:style-name="P195">Orientation des axes et origine des vues.</text:p>
      <text:p text:style-name="P195"/>
      <text:p text:style-name="P195"><text:span text:style-name="T1">Les vues de odfaeg sont différentes des vues SFML, car elle n'imposent pas d'orientation particulière pour les axes, contrairement à SFML qui impose que l'axe y pointe vers le bas, c'est à dire que le coin en haut à gauche de la fenêtre a toujours pour coordonnée 0,0 et le coin en bas à droite à pour coordonnée la largeur et la hauteur de la fenêtre.</text:span></text:p>
      <text:p text:style-name="P195"><text:span text:style-name="T1">Odfaeg n'impose pas d'orientation pour les axes et on peut changer l'orientations des axes comme on le désire, contrairement à SFML, les vues on pour origine le center de la fenêtre et non pas le coin supérieur gauche de la fenêtre et le sens des axes est vers la droite pour l'axe x, vers la gauche pour l'axe y et vers vous pour l'axe z.</text:span></text:p>
      <text:p text:style-name="P195"><text:span text:style-name="T1">On peut changer facilement l'orientation des axes avec la méthode setScale comme ceci :</text:span></text:p>
      <text:p text:style-name="P195"><text:span text:style-name="T1"/></text:p>
      <text:p text:style-name="P195"><text:span text:style-name="T1">getView().setScale(1, -1, 1);</text:span></text:p>
      <text:p text:style-name="P195"><text:span text:style-name="T1">getView() permet de récupérer la vue de la fenêtre de rendu dans le l'application.</text:span></text:p>
      <text:p text:style-name="P195"/>
      <text:p text:style-name="P195"><text:span text:style-name="T1">Dans ce cas là l'axe des y pointera vers le bas comme pour SFML !</text:span></text:p>
      <text:p text:style-name="P195"><text:span text:style-name="T1">Pour changer l'origine il suffit de faire une translation de la vue avant de tout dessiner.</text:span></text:p>
      <text:p text:style-name="P195"/>
      <text:p text:style-name="P205"><text:span text:style-name="T1">Les composants possèdent également une vue, par défaut, c'est la même vue que celle de la fenêtre de rendu de l'application.</text:span></text:p>
      <text:p text:style-name="P205"><text:span text:style-name="T1"/></text:p>
      <text:p text:style-name="P196"><text:span text:style-name="T1">Pour déplacer la vue il suffit d'appeler la méthode move :</text:span></text:p>
      <text:p text:style-name="P196"><text:span text:style-name="T1"/></text:p>
      <text:p text:style-name="P196"><text:span text:style-name="T1">getView().move(0, 300, 0);</text:span></text:p>
      <text:p text:style-name="P196"/>
      <text:p text:style-name="P196"><text:span text:style-name="T1">Ceci déplace la vue de 300 unités vers le </text:span><text:span text:style-name="T29">bas ou vers le haut. (Cela dépend de l'orientation de l'axe y.)</text:span></text:p>
      <text:p text:style-name="P197"><text:span text:style-name="T1">Pour faire une rotation, il suffit d'appeler la méthode rotate et de passer l'angle et pour zoomer, il suffit d'appeler la fonction zoom et de passer l'échelle.</text:span></text:p>
      <text:p text:style-name="P197"><text:span text:style-name="T1"/></text:p>
      <text:p text:style-name="P197"><text:span text:style-name="T1">Par défault la vue est othographique. (en 2D donc)</text:span></text:p>
      <text:p text:style-name="P197"><text:span text:style-name="T1">Avec comme znear, une valeur un peut plus petite que 0 et comme z far une valeur un peu plus grande que la hauteur de la fenêtre, par conséquent tout ce qui est visible doit avoir un z compris entre 0 et la hauteur de la fenêtre sinon l'entité ne sera pas affichée. (Il suffit juste de mettre comme composante z le centre de l'entité 2D et de déplacer aussi la vue en z avec la même valeur que pour y lorsqu'on se déplace dans le monde. (avec le clavier ou bien avec la souris par exemple)</text:span></text:p>
      <text:p text:style-name="P197"/>
      <text:p text:style-name="P197"><text:span text:style-name="T1">On peut changer la vue et la passer en perspective (en vue 3D) mais ce ne sera pas l'objet de se chapitre, nous verrons cela dans le tutoriel consacré à la 3D.</text:span></text:p>
      <text:p text:style-name="P197"><text:span text:style-name="T1">On peut également changer le viewport de la vue avec la méthode setViewport.</text:span></text:p>
      <text:p text:style-name="P197"/>
      <text:p text:style-name="P197"/>
      <text:p text:style-name="P197"/>
      <text:p text:style-name="P197"/>
      <text:p text:style-name="P197"/>
      <text:p text:style-name="P197"/>
      <text:p text:style-name="P197"/>
      <text:p text:style-name="P198"><text:soft-page-break/><text:span text:style-name="T138">Chapitre VI : les entités 2.5D de odfaeg.</text:span></text:p>
      <text:p text:style-name="P196"><text:span text:style-name="T1"/></text:p>
      <text:p text:style-name="P195"><text:span text:style-name="T1"/></text:p>
      <text:p text:style-name="P115">Les entités de haut niveau de ODFAEG : </text:p>
      <text:p text:style-name="P115"/>
      <text:p text:style-name="P143">Les entités SFML-LIKE sont utile dans les petites jeux, mais restent fort limitées dans les gros jeux ou il y a beaucoup d'entités graphique de type différent.</text:p>
      <text:p text:style-name="P115"/>
      <text:p text:style-name="P115"><text:span text:style-name="T1">ODFAEG permet donc de créer ses propres entités qui sont des entités plus évoluée que les entités SFML-LIKE qui permettent juste de tracer des formes, les entités ODFAEG se servent </text:span><text:span text:style-name="T10">aussi des tableaux de sommets de SFML</text:span><text:span text:style-name="T1"> </text:span><text:span text:style-name="T10">mais</text:span><text:span text:style-name="T1"> possèdent des attributs supplémentaires : des états, des volumes de collision, des faces, </text:span><text:span text:style-name="T11">des matériaux, </text:span><text:span text:style-name="T1">des sommets pré-transformé, </text:span><text:span text:style-name="T12">des entités enfants et une entités parent, et quelque fonction que l'on peut redéfinir si nos entités doivent interagir avec d'autres entités afin d'éviter de devoir faire trop d'héritage)</text:span></text:p>
      <text:p text:style-name="P144"/>
      <text:p text:style-name="P146">Les faces peuvent contenir un ou plusieurs tableau de sommets utilisant le même matériel et l<text:span text:style-name="T120">e</text:span> même type de primitive.</text:p>
      <text:p text:style-name="P146">Les matériaux peuvent avoir une ou plusieurs textures (multi-texturing), ainsi qu'une couleur.</text:p>
      <text:p text:style-name="P116"/>
      <text:p text:style-name="P115"><text:span text:style-name="T1">Les entités ODFAEG-LIKE permettent </text:span><text:span text:style-name="T9">donc </text:span><text:span text:style-name="T1">de faire des rendus de manière </text:span><text:span text:style-name="T9">plus </text:span><text:span text:style-name="T1">optimisé. (tout comme les commandes qui permettent de gérer des év</text:span><text:span text:style-name="T9">é</text:span><text:span text:style-name="T1">nements SFML de </text:span><text:span text:style-name="T9">façon plus optimisée.)</text:span></text:p>
      <text:p text:style-name="P115"/>
      <text:p text:style-name="P146">ODFAEG possède déjà des entités 2D et 2.5D que j'utilise uniquement dans le but de faire des tests :</text:p>
      <text:p text:style-name="P145">Ces entités se situent dans le module g2d du module graphique de ODFAEG.</text:p>
      <text:p text:style-name="P117"/>
      <text:p text:style-name="P117"><text:span text:style-name="T1">Chaque entité possède un type qui est en fait une sorte de groupe, qui regroupe un ensemble d'entité de même type, voici les différents </text:span><text:span text:style-name="T12">groupe d'entité 2D et 2.5D</text:span><text:span text:style-name="T1"> de ODFAEG :</text:span></text:p>
      <text:p text:style-name="P117"/>
      <text:p text:style-name="P146">odfaeg::Tile : similaire à un sprite à la SFML-Like mais hérite de la classe Entity du framework.</text:p>
      <text:p text:style-name="P146"/>
      <text:p text:style-name="P156">Odfaeg::BigTile : un ensemble de tiles qui forment une grand tile.</text:p>
      <text:p text:style-name="P117"/>
      <text:p text:style-name="P145">odfaeg::Wall : un mur. (Contient une tile et quelques informations supplémentaires pour la projection des ombres et les collisions avec la lumière, et un type (un int) qui sert à générer des cartes de façon aléatoire.)</text:p>
      <text:p text:style-name="P118"/>
      <text:p text:style-name="P145">odfaeg::Decor : tout modèle statique. (même chose que ci-dessus excepté le type)</text:p>
      <text:p text:style-name="P118"/>
      <text:p text:style-name="P118"><text:span text:style-name="T1">odfaeg ::Animation : toutes entité qui évolue </text:span><text:span text:style-name="T13">en fonction du temps</text:span><text:span text:style-name="T1">, cette classe peut contenir plusieurs entités mais une seule ne peut être affichée en même temps.</text:span></text:p>
      <text:p text:style-name="P119"><text:span text:style-name="T1">Une animation peut contenir </text:span><text:span text:style-name="T14">d'</text:span><text:span text:style-name="T1">autre</text:span><text:span text:style-name="T14">s</text:span><text:span text:style-name="T1"> animation</text:span><text:span text:style-name="T14">s</text:span><text:span text:style-name="T1"> et ainsi </text:span><text:span text:style-name="T14">interagir</text:span><text:span text:style-name="T1"> avec des animations enfant</text:span><text:span text:style-name="T14">s</text:span><text:span text:style-name="T1"> afin de créer des animations </text:span><text:span text:style-name="T14">squelet</text:span><text:span text:style-name="T25">ti</text:span><text:span text:style-name="T14">que</text:span></text:p>
      <text:p text:style-name="P119"/>
      <text:p text:style-name="P147">Et chaque entité de l'animation correspond à une frame de l'animation.</text:p>
      <text:p text:style-name="P119"/>
      <text:p text:style-name="P130">odfaeg::Shadow, elles sont générées automatiquement par le framework donc pas besoin de s'en <text:soft-page-break/>soucier.;)</text:p>
      <text:p text:style-name="P147"/>
      <text:p text:style-name="P130">odfaeg::PonctualLight : une lumière poncutelle.</text:p>
      <text:p text:style-name="P130"/>
      <text:p text:style-name="P120">Créer des entités.</text:p>
      <text:p text:style-name="P130"/>
      <text:p text:style-name="P130">Pour créer <text:span text:style-name="T70">d</text:span>es entités, rien de bien compliqué, il suffit d'appeler les constructeurs suivants :</text:p>
      <text:p text:style-name="P130"/>
      <text:p text:style-name="P130">Pour les tiles :</text:p>
      <text:p text:style-name="P130"/>
      <text:p text:style-name="P130">Tile(tm.getResourceByAlias(GRASS), Vec2f(0, 0), Vec2f(120, 60),IntRect(0, 0, 100, 50))</text:p>
      <text:p text:style-name="P130"/>
      <text:p text:style-name="P130">On lui passe un pointeur vers une texture, une position, une taille et les coordonnées de textures.</text:p>
      <text:p text:style-name="P130"/>
      <text:p text:style-name="P130">Pour le<text:span text:style-name="T70">s</text:span> mur  : </text:p>
      <text:p text:style-name="P130"/>
      <text:p text:style-name="P130">Tile *t = new Tile(walls[3]-&gt;getFaces()[0]-&gt;getMaterial().getTexture(), Vec2f(0, 130), Vec2f(walls[3]-&gt;getSize().x, walls[3]-&gt;getSize().y), walls[3]-&gt;getFaces()[0]-&gt;getMaterial().getTexRect());</text:p>
      <text:p text:style-name="P130"><text:s text:c="8"/>w = new Wall(3, t,AmbientLight::getAmbientLight());</text:p>
      <text:p text:style-name="P130">On lui passe un type <text:s/>qui correspond à ceci :</text:p>
      <text:p text:style-name="P130">0 = mur de gauche.</text:p>
      <text:p text:style-name="P130">1 = mur de droite.</text:p>
      <text:p text:style-name="P130">2 = mur du coin en bas à droite.</text:p>
      <text:p text:style-name="P130">3 = mur du coin en haut à gauche.</text:p>
      <text:p text:style-name="P130">4 = mur du coin en haut à droite.</text:p>
      <text:p text:style-name="P130">5 = mur du bas en bas à gauche.</text:p>
      <text:p text:style-name="P130"/>
      <text:p text:style-name="P130"><text:span text:style-name="T70">Plus tard</text:span> je ferai une enum plutôt que un int. (Ca sera plus facile.:P)</text:p>
      <text:p text:style-name="P130"/>
      <text:p text:style-name="P130">le deuxième paramètre <text:span text:style-name="T70">est la tile du mur et le dernier, la lumière utilisée pour généré l'ombre du mur.</text:span></text:p>
      <text:p text:style-name="P130"/>
      <text:p text:style-name="P131">Pour les décors : </text:p>
      <text:p text:style-name="P131"/>
      <text:p text:style-name="P131"><text:s/>Decor* decor = new Decor(new Tile(tm.getResourceByAlias(HOUSE), Vec2f(0, 200), Vec2f(250, 300), IntRect(0, 0, 250, 300)), AmbientLight::getAmbientLight()); <text:s text:c="6"/></text:p>
      <text:p text:style-name="P131"><text:s text:c="3"/></text:p>
      <text:p text:style-name="P131">On lui passe une tile, et la lumière pour générer l'ombre.</text:p>
      <text:p text:style-name="P130"/>
      <text:p text:style-name="P132">Les animations :</text:p>
      <text:p text:style-name="P132"/>
      <text:p text:style-name="P132">Il suffit de créer plusieurs entités (<text:span text:style-name="T121">de n'importe quel type</text:span>) <text:span text:style-name="T122">quis ervirons alors de frames pour l'animation</text:span> et de les ajouter à l'animation avec la méthode addEntity, une animation prend en paramètre le framerate de l'animation. </text:p>
      <text:p text:style-name="P132">Anim* fire = new Anim(0.1f);</text:p>
      <text:p text:style-name="P8"/>
      <text:p text:style-name="P8"/>
      <text:p text:style-name="P8"><text:soft-page-break/>Chapitre V<text:span text:style-name="T72">II</text:span> : Le système de gestion d'entités 2D et 2.5D et les composants : </text:p>
      <text:p text:style-name="P37"/>
      <text:p text:style-name="P13">Stocker des entités dans le gestionnaire :</text:p>
      <text:p text:style-name="P13"/>
      <text:p text:style-name="P38">Pour stocker des entités dans le gestionnaire il suffit de créer un objet de type map, les gestionnaires d<text:span text:style-name="T71">'entités</text:span> contiennent une grille et les entités sont stockées d<text:span text:style-name="T71">ans</text:span> les cellules de cette grille, <text:span text:style-name="T71">la grille s'agrandis et se rétréci en fonction de la taille de la map,</text:span> les cellules de la grille peuvent être <text:span text:style-name="T71">définie</text:span> à l'aide d'une matrice de <text:span text:style-name="T71">changement de base</text:span> ainsi que d'une largeur, d'une hauteur et d'une profondeur pour la 3D.</text:p>
      <text:p text:style-name="P38"/>
      <text:p text:style-name="P38">La matrice de <text:span text:style-name="T71">changement de base</text:span> est utile si les entités <text:span text:style-name="T71">ont été </text:span>rendues dans un autre repère <text:span text:style-name="T71">(avec un autre logiciel) </text:span>que celui utilisé par l'application. (C'est le cas par exemple pour les jeux en 3D isométrique, les objects sont rendus dans un repère en 3D sur une image en 2D et l'application rend ses images dans un repère en 2D) </text:p>
      <text:p text:style-name="P40">On peut aussi utiliser cette matrice si l'on veut stocker les entités dans un autre repère que celui utilisé par opengl.</text:p>
      <text:p text:style-name="P39"/>
      <text:p text:style-name="P39"><text:span text:style-name="T71">L</text:span>e gestionnaire d'entité va alors changé de repère lors de la création des cellules de la grille <text:span text:style-name="T71">suivant la matrice de changement de base</text:span>.</text:p>
      <text:p text:style-name="P38"/>
      <text:p text:style-name="P38">Les entités seront donc placée dans une grille qui est contenue dans un repère en 3D isométrique par exemple. <text:span text:style-name="T71">(tandit que les entités seront dessinées dans un repère en 2D)</text:span></text:p>
      <text:p text:style-name="P38"/>
      <text:p text:style-name="P39">Par défaut la grille contient la matrice de <text:span text:style-name="T71">changement de base</text:span> en 3D iso mais on peut la chang<text:span text:style-name="T71">er</text:span> <text:span text:style-name="T71">e</text:span>n créant une instance de BaseChangementMatri<text:span text:style-name="T71">x</text:span> et en la passant au gestionnaire d'entité.</text:p>
      <text:p text:style-name="P40">La scène peut être rendu sur un ou plusieurs composants de rendu, ces composants choisissent la meilleur option de rendu suivant les fonctionnalités supportée par votre carte graphique. (Shaders, etc...)</text:p>
      <text:p text:style-name="P119"/>
      <text:p text:style-name="P148">Pour créer un gestionnaire d'entité il suffit d'appeler cette fonction : </text:p>
      <text:p text:style-name="P121"/>
      <text:p text:style-name="P148">theMap = new Map(&amp;getRenderComponentManager(), "Map test", 100, 50, 0);</text:p>
      <text:p text:style-name="P121"/>
      <text:p text:style-name="P148">En lui passant le gestionnaire de composant de rendu utilisé par l'application.</text:p>
      <text:p text:style-name="P148"/>
      <text:p text:style-name="P133">Le gestionnaire de composant contiendra et dessinera tout composants utilisé par l'application (composants de rendu de la scene, guis (menus, ...), shadowMap, LightMap, etc....)</text:p>
      <text:p text:style-name="P121"><text:span text:style-name="T1">On passe ensuite le nom de la map, </text:span><text:span text:style-name="T15">ainsi que la largeur, la hauteur et la profondeur des cellules de la grille.</text:span></text:p>
      <text:p text:style-name="P134"/>
      <text:p text:style-name="P133">Il n'est pas possible d'utiliser un quadtree ou un bsp-tree simplement avec odfaeg (à moins de créer son propre gestionnaire d'entité en héritant de la classe g2d ::EntityManager pour la simple et bonne raison que odfaeg veut rester dans la simplicité et une grille est plus facile à gérer dans le cadre du <text:soft-page-break/>pathfinding et afin de permettre la création d'une map de n'importe quelle taille <text:span text:style-name="T123">sans devoir tout régénérer</text:span>.</text:p>
      <text:p text:style-name="P133"/>
      <text:p text:style-name="P133">Un quadtree nécessite de connaitre la taille de la map à l'avance et un bsp-tree nécessite d'être construit à l'avance avec un éditeur de map.</text:p>
      <text:p text:style-name="P133"/>
      <text:p text:style-name="P133">Il a fallut donc trouvé une alternative et la meilleur que j'ai pu trouvée c'est celle-ci :</text:p>
      <text:p text:style-name="P133"/>
      <text:p text:style-name="P133">Ne travailler que avec des coordonnées entières (et donc pas de coordonnées flottantes qui causes en général des problèmes lors des calculs. (qui doivent être réglé avec un epsilon) </text:p>
      <text:p text:style-name="P133"/>
      <text:p text:style-name="P133">Utiliser plusieurs gestionnaires d'entités <text:span text:style-name="T124">avec divers tailles pour les cellules de la grille </text:span>si les objects sont vraiment très proche les uns des autres, ou bien si le monde est très grand, et stocker ses gestionnaire d'entités dans une classe.</text:p>
      <text:p text:style-name="P133"/>
      <text:p text:style-name="P133">La classe qui permet de stocker ses gestionnaires d'entités s'appelle world et on peut ajouté et récupérer des gestionnaires d'entité comme ceci (il ne faut pas non plus oublier de définir avec quel gestionnaire d'entité on veut travaillé grâce à la méthode setCurrentEntityManager)</text:p>
      <text:p text:style-name="P133"/>
      <text:p text:style-name="P133">World::addEntityManager(theMap);</text:p>
      <text:p text:style-name="P133">World::setCurrentEntityManager("Map test");</text:p>
      <text:p text:style-name="P133"/>
      <text:p text:style-name="P133">Le monde à l'avantage de pouvoir stocker des gestionnaires d'entités pour les entités en 2D et 2.5D mais aussi plus tard pour les entités en 3D.</text:p>
      <text:p text:style-name="P133"/>
      <text:p text:style-name="P136">Ensuite pour ajouté <text:span text:style-name="T125">une</text:span> entité dans le monde il suffit d'appel<text:span text:style-name="T125">er</text:span> la méthode addEntity de la classe World : </text:p>
      <text:p text:style-name="P136">World::addEntity(myEntity) ;</text:p>
      <text:p text:style-name="P135"/>
      <text:p text:style-name="P122">Dessiner des entités :</text:p>
      <text:p text:style-name="P122"/>
      <text:p text:style-name="P135">Pour dessiner des entités ODFAEG il suffit d'appelé la méthode drawOnComponents de la classe world : en lui passant le type d'entité que l'on veut dessiner, comme ceci :</text:p>
      <text:p text:style-name="P135"/>
      <text:p text:style-name="P135">World::drawOnComponents("E_TILE", 0);// draw everything here...</text:p>
      <text:p text:style-name="P135">World::drawOnComponents("E_WALL+E_DECOR+E_ANIMATION+E_CARACTER", 1);</text:p>
      <text:p text:style-name="P135"/>
      <text:p text:style-name="P88"><text:span text:style-name="T16">Le 1</text:span><text:span text:style-name="T60">er</text:span><text:span text:style-name="T16"> paramètre est le type d'entité à dessiner sur le composant, le second paramètre est la position en z du composant sur lequel on veut dessiner la scène.</text:span></text:p>
      <text:p text:style-name="P88"/>
      <text:p text:style-name="P158"><text:span text:style-name="T16">0 </text:span><text:span text:style-name="T1">= le composant du fond.</text:span></text:p>
      <text:p text:style-name="P149">1 = le composant du dessus.</text:p>
      <text:p text:style-name="P158"/>
      <text:p text:style-name="P123">Remettre à jour les entités : </text:p>
      <text:p text:style-name="P123"/>
      <text:p text:style-name="P150">Pour remettre à jour les entités odfaeg possède 2 classes, une classe EntityUpdater qui remet à jour les entités présente de la vue passée à la fenêtre de rendu, et AnimUpdater pour remettre à jour la frame courante des animations, il suffit de créer ces deux objets et de les ajouter à notre monde pour remettre à jour la frame couante : (setInterval permet de définir la fréquence avec laquelle le thread va remettre à jour la frame courante des différent<text:span text:style-name="T126">e</text:span>s animations.)</text:p>
      <text:p text:style-name="P123"/>
      <text:p text:style-name="P150">eu = new EntitiesUpdater(); <text:s text:c="6"/></text:p>
      <text:p text:style-name="P150"><text:soft-page-break/><text:s/>World::addEntitiesUpdater(eu);</text:p>
      <text:p text:style-name="P150"><text:s/>au = new AnimUpdater();</text:p>
      <text:p text:style-name="P150"><text:s/>au-&gt;setInterval(seconds(0.01f));</text:p>
      <text:p text:style-name="P157"/>
      <text:p text:style-name="P157">Si votre monde possède des lumières, n'oublier pas d'appeler la méthode computeIntersectionsWithWalls de la classe World , pour rendre les ombres et les lumières, il suffit d'appeler la méthode getShadowMap de la classe World, voici donc par exemple comment tracer une scene dans la méthode onRender :</text:p>
      <text:p text:style-name="P157">odfaeg::World::drawOnComponents("E_BIGTILE", 0);</text:p>
      <text:p text:style-name="P157"><text:s text:c="8"/>odfaeg::World::drawOnComponents("E_WALL+E_DECOR+E_ANIMATION+E_CARACTER", 1);</text:p>
      <text:p text:style-name="P157">odfaeg::RenderStates states(sf::BlendMode(sf::BlendMultiply));</text:p>
      <text:p text:style-name="P157">odfaeg::g2d::Entity&amp; shadowMap = odfaeg::World::getShadowMap&lt;odfaeg::g2d::Entity&gt;();</text:p>
      <text:p text:style-name="P157">odfaeg::World::drawOnComponents(shadowMap, 0, states);</text:p>
      <text:p text:style-name="P157"/>
      <text:p text:style-name="P187">Et voici un exemple de code qui met à jour les entités dans la méthode onUpdate() :</text:p>
      <text:p text:style-name="P188"/>
      <text:p text:style-name="P188"/>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50"/>
      <text:p text:style-name="P150"/>
      <text:p text:style-name="P150"/>
      <text:p text:style-name="P3">Chapitre VII<text:span text:style-name="T139">I</text:span> : Le système des states.</text:p>
      <text:p text:style-name="P83"/>
      <text:p text:style-name="P14">Créer un state : </text:p>
      <text:p text:style-name="P14"/>
      <text:p text:style-name="P41">Avant de créer un state il faut redéfinir 2 fonctions qui applique et annule le state, pour cela il faut hériter de la classe StateExecutor et redéfinir les 2 méthodes suivantes : </text:p>
      <text:p text:style-name="P14"/>
      <text:p text:style-name="P41">doState(State) et undoState(State), celles-ci prenne en paramètre le state courant.</text:p>
      <text:p text:style-name="P158"/>
      <text:p text:style-name="P151">Pour créer un state il suffit <text:span text:style-name="T127">de </text:span>lui pass<text:span text:style-name="T127">er</text:span> un nom et un pointeur sur un objet d'un type dérivé de StateExecutor.</text:p>
      <text:p text:style-name="P159"/>
      <text:p text:style-name="P151">Nous pouvons par la suite, ajouter des paramètres à notre state, et les récupérer dans notre méthode de notre classe dérivée de StateExecuror :</text:p>
      <text:p text:style-name="P159"/>
      <text:p text:style-name="P151">MyState state(« The state », &amp;myStateExecutor) ;</text:p>
      <text:p text:style-name="P159"/>
      <text:p text:style-name="P151">state.addParameter(« ParamName », paramValue) ;</text:p>
      <text:p text:style-name="P159"/>
      <text:p text:style-name="P151">La valeur peut être de n'importe quel type il faudra donc préciser son type lors de la récupération :</text:p>
      <text:p text:style-name="P159"/>
      <text:p text:style-name="P159"><text:span text:style-name="T1">ParamType value = state.getParamete</text:span><text:span text:style-name="T17">r</text:span><text:span text:style-name="T1">(« ParamName ») .</text:span><text:span text:style-name="T17">getValue&lt;ParamType&gt;</text:span><text:span text:style-name="T1">;</text:span></text:p>
      <text:p text:style-name="P159"/>
      <text:p text:style-name="P151">Nous pouvons associ<text:span text:style-name="T128">er</text:span> plusieurs states à un groupe grâce à la classe StateGroup.</text:p>
      <text:p text:style-name="P159"/>
      <text:p text:style-name="P151">Nous pouvons aussi ajouté des groupes de states dans une pile avec la classe StateStack afin d'appliquer les derniers states qui <text:s/>ont été annulés ou bien d'annuler les derniers states qui ont été appliqué.</text:p>
      <text:p text:style-name="P159"/>
      <text:p text:style-name="P151">Ceci est surtout utile dans les applications si par exemple vous souhaiter faire un éditeur de map pour votre jeux.</text:p>
      <text:p text:style-name="P159"/>
      <text:p text:style-name="P151">Mais nous n'en somme pas encore là donc je rentrerai dans les détails en temps voulu.</text:p>
      <text:p text:style-name="P159"/>
      <text:p text:style-name="P159">Chaque entité odfaeg possède un state qui peut prendre un ou plusieurs paramètres personnalisé, ce qui évite de devoir faire trop d'héritage lors de la création d'entités personnalisées.</text:p>
      <text:p text:style-name="P159"/>
      <text:p text:style-name="P160">Les fonctions pour ajouter des nouveau attributs à nos entités s'appellent addAttribute et getAttribute, removeAttribute et changeAttribute et fonctionnent de la même façon que addParameter, getParameter, removeParameter et changeParameter. </text:p>
      <text:p text:style-name="P160"/>
      <text:p text:style-name="P160"><text:soft-page-break/>Pour modifier appliquer ou annuler un state d'une entité il suffit d'appelé les méthodes interract et uninterract de la classe entity en lui passant un pointeur vers le state executor qui va modifier le state de l'entité.</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2"><text:soft-page-break/>Chaptire <text:span text:style-name="T160">I</text:span>X : Les classes utilitaires de odfaeg.</text:p>
      <text:p text:style-name="P179">Les variants :</text:p>
      <text:p text:style-name="P179"/>
      <text:p text:style-name="P175">Tout comme boost, odfaeg possède quelque classe utilitaires qui sont utilisées lors du codage du gameplay et l'application de comportements différents suivant les différents type d'entités. (A la diffence prêt qu'elles utilisent le nouveau standart c++14.)</text:p>
      <text:p text:style-name="P175"/>
      <text:p text:style-name="P175">Voici un exemple de code utilisant un variant qui permet d'appliquer deux comportement différent pour une classe A et B.</text:p>
      <text:p text:style-name="P175"/>
      <text:p text:style-name="P207"><text:span text:style-name="T114">class</text:span> Chien <text:span text:style-name="T115">{</text:span></text:p>
      <text:p text:style-name="Preformatted_20_Text"><text:span text:style-name="T115">}</text:span>;</text:p>
      <text:p text:style-name="Preformatted_20_Text"> </text:p>
      <text:p text:style-name="Preformatted_20_Text"><text:span text:style-name="T114">class</text:span> Chat <text:span text:style-name="T115">{</text:span></text:p>
      <text:p text:style-name="Preformatted_20_Text"><text:span text:style-name="T115">}</text:span>;</text:p>
      <text:p text:style-name="Preformatted_20_Text"> </text:p>
      <text:p text:style-name="Preformatted_20_Text"><text:span text:style-name="T114">struct</text:span> Attaquer : <text:span text:style-name="T114">public</text:span> odfaeg::<text:span text:style-name="T116">Visitor</text:span>&lt;&gt; <text:span text:style-name="T115">{</text:span></text:p>
      <text:p text:style-name="Preformatted_20_Text"><text:s/>      <text:span text:style-name="T114">void</text:span> operator<text:span text:style-name="T115">()(</text:span>Chat&amp; chat<text:span text:style-name="T115">)</text:span> <text:span text:style-name="T115">{</text:span></text:p>
      <text:p text:style-name="Preformatted_20_Text"><text:s/>           std::<text:span text:style-name="T116">cout</text:span>&lt;&lt;<text:span text:style-name="T118">"griffe!"</text:span>&lt;&lt;std::<text:span text:style-name="T116">endl</text:span>;</text:p>
      <text:p text:style-name="Preformatted_20_Text"><text:s/>      <text:span text:style-name="T115">}</text:span></text:p>
      <text:p text:style-name="Preformatted_20_Text"><text:s/>      <text:span text:style-name="T114">void</text:span> operator<text:span text:style-name="T115">()(</text:span>Chien&amp; chien<text:span text:style-name="T115">)</text:span> <text:span text:style-name="T115">{</text:span></text:p>
      <text:p text:style-name="Preformatted_20_Text"><text:s/>           std::<text:span text:style-name="T116">cout</text:span>&lt;&lt;<text:span text:style-name="T118">"mort!"</text:span>&lt;&lt;std::<text:span text:style-name="T116">endl</text:span>;</text:p>
      <text:p text:style-name="Preformatted_20_Text"><text:s/>      <text:span text:style-name="T115">}</text:span>     </text:p>
      <text:p text:style-name="P167"><text:span text:style-name="T115">}</text:span>;</text:p>
      <text:p text:style-name="P216">Et dans le main il suffit juste de faire ceci :</text:p>
      <text:p text:style-name="P207">Chat chat;</text:p>
      <text:p text:style-name="Preformatted_20_Text">Chien chien;</text:p>
      <text:p text:style-name="Preformatted_20_Text">std::<text:span text:style-name="T116">vector</text:span>&lt;odfaeg::<text:span text:style-name="T116">Variant</text:span>&lt;Chien, Chat&gt;&gt; vector;</text:p>
      <text:p text:style-name="Preformatted_20_Text">vector.<text:span text:style-name="T116">push_back</text:span><text:span text:style-name="T115">(</text:span>odfaeg::<text:span text:style-name="T116">Variant</text:span>&lt;Chien, Chat&gt;<text:span text:style-name="T115">(</text:span>chat<text:span text:style-name="T115">))</text:span>;</text:p>
      <text:p text:style-name="P167">vector.<text:span text:style-name="T116">push_back</text:span><text:span text:style-name="T115">(</text:span>odfaeg::<text:span text:style-name="T116">Variant</text:span>&lt;Chien, Chat&gt;<text:span text:style-name="T115">(</text:span>chien<text:span text:style-name="T115">))</text:span>;</text:p>
      <text:p text:style-name="P167">Attaquer attaquer;</text:p>
      <text:p text:style-name="Preformatted_20_Text"><text:span text:style-name="T114">for</text:span> <text:span text:style-name="T115">(</text:span><text:span text:style-name="T114">unsigned</text:span> <text:span text:style-name="T114">int</text:span> i = <text:span text:style-name="T117">0</text:span>; i &lt; vector.<text:span text:style-name="T116">size</text:span><text:span text:style-name="T115">()</text:span>; i++<text:span text:style-name="T115">)</text:span> <text:span text:style-name="T115">{</text:span></text:p>
      <text:p text:style-name="Preformatted_20_Text"><text:s/>    odfaeg::<text:span text:style-name="T116">apply_visitor</text:span><text:span text:style-name="T115">(</text:span>attaquer, vector<text:span text:style-name="T115">[</text:span>i<text:span text:style-name="T115">])</text:span>;</text:p>
      <text:p text:style-name="P168">}</text:p>
      <text:p text:style-name="P167"/>
      <text:p text:style-name="P214">Une autre méthode : </text:p>
      <text:p text:style-name="P214"><text:span text:style-name="T1">odfaeg possède une autre méthode mettant permettant de faire cela à l'aide d'une interface pour les diffent type d'entités, et d'appliquer un multiple dispatch dessus comme ceci :</text:span></text:p>
      <text:p text:style-name="P214"/>
      <text:p text:style-name="P217"><text:span text:style-name="T114">struct</text:span> chat;</text:p>
      <text:p text:style-name="Preformatted_20_Text"><text:span text:style-name="T114">struct</text:span> chien;</text:p>
      <text:p text:style-name="Preformatted_20_Text"><text:soft-page-break/> </text:p>
      <text:p text:style-name="Preformatted_20_Text"><text:span text:style-name="T114">struct</text:span> animal</text:p>
      <text:p text:style-name="Preformatted_20_Text"><text:s text:c="8"/>: odfaeg::<text:span text:style-name="T116">accept_visitor</text:span>&lt;animal,chat,chien&gt;</text:p>
      <text:p text:style-name="Preformatted_20_Text"><text:span text:style-name="T115">{</text:span> <text:span text:style-name="T115">}</text:span>;</text:p>
      <text:p text:style-name="Preformatted_20_Text"> </text:p>
      <text:p text:style-name="Preformatted_20_Text"><text:span text:style-name="T114">struct</text:span> chat</text:p>
      <text:p text:style-name="Preformatted_20_Text"><text:s text:c="8"/>: odfaeg::<text:span text:style-name="T116">acceptable</text:span>&lt;animal,chat&gt;</text:p>
      <text:p text:style-name="Preformatted_20_Text"><text:span text:style-name="T115">{</text:span> <text:span text:style-name="T115">}</text:span>;</text:p>
      <text:p text:style-name="Preformatted_20_Text"> </text:p>
      <text:p text:style-name="Preformatted_20_Text"><text:span text:style-name="T114">struct</text:span> chien</text:p>
      <text:p text:style-name="Preformatted_20_Text"><text:s text:c="8"/>: odfaeg::<text:span text:style-name="T116">acceptable</text:span>&lt;animal,chien&gt;</text:p>
      <text:p text:style-name="P167"><text:span text:style-name="T115">{</text:span> <text:span text:style-name="T115">}</text:span>;</text:p>
      <text:p text:style-name="P217"><text:span text:style-name="T114">struct</text:span> attaquer</text:p>
      <text:p text:style-name="Preformatted_20_Text"><text:s text:c="8"/>: odfaeg::<text:span text:style-name="T116">dispatchable</text:span>&lt;attaquer,animal&gt;</text:p>
      <text:p text:style-name="P212">{</text:p>
      <text:p text:style-name="Preformatted_20_Text"><text:s text:c="8"/><text:span text:style-name="T114">void</text:span> operator<text:span text:style-name="T115">()(</text:span><text:span text:style-name="T114">const</text:span> chat&amp;, <text:span text:style-name="T114">const</text:span> chat&amp;<text:span text:style-name="T115">)</text:span> <text:span text:style-name="T114">const</text:span></text:p>
      <text:p text:style-name="Preformatted_20_Text"><text:s text:c="8"/><text:span text:style-name="T115">{</text:span> std::<text:span text:style-name="T114">cout</text:span> &lt;&lt;  <text:span text:style-name="T118">"griffe - griffe"</text:span> &lt;&lt; std::<text:span text:style-name="T116">endl</text:span>;<text:span text:style-name="T115">}</text:span></text:p>
      <text:p text:style-name="Preformatted_20_Text"><text:s text:c="8"/><text:span text:style-name="T114">void</text:span> operator<text:span text:style-name="T115">()(</text:span><text:span text:style-name="T114">const</text:span> chat&amp;, <text:span text:style-name="T114">const</text:span> chien&amp;<text:span text:style-name="T115">)</text:span> <text:span text:style-name="T114">const</text:span></text:p>
      <text:p text:style-name="Preformatted_20_Text"><text:s text:c="8"/><text:span text:style-name="T115">{</text:span> std::<text:span text:style-name="T114">cout</text:span> &lt;&lt;  <text:span text:style-name="T118">"griffe - mord  "</text:span> &lt;&lt; std::<text:span text:style-name="T116">endl</text:span>;<text:span text:style-name="T115">}</text:span></text:p>
      <text:p text:style-name="Preformatted_20_Text"><text:s text:c="8"/><text:span text:style-name="T114">void</text:span> operator<text:span text:style-name="T115">()(</text:span><text:span text:style-name="T114">const</text:span> chien&amp;, <text:span text:style-name="T114">const</text:span> chat&amp;<text:span text:style-name="T115">)</text:span> <text:span text:style-name="T114">const</text:span></text:p>
      <text:p text:style-name="Preformatted_20_Text"><text:s text:c="8"/><text:span text:style-name="T115">{</text:span> std::<text:span text:style-name="T114">cout</text:span> &lt;&lt;  <text:span text:style-name="T118">"mord - griffe"</text:span> &lt;&lt; std::<text:span text:style-name="T116">endl</text:span>;<text:span text:style-name="T115">}</text:span></text:p>
      <text:p text:style-name="Preformatted_20_Text"><text:s text:c="8"/><text:span text:style-name="T114">void</text:span> operator<text:span text:style-name="T115">()(</text:span><text:span text:style-name="T114">const</text:span> chien&amp;, <text:span text:style-name="T114">const</text:span> chien&amp;<text:span text:style-name="T115">)</text:span> <text:span text:style-name="T114">const</text:span></text:p>
      <text:p text:style-name="Preformatted_20_Text"><text:s text:c="8"/><text:span text:style-name="T115">{</text:span> std::<text:span text:style-name="T114">cout</text:span> &lt;&lt; <text:span text:style-name="T118">"mord - mord  "</text:span> &lt;&lt; std::<text:span text:style-name="T116">endl</text:span>;<text:span text:style-name="T115">}</text:span></text:p>
      <text:p text:style-name="P167"><text:span text:style-name="T115">}</text:span>;</text:p>
      <text:p text:style-name="P218"><text:span text:style-name="T30">chat c1;</text:span></text:p>
      <text:p text:style-name="P218">chien c2; </text:p>
      <text:p text:style-name="P218">animal&amp; a1 =c1;</text:p>
      <text:p text:style-name="Preformatted_20_Text">animal&amp; a2 =c2; </text:p>
      <text:p text:style-name="Preformatted_20_Text">attaquer<text:span text:style-name="T115">()</text:span>.<text:span text:style-name="T116">apply</text:span><text:span text:style-name="T115">(</text:span>a1,a1<text:span text:style-name="T115">)</text:span>;</text:p>
      <text:p text:style-name="Preformatted_20_Text">attaquer<text:span text:style-name="T115">()</text:span>.<text:span text:style-name="T116">apply</text:span><text:span text:style-name="T115">(</text:span>a1,a2<text:span text:style-name="T115">)</text:span>;</text:p>
      <text:p text:style-name="Preformatted_20_Text">attaquer<text:span text:style-name="T115">()</text:span>.<text:span text:style-name="T116">apply</text:span><text:span text:style-name="T115">(</text:span>a2,a1<text:span text:style-name="T115">)</text:span>;</text:p>
      <text:p text:style-name="P167">attaquer<text:span text:style-name="T115">()</text:span>.<text:span text:style-name="T116">apply</text:span><text:span text:style-name="T115">(</text:span>a2,a2<text:span text:style-name="T115">)</text:span>;</text:p>
      <text:p text:style-name="P167"/>
      <text:p text:style-name="P167"/>
      <text:p text:style-name="P167"/>
      <text:p text:style-name="P167"/>
      <text:p text:style-name="P167"/>
      <text:p text:style-name="P167"/>
      <text:p text:style-name="P214"><text:span text:style-name="T1"/></text:p>
      <text:p text:style-name="P175"/>
      <text:p text:style-name="P2"/>
      <text:p text:style-name="P2"><text:soft-page-break/>Chapitre <text:span text:style-name="T139">X</text:span> : création d'entités personnalisées.</text:p>
      <text:p text:style-name="P2"/>
      <text:p text:style-name="P15">Création d'un personnage animé : </text:p>
      <text:p text:style-name="P15"/>
      <text:p text:style-name="P42">Ici nous allons créer un personnage animé à l'aide de tileset contenant les diverse animation de notre personnages dans les directions suivantes : (nord, nord ouest, nord est, sud, sud ouest, sud est)</text:p>
      <text:p text:style-name="P15"/>
      <text:p text:style-name="P15"><text:span text:style-name="T1">Nous devons d'abord hériter de la classe </text:span><text:span text:style-name="T18">AnimatedEntity car notre entité personnage est animé</text:span><text:span text:style-name="T1">, nous </text:span><text:span text:style-name="T26">allons</text:span><text:span text:style-name="T1"> </text:span><text:span text:style-name="T18">aussi en</text:span><text:span text:style-name="T1"> profiter pour spécifier des attributs à notre personnage  </text:span><text:span text:style-name="T18">(pour plus tard lorsque on créera le jeux) </text:span><text:span text:style-name="T1">:</text:span></text:p>
      <text:p text:style-name="P15"/>
      <text:p text:style-name="P42">#include &lt;vector&gt;</text:p>
      <text:p text:style-name="P42">#ifndef CARACTER</text:p>
      <text:p text:style-name="P42">#define CARACTER</text:p>
      <text:p text:style-name="P42">#include "odfaeg/Math/vec2f.h"</text:p>
      <text:p text:style-name="P42">#include "odfaeg/Graphics/2D/anim.h"</text:p>
      <text:p text:style-name="P42">#include &lt;string&gt;</text:p>
      <text:p text:style-name="P42">#include &lt;SFML/Graphics.hpp&gt;</text:p>
      <text:p text:style-name="P15"/>
      <text:p text:style-name="P42">class Caracter : public odfaeg::g2d::AnimatedEntity {</text:p>
      <text:p text:style-name="P42"><text:s text:c="4"/>public :</text:p>
      <text:p text:style-name="P42"><text:s text:c="8"/>Caracter (std::string factionName, std::string pseudo, std::string sex, std::string currentMapName, std::string hairColor,</text:p>
      <text:p text:style-name="P42"><text:s text:c="18"/>std::string eyesColor, std::string skinColor, std::string faceType, std::string classs, int level);</text:p>
      <text:p text:style-name="P42"><text:s text:c="8"/>bool isMovable() const {</text:p>
      <text:p text:style-name="P42"><text:s text:c="12"/>return true;</text:p>
      <text:p text:style-name="P42"><text:s text:c="8"/>}</text:p>
      <text:p text:style-name="P42"><text:s text:c="8"/>bool selectable() const {</text:p>
      <text:p text:style-name="P42"><text:s text:c="12"/>return false;</text:p>
      <text:p text:style-name="P42"><text:s text:c="8"/>}</text:p>
      <text:p text:style-name="P42"><text:s text:c="8"/>bool operator== (Entity&amp; other);</text:p>
      <text:p text:style-name="P42"><text:s text:c="8"/>void addAnimation (odfaeg::g2d::Anim *anim);</text:p>
      <text:p text:style-name="P42"><text:s text:c="8"/>odfaeg::Vec2f getPosition ();</text:p>
      <text:p text:style-name="P42"><text:s text:c="8"/>odfaeg::g2d::Tile&amp; getCurrentTile();</text:p>
      <text:p text:style-name="P42"><text:s text:c="8"/>void setMoving(bool b);</text:p>
      <text:p text:style-name="P42"><text:s text:c="8"/>bool isMoving ();</text:p>
      <text:p text:style-name="P42"><text:s text:c="8"/>void setDir(odfaeg::Vec2f dir);</text:p>
      <text:p text:style-name="P42"><text:s text:c="8"/>odfaeg::Vec2f getDir();</text:p>
      <text:p text:style-name="P42"><text:s text:c="8"/>void setPath(std::vector&lt;odfaeg::Vec2f&gt; path);</text:p>
      <text:p text:style-name="P42"><text:s text:c="8"/>std::vector&lt;odfaeg::Vec2f&gt; getPath();</text:p>
      <text:p text:style-name="P42"><text:s text:c="8"/>int getSpeed();</text:p>
      <text:p text:style-name="P42"><text:s text:c="8"/>void setSpeed(int speed);</text:p>
      <text:p text:style-name="P42"><text:s text:c="8"/>odfaeg::g2d::Anim* getAnimation(unsigned int index);</text:p>
      <text:p text:style-name="P42"><text:soft-page-break/><text:s text:c="8"/>unsigned int getCurrentPathIndex ();</text:p>
      <text:p text:style-name="P42"><text:s text:c="8"/>void setCurrentPathIndex (unsigned int index);</text:p>
      <text:p text:style-name="P42"><text:s text:c="8"/>bool isMonster() {</text:p>
      <text:p text:style-name="P42"><text:s text:c="12"/>return false;</text:p>
      <text:p text:style-name="P42"><text:s text:c="8"/>}</text:p>
      <text:p text:style-name="P42"><text:s text:c="8"/>void setRange(int range);</text:p>
      <text:p text:style-name="P42"><text:s text:c="8"/>int getRange();</text:p>
      <text:p text:style-name="P42"><text:s text:c="8"/>void setLife(int life);</text:p>
      <text:p text:style-name="P42"><text:s text:c="8"/>void setMaxLife(int life);</text:p>
      <text:p text:style-name="P42"><text:s text:c="8"/>int getLife ();</text:p>
      <text:p text:style-name="P42"><text:s text:c="8"/>int getMaxLife();</text:p>
      <text:p text:style-name="P42"><text:s text:c="8"/>int getLevel();</text:p>
      <text:p text:style-name="P42"><text:s text:c="8"/>std::string getClass();</text:p>
      <text:p text:style-name="P42"><text:s text:c="8"/>int getAttack();</text:p>
      <text:p text:style-name="P42"><text:s text:c="8"/>void setAttack(int attack);</text:p>
      <text:p text:style-name="P42"><text:s text:c="8"/>void setAttackSpeed(float attackSpeed);</text:p>
      <text:p text:style-name="P42"><text:s text:c="8"/>float getAttackSpeed();</text:p>
      <text:p text:style-name="P42"><text:s text:c="8"/>void setFightingMode(bool b);</text:p>
      <text:p text:style-name="P42"><text:s text:c="8"/>bool isInFightingMode();</text:p>
      <text:p text:style-name="P42"><text:s text:c="8"/>bool isAttacking ();</text:p>
      <text:p text:style-name="P42"><text:s text:c="8"/>void setAlive(bool b);</text:p>
      <text:p text:style-name="P42"><text:s text:c="8"/>bool isAlive();</text:p>
      <text:p text:style-name="P42"><text:s text:c="8"/>void setAttacking(bool b);</text:p>
      <text:p text:style-name="P42"><text:s text:c="8"/>void setCurrentXp(int xp);</text:p>
      <text:p text:style-name="P42"><text:s text:c="8"/>void setXpReqForNextLevel(int xpReqForNextLevel);</text:p>
      <text:p text:style-name="P42"><text:s text:c="8"/>void setLevel (int level);</text:p>
      <text:p text:style-name="P42"><text:s text:c="8"/>sf::Time getTimeOfLastAttack();</text:p>
      <text:p text:style-name="P42"><text:s text:c="8"/>sf::Time getTimeOfLastHpRegen();</text:p>
      <text:p text:style-name="P42"><text:s text:c="8"/>void attackFocusedMonster();</text:p>
      <text:p text:style-name="P42"><text:s text:c="8"/>void up (int xp);</text:p>
      <text:p text:style-name="P42"><text:s text:c="8"/>int getCurrentXp ();</text:p>
      <text:p text:style-name="P42"><text:s text:c="8"/>int getXpReqForNextLevel ();</text:p>
      <text:p text:style-name="P42"><text:s text:c="8"/>float getRegenHpSpeed();</text:p>
      <text:p text:style-name="P42"><text:s text:c="8"/>void setRegenHpSpeed(float regenHpSpeed);</text:p>
      <text:p text:style-name="P42"><text:s text:c="8"/>int getRegenHpAmount();</text:p>
      <text:p text:style-name="P42"><text:s text:c="8"/>void setRegenHpAmount(int regenHpAmount);</text:p>
      <text:p text:style-name="P42"><text:s text:c="8"/>Entity* getCurrentEntity() const;</text:p>
      <text:p text:style-name="P42"><text:s text:c="8"/>void onDraw(odfaeg::RenderTarget&amp;, odfaeg::RenderStates) const;</text:p>
      <text:p text:style-name="P42"><text:s text:c="8"/>virtual ~Caracter();</text:p>
      <text:p text:style-name="P15"/>
      <text:p text:style-name="P42"><text:s text:c="4"/>private :</text:p>
      <text:p text:style-name="P42"><text:s text:c="8"/>std::string factionName, pseudo, sex, currentMapName, hairColor, eyesColor, skinColor, faceType, classs;</text:p>
      <text:p text:style-name="P42"><text:s text:c="8"/>int level, currentPointIndex, attack, speed, range;</text:p>
      <text:p text:style-name="P42"><text:s text:c="8"/>float attackSpeed, regenHpSpeed;</text:p>
      <text:p text:style-name="P42"><text:s text:c="8"/>bool moving, alive;</text:p>
      <text:p text:style-name="P42"><text:s text:c="8"/>odfaeg::Vec2f dir;</text:p>
      <text:p text:style-name="P42"><text:s text:c="8"/>std::vector&lt;odfaeg::Vec2f&gt; path;</text:p>
      <text:p text:style-name="P42"><text:s text:c="8"/>std::vector&lt;odfaeg::g2d::Anim*&gt; anims;</text:p>
      <text:p text:style-name="P42"><text:s text:c="8"/>int currentAnimIndex;</text:p>
      <text:p text:style-name="P42"><text:s text:c="8"/>int life, maxLife, xp, xpReqForNextLevel, regenHpAmount;</text:p>
      <text:p text:style-name="P42"><text:s text:c="8"/>bool attacking, fightingMode;</text:p>
      <text:p text:style-name="P42"><text:soft-page-break/><text:s text:c="8"/>sf::Clock clockAtkSpeed, clockRegenHp;</text:p>
      <text:p text:style-name="P42">};</text:p>
      <text:p text:style-name="P42">#endif</text:p>
      <text:p text:style-name="P15"/>
      <text:p text:style-name="P42">Si les attributs sont communs pour tout les types de personnages de notre jeux, alors, nous ne sommes pas obligé d'utiliser les states, le cas contraire il est fort recommandé d'utilisé des states afin d'évité de devoir faire <text:span text:style-name="T129">trop d</text:span>'héritage et d'interfaces si on a pleins de type de personnages (ou d'armes) différentes et que en plus on définis des règles pour chaque type de personnage.</text:p>
      <text:p text:style-name="P15"/>
      <text:p text:style-name="P42">Les states sont donc un bon moyen d'éviter le bordel lorsque le gameplay de votre jeux devient plus compliqué.</text:p>
      <text:p text:style-name="P15"/>
      <text:p text:style-name="P42">Bref examinons le fichier .cpp</text:p>
      <text:p text:style-name="P15"/>
      <text:p text:style-name="P42">#include "caracter.h"</text:p>
      <text:p text:style-name="P42">#include &lt;iostream&gt;</text:p>
      <text:p text:style-name="P42">using namespace std;</text:p>
      <text:p text:style-name="P15"/>
      <text:p text:style-name="P42">using namespace odfaeg;</text:p>
      <text:p text:style-name="P42">using namespace odfaeg::g2d;</text:p>
      <text:p text:style-name="P42">Caracter::Caracter (string factionName, string pseudo, string sex, string currentMapName, string hairColor,</text:p>
      <text:p text:style-name="P42"><text:s text:c="18"/>string eyesColor, string skinColor, string faceType, string classs, int level) : AnimatedEntity (Vec2f(-50, -25), Vec2f (100, 50), Vec2f(50, 25), "E_CARACTER") {</text:p>
      <text:p text:style-name="P42"><text:s text:c="4"/>currentAnimIndex = 0;</text:p>
      <text:p text:style-name="P42"><text:s text:c="4"/>this-&gt;factionName = factionName;</text:p>
      <text:p text:style-name="P42"><text:s text:c="4"/>this-&gt;pseudo = pseudo;</text:p>
      <text:p text:style-name="P42"><text:s text:c="4"/>this-&gt;sex = sex;</text:p>
      <text:p text:style-name="P42"><text:s text:c="4"/>this-&gt;currentMapName = currentMapName;</text:p>
      <text:p text:style-name="P42"><text:s text:c="4"/>this-&gt;hairColor = hairColor;</text:p>
      <text:p text:style-name="P42"><text:s text:c="4"/>this-&gt;eyesColor = eyesColor;</text:p>
      <text:p text:style-name="P42"><text:s text:c="4"/>this-&gt;faceType = faceType;</text:p>
      <text:p text:style-name="P42"><text:s text:c="4"/>this-&gt;skinColor = skinColor;</text:p>
      <text:p text:style-name="P42"><text:s text:c="4"/>this-&gt;classs = classs;</text:p>
      <text:p text:style-name="P42"><text:s text:c="4"/>this-&gt;level = level;</text:p>
      <text:p text:style-name="P42"><text:s text:c="4"/>currentPointIndex = 0;</text:p>
      <text:p text:style-name="P42"><text:s text:c="4"/>speed = 100;</text:p>
      <text:p text:style-name="P42"><text:s text:c="4"/>moving = false;</text:p>
      <text:p text:style-name="P42"><text:s text:c="4"/>dir = Vec2f(0, 1);</text:p>
      <text:p text:style-name="P42"><text:s text:c="4"/>this-&gt;life = 100;</text:p>
      <text:p text:style-name="P42"><text:s text:c="4"/>this-&gt;maxLife = 100;</text:p>
      <text:p text:style-name="P42"><text:s text:c="4"/>range = 50;</text:p>
      <text:p text:style-name="P42"><text:s text:c="4"/>attackSpeed = 1.f;</text:p>
      <text:p text:style-name="P42"><text:s text:c="4"/>attack = 10;</text:p>
      <text:p text:style-name="P42"><text:s text:c="4"/>fightingMode = attacking = false;</text:p>
      <text:p text:style-name="P42"><text:s text:c="4"/>alive = true;</text:p>
      <text:p text:style-name="P42"><text:s text:c="4"/>xp = 0;</text:p>
      <text:p text:style-name="P42"><text:s text:c="4"/>xpReqForNextLevel = 1500;</text:p>
      <text:p text:style-name="P42"><text:s text:c="4"/>regenHpSpeed = 1.f;</text:p>
      <text:p text:style-name="P42"><text:s text:c="4"/>regenHpAmount = 1;</text:p>
      <text:p text:style-name="P42">}</text:p>
      <text:p text:style-name="P42">float Caracter::getRegenHpSpeed () {</text:p>
      <text:p text:style-name="P42"><text:soft-page-break/><text:s text:c="4"/>return regenHpSpeed;</text:p>
      <text:p text:style-name="P42">}</text:p>
      <text:p text:style-name="P42">void Caracter::setRegenHpSpeed(float regenHpSpeed) {</text:p>
      <text:p text:style-name="P42"><text:s text:c="4"/>this-&gt;regenHpSpeed = regenHpSpeed;</text:p>
      <text:p text:style-name="P42">}</text:p>
      <text:p text:style-name="P42">sf::Time Caracter::getTimeOfLastHpRegen() {</text:p>
      <text:p text:style-name="P42"><text:s text:c="4"/>return clockRegenHp.getElapsedTime();</text:p>
      <text:p text:style-name="P42">}</text:p>
      <text:p text:style-name="P42">void Caracter::setLevel(int level) {</text:p>
      <text:p text:style-name="P42"><text:s text:c="4"/>this-&gt;level = level;</text:p>
      <text:p text:style-name="P42">}</text:p>
      <text:p text:style-name="P42">void Caracter::setCurrentXp(int xp) {</text:p>
      <text:p text:style-name="P42"><text:s text:c="4"/>this-&gt;xp = xp;</text:p>
      <text:p text:style-name="P42">}</text:p>
      <text:p text:style-name="P42">void Caracter::setXpReqForNextLevel(int xpReqForNextLevel) {</text:p>
      <text:p text:style-name="P42"><text:s text:c="4"/>this-&gt;xpReqForNextLevel = xpReqForNextLevel;</text:p>
      <text:p text:style-name="P42">}</text:p>
      <text:p text:style-name="P42">void Caracter::up (int xp) {</text:p>
      <text:p text:style-name="P42"><text:s text:c="4"/>this-&gt;xp += xp;</text:p>
      <text:p text:style-name="P42"><text:s text:c="4"/>if (this-&gt;xp &gt;= xpReqForNextLevel) {</text:p>
      <text:p text:style-name="P42"><text:s text:c="8"/>level++;</text:p>
      <text:p text:style-name="P42"><text:s text:c="8"/>this-&gt;xp = this-&gt;xp - xpReqForNextLevel;</text:p>
      <text:p text:style-name="P42"><text:s text:c="8"/>xpReqForNextLevel *= 2;</text:p>
      <text:p text:style-name="P42"><text:s text:c="4"/>}</text:p>
      <text:p text:style-name="P42">}</text:p>
      <text:p text:style-name="P42">int Caracter::getCurrentXp () {</text:p>
      <text:p text:style-name="P42"><text:s text:c="4"/>return xp;</text:p>
      <text:p text:style-name="P42">}</text:p>
      <text:p text:style-name="P42">int Caracter::getXpReqForNextLevel () {</text:p>
      <text:p text:style-name="P42"><text:s text:c="4"/>return xpReqForNextLevel;</text:p>
      <text:p text:style-name="P42">}</text:p>
      <text:p text:style-name="P42">void Caracter::setSpeed(int speed) {</text:p>
      <text:p text:style-name="P42"><text:s text:c="4"/>this-&gt;speed = speed;</text:p>
      <text:p text:style-name="P42">}</text:p>
      <text:p text:style-name="P42">int Caracter::getSpeed() {</text:p>
      <text:p text:style-name="P42"><text:s text:c="4"/>return speed;</text:p>
      <text:p text:style-name="P42">}</text:p>
      <text:p text:style-name="P42">int Caracter::getRegenHpAmount() {</text:p>
      <text:p text:style-name="P42"><text:s text:c="4"/>return regenHpAmount;</text:p>
      <text:p text:style-name="P42">}</text:p>
      <text:p text:style-name="P42">void Caracter::setRegenHpAmount(int regenHpAmount) {</text:p>
      <text:p text:style-name="P42"><text:s text:c="4"/>this-&gt;regenHpAmount = regenHpAmount;</text:p>
      <text:p text:style-name="P42">}</text:p>
      <text:p text:style-name="P42">void Caracter::setLife(int life) {</text:p>
      <text:p text:style-name="P42"><text:s text:c="4"/>this-&gt;life = life;</text:p>
      <text:p text:style-name="P42"><text:s text:c="4"/>clockRegenHp.restart();</text:p>
      <text:p text:style-name="P42">}</text:p>
      <text:p text:style-name="P42">int Caracter::getLife() {</text:p>
      <text:p text:style-name="P42"><text:s text:c="4"/>return life;</text:p>
      <text:p text:style-name="P42">}</text:p>
      <text:p text:style-name="P42">void Caracter::setRange(int range) {</text:p>
      <text:p text:style-name="P42"><text:s text:c="4"/>this-&gt;range = range;</text:p>
      <text:p text:style-name="P42"><text:soft-page-break/>}</text:p>
      <text:p text:style-name="P42">int Caracter::getRange() {</text:p>
      <text:p text:style-name="P42"><text:s text:c="4"/>return range;</text:p>
      <text:p text:style-name="P42">}</text:p>
      <text:p text:style-name="P42">void Caracter::setAttackSpeed (float attackSpeed) {</text:p>
      <text:p text:style-name="P42"><text:s text:c="4"/>this-&gt;attackSpeed = attackSpeed;</text:p>
      <text:p text:style-name="P42">}</text:p>
      <text:p text:style-name="P42">float Caracter::getAttackSpeed () {</text:p>
      <text:p text:style-name="P42"><text:s text:c="4"/>return attackSpeed;</text:p>
      <text:p text:style-name="P42">}</text:p>
      <text:p text:style-name="P42">void Caracter::setAttacking(bool b) {</text:p>
      <text:p text:style-name="P15"/>
      <text:p text:style-name="P42"><text:s text:c="4"/>this-&gt;attacking = b;</text:p>
      <text:p text:style-name="P42">}</text:p>
      <text:p text:style-name="P42">void Caracter::setAlive(bool b) {</text:p>
      <text:p text:style-name="P42"><text:s text:c="4"/>alive = b;</text:p>
      <text:p text:style-name="P42">}</text:p>
      <text:p text:style-name="P42">bool Caracter::isAlive () {</text:p>
      <text:p text:style-name="P42"><text:s text:c="4"/>return alive;</text:p>
      <text:p text:style-name="P42">}</text:p>
      <text:p text:style-name="P42">bool Caracter::isAttacking() {</text:p>
      <text:p text:style-name="P42"><text:s text:c="4"/>return attacking;</text:p>
      <text:p text:style-name="P42">}</text:p>
      <text:p text:style-name="P42">void Caracter::setFightingMode(bool b) {</text:p>
      <text:p text:style-name="P42"><text:s text:c="4"/>this-&gt;fightingMode = b;</text:p>
      <text:p text:style-name="P42">}</text:p>
      <text:p text:style-name="P42">bool Caracter::operator== (Entity &amp;other) {</text:p>
      <text:p text:style-name="P42"><text:s text:c="4"/>if (getType() != other.getType())</text:p>
      <text:p text:style-name="P42"><text:s text:c="8"/>return false;</text:p>
      <text:p text:style-name="P42"><text:s text:c="4"/>Caracter&amp; caracter = static_cast&lt;Caracter&amp;&gt;(other);</text:p>
      <text:p text:style-name="P42"><text:s text:c="4"/>if (anims.size() != caracter.anims.size())</text:p>
      <text:p text:style-name="P42"><text:s text:c="8"/>return false;</text:p>
      <text:p text:style-name="P42"><text:s text:c="4"/>for (unsigned int i = 0; i &lt; anims.size(); i++) {</text:p>
      <text:p text:style-name="P42"><text:s text:c="8"/>if (anims[i] != caracter.anims[i])</text:p>
      <text:p text:style-name="P42"><text:s text:c="12"/>return false;</text:p>
      <text:p text:style-name="P42"><text:s text:c="4"/>}</text:p>
      <text:p text:style-name="P42"><text:s text:c="4"/>return true;</text:p>
      <text:p text:style-name="P42">}</text:p>
      <text:p text:style-name="P42">bool Caracter::isInFightingMode() {</text:p>
      <text:p text:style-name="P42"><text:s text:c="4"/>return fightingMode;</text:p>
      <text:p text:style-name="P42">}</text:p>
      <text:p text:style-name="P42">void Caracter::setAttack(int attack) {</text:p>
      <text:p text:style-name="P42"><text:s text:c="4"/>this-&gt;attack = attack;</text:p>
      <text:p text:style-name="P42">}</text:p>
      <text:p text:style-name="P42">int Caracter::getAttack() {</text:p>
      <text:p text:style-name="P42"><text:s text:c="4"/>return attack;</text:p>
      <text:p text:style-name="P42">}</text:p>
      <text:p text:style-name="P15"/>
      <text:p text:style-name="P42">sf::Time Caracter::getTimeOfLastAttack() {</text:p>
      <text:p text:style-name="P42"><text:s text:c="4"/>return clockAtkSpeed.getElapsedTime();</text:p>
      <text:p text:style-name="P42">}</text:p>
      <text:p text:style-name="P15"/>
      <text:p text:style-name="P42"><text:soft-page-break/>void Caracter::setDir (Vec2f dir) {</text:p>
      <text:p text:style-name="P15"/>
      <text:p text:style-name="P42"><text:s text:c="4"/>anims[currentAnimIndex]-&gt;setCurrentTile(0);</text:p>
      <text:p text:style-name="P42"><text:s text:c="4"/>float angleRadians = const_cast&lt;Vec2f&amp;&gt;(Vec2f::yAxis).getAngleBetween(dir);</text:p>
      <text:p text:style-name="P42"><text:s text:c="4"/>int angle = Math::toDegrees(angleRadians);</text:p>
      <text:p text:style-name="P42"><text:s text:c="4"/>//Sud</text:p>
      <text:p text:style-name="P42"><text:s text:c="4"/>if (angle &gt;= -10 &amp;&amp; angle &lt;= 10)</text:p>
      <text:p text:style-name="P42"><text:s text:c="8"/>currentAnimIndex = 0;</text:p>
      <text:p text:style-name="P42"><text:s text:c="4"/>//Sud ouest</text:p>
      <text:p text:style-name="P42"><text:s text:c="4"/>else if (angle &gt; -80 &amp;&amp; angle &lt; -10)</text:p>
      <text:p text:style-name="P42"><text:s text:c="8"/>currentAnimIndex = 3;</text:p>
      <text:p text:style-name="P42"><text:s text:c="4"/>//Ouest</text:p>
      <text:p text:style-name="P42"><text:s text:c="4"/>else if (angle &gt;= -100 &amp;&amp; angle &lt;= -80)</text:p>
      <text:p text:style-name="P42"><text:s text:c="8"/>currentAnimIndex = 6;</text:p>
      <text:p text:style-name="P42"><text:s text:c="4"/>//Nord ouest</text:p>
      <text:p text:style-name="P42"><text:s text:c="4"/>else if (angle &gt; -170 &amp;&amp; angle &lt; -100)</text:p>
      <text:p text:style-name="P42"><text:s text:c="8"/>currentAnimIndex = 1;</text:p>
      <text:p text:style-name="P42"><text:s text:c="4"/>//Nors est</text:p>
      <text:p text:style-name="P42"><text:s text:c="4"/>else if (angle &gt; 100 &amp;&amp; angle &lt; 170)</text:p>
      <text:p text:style-name="P42"><text:s text:c="8"/>currentAnimIndex = 7;</text:p>
      <text:p text:style-name="P42"><text:s text:c="4"/>//Est</text:p>
      <text:p text:style-name="P42"><text:s text:c="4"/>else if (angle &gt;= 80 &amp;&amp; angle &lt;= 100)</text:p>
      <text:p text:style-name="P42"><text:s text:c="8"/>currentAnimIndex = 2;</text:p>
      <text:p text:style-name="P42"><text:s text:c="4"/>//Sud est</text:p>
      <text:p text:style-name="P42"><text:s text:c="4"/>else if (angle &gt; 10 &amp;&amp; angle &lt; 80)</text:p>
      <text:p text:style-name="P42"><text:s text:c="8"/>currentAnimIndex = 5;</text:p>
      <text:p text:style-name="P42"><text:s text:c="4"/>else</text:p>
      <text:p text:style-name="P42"><text:s text:c="8"/>currentAnimIndex = 4;</text:p>
      <text:p text:style-name="P15"/>
      <text:p text:style-name="P42"><text:s text:c="4"/>if (attacking)</text:p>
      <text:p text:style-name="P42"><text:s text:c="8"/>currentAnimIndex += 8;</text:p>
      <text:p text:style-name="P42"><text:s text:c="4"/>this-&gt;dir = dir;</text:p>
      <text:p text:style-name="P42">}</text:p>
      <text:p text:style-name="P15"/>
      <text:p text:style-name="P42">Vec2f Caracter::getDir () {</text:p>
      <text:p text:style-name="P42"><text:s text:c="4"/>return dir;</text:p>
      <text:p text:style-name="P42">}</text:p>
      <text:p text:style-name="P42">void Caracter::setMoving (bool b) {</text:p>
      <text:p text:style-name="P42"><text:s text:c="4"/>this-&gt;moving = b;</text:p>
      <text:p text:style-name="P42"><text:s text:c="4"/>if (moving) {</text:p>
      <text:p text:style-name="P42"><text:s text:c="8"/>anims[currentAnimIndex]-&gt;play(true);</text:p>
      <text:p text:style-name="P42"><text:s text:c="4"/>} else {</text:p>
      <text:p text:style-name="P42"><text:s text:c="8"/>anims[currentAnimIndex]-&gt;stop();</text:p>
      <text:p text:style-name="P42"><text:s text:c="8"/>anims[currentAnimIndex]-&gt;setCurrentTile(0);</text:p>
      <text:p text:style-name="P42"><text:s text:c="4"/>}</text:p>
      <text:p text:style-name="P15"/>
      <text:p text:style-name="P42">}</text:p>
      <text:p text:style-name="P42">bool Caracter::isMoving () {</text:p>
      <text:p text:style-name="P42"><text:s text:c="4"/>return moving;</text:p>
      <text:p text:style-name="P42">}</text:p>
      <text:p text:style-name="P15"/>
      <text:p text:style-name="P42">Vec2f Caracter::getPosition () {</text:p>
      <text:p text:style-name="P42"><text:soft-page-break/><text:s text:c="4"/>return Vec2f(anims[currentAnimIndex]-&gt;getPosition().x, anims[currentAnimIndex]-&gt;getPosition().y);</text:p>
      <text:p text:style-name="P42">}</text:p>
      <text:p text:style-name="P15"/>
      <text:p text:style-name="P42">void Caracter::setPath(vector&lt;Vec2f&gt; path) {</text:p>
      <text:p text:style-name="P42"><text:s text:c="4"/>this-&gt;path = path;</text:p>
      <text:p text:style-name="P42">}</text:p>
      <text:p text:style-name="P42">vector&lt;Vec2f&gt; Caracter::getPath() {</text:p>
      <text:p text:style-name="P42"><text:s text:c="4"/>return path;</text:p>
      <text:p text:style-name="P42">}</text:p>
      <text:p text:style-name="P42">void Caracter::addAnimation (Anim *anim) {</text:p>
      <text:p text:style-name="P42"><text:s text:c="4"/>addChild(anim);</text:p>
      <text:p text:style-name="P42"><text:s text:c="4"/>anim-&gt;setParent(this);</text:p>
      <text:p text:style-name="P42"><text:s text:c="4"/>anims.push_back(anim);</text:p>
      <text:p text:style-name="P42">}</text:p>
      <text:p text:style-name="P42">Anim* Caracter::getAnimation(unsigned int index) {</text:p>
      <text:p text:style-name="P42"><text:s text:c="4"/>if (index &gt;= 0 &amp;&amp; index &lt; anims.size())</text:p>
      <text:p text:style-name="P42"><text:s text:c="8"/>return anims[index];</text:p>
      <text:p text:style-name="P42"><text:s text:c="4"/>return NULL;</text:p>
      <text:p text:style-name="P42">}</text:p>
      <text:p text:style-name="P42">unsigned int Caracter::getCurrentPathIndex() {</text:p>
      <text:p text:style-name="P42"><text:s text:c="4"/>return currentPointIndex;</text:p>
      <text:p text:style-name="P42">}</text:p>
      <text:p text:style-name="P42">void Caracter::setCurrentPathIndex (unsigned int currentPointIndex) {</text:p>
      <text:p text:style-name="P42"><text:s text:c="4"/>this-&gt;currentPointIndex = currentPointIndex;</text:p>
      <text:p text:style-name="P42">}</text:p>
      <text:p text:style-name="P15"/>
      <text:p text:style-name="P42">void Caracter::setMaxLife(int life) {</text:p>
      <text:p text:style-name="P42"><text:s text:c="4"/>this-&gt;maxLife = maxLife;</text:p>
      <text:p text:style-name="P42">}</text:p>
      <text:p text:style-name="P15"/>
      <text:p text:style-name="P42">int Caracter::getMaxLife() {</text:p>
      <text:p text:style-name="P42"><text:s text:c="4"/>return maxLife;</text:p>
      <text:p text:style-name="P42">}</text:p>
      <text:p text:style-name="P42">int Caracter::getLevel() {</text:p>
      <text:p text:style-name="P42"><text:s text:c="4"/>return level;</text:p>
      <text:p text:style-name="P42">}</text:p>
      <text:p text:style-name="P42">string Caracter::getClass () {</text:p>
      <text:p text:style-name="P42"><text:s text:c="4"/>return classs;</text:p>
      <text:p text:style-name="P42">}</text:p>
      <text:p text:style-name="P42">void Caracter::onDraw(RenderTarget &amp;target, RenderStates states) const {</text:p>
      <text:p text:style-name="P42"><text:s text:c="4"/>target.draw(*getCurrentEntity(), states);</text:p>
      <text:p text:style-name="P42">}</text:p>
      <text:p text:style-name="P42">Entity* Caracter::getCurrentEntity() const {</text:p>
      <text:p text:style-name="P42"><text:s text:c="4"/>return anims[currentAnimIndex]-&gt;getCurrentEntity();</text:p>
      <text:p text:style-name="P42">}</text:p>
      <text:p text:style-name="P42">Caracter::~Caracter() {</text:p>
      <text:p text:style-name="P15"/>
      <text:p text:style-name="P42">}</text:p>
      <text:p text:style-name="P15"/>
      <text:p text:style-name="P15"><text:span text:style-name="T1">Les choses importante à remarqué ici est la redéfinition de la méthode onDraw o</text:span><text:span text:style-name="T27">u</text:span><text:span text:style-name="T1"> l'on dessine l'entité courante de l'animation courante du personnages, on change aussi l'animation courante en </text:span><text:soft-page-break/><text:span text:style-name="T1">fonction de la direction du personnage.</text:span></text:p>
      <text:p text:style-name="P42">Nous avons aussi les méthodes addChild et setParent lorsque nous ajoutons une animation pour notre personnage.</text:p>
      <text:p text:style-name="P42">Ceci à pour conséquence que lorsqu'on dessinera notre personnage il appelera la méthode onDraw des entités enfants et les méthodes onMove, onRotate et onScale ce qui aura pour conséquence de dessiner aussi les entités enfants de l'entité (c'est à dire l'entité courante de l'animation courante ici) lorsqu'on dessinera l'entité <text:span text:style-name="T130">toutes les entités</text:span> enfants <text:span text:style-name="T130">seront transformées par rapport</text:span> à la transformation de l'entité parent. (c'est à dire toutes les <text:span text:style-name="T131">frames</text:span> des animations du personnages)</text:p>
      <text:p text:style-name="P42"/>
      <text:p text:style-name="P42">Si vous devez remettre des données à jour lorsque le personnage bouge ou bien si vous voulez modifier la transformation vous pouvez redéfinir la méthode onMove en n'oubliant pas d'appelé la méthode move de la classe de base Entity e<text:span text:style-name="T132">n</text:span> lui passant la transformation si vous voulez que les transformations se combinent avec celles des entités parent :</text:p>
      <text:p text:style-name="P15"/>
      <text:p text:style-name="P42">void Caracter::onMove(Vec3f t) {</text:p>
      <text:p text:style-name="P42"><text:tab/>Entity::onMove(t) ;</text:p>
      <text:p text:style-name="P42"><text:s text:c="11"/>//Mise à jour des autres informations. (La physique par exemple)</text:p>
      <text:p text:style-name="P42">}</text:p>
      <text:p text:style-name="P15"/>
      <text:p text:style-name="P42">Ici nous avons un vector en 3D, il faut savoir que pour les entités ODFAEG <text:span text:style-name="T133">en 2.5D</text:span> la position en z de l'entité est égale à sa position en y, s<text:span text:style-name="T134">a</text:span> transformation en y sera donc la même que celle en z.</text:p>
      <text:p text:style-name="P15"/>
      <text:p text:style-name="P42">Si vous ne voulez pas que la translation se combine, vous pouvez laisser cette méthode vide.</text:p>
      <text:p text:style-name="P15"/>
      <text:p text:style-name="P42">Vous pouvez effectuer la même chose pour la rotation et le changement d'échelle en redéfinissant les méthodes onRotate et onScale.</text:p>
      <text:p text:style-name="P15"/>
      <text:p text:style-name="P16"><text:span text:style-name="T1">ODFAEG possède 5 classes de bases don</text:span><text:span text:style-name="T19">t</text:span><text:span text:style-name="T1"> peuvent hériter </text:span><text:span text:style-name="T19">toutes </text:span><text:span text:style-name="T20">vos</text:span><text:span text:style-name="T1"> entités </text:span><text:span text:style-name="T19">personnalisées</text:span><text:span text:style-name="T1"> :</text:span></text:p>
      <text:p text:style-name="P16"/>
      <text:p text:style-name="P43">Entity pour les entités de base qui n'ont pas d'ombre ni d'intersections avec la lumière. (Par exemple les tiles)</text:p>
      <text:p text:style-name="P16"/>
      <text:p text:style-name="P43">Model : pour les entités qui possèdent une ombre et qui peuvent avoir des intersections avec la lumière et une ombre : (Par exemple les murs et les décors)</text:p>
      <text:p text:style-name="P16"/>
      <text:p text:style-name="P43">AnimatedEntity : pour toutes les entités animées.</text:p>
      <text:p text:style-name="P16"/>
      <text:p text:style-name="P43">Shadow : pour toutes les entités qui sont des ombres.</text:p>
      <text:p text:style-name="P43"/>
      <text:p text:style-name="P43">Light : pour toutes les entités qui sont des lumières.</text:p>
      <text:p text:style-name="P16"/>
      <text:p text:style-name="P17"><text:span text:style-name="T21">Et enfin pour transformer une entité</text:span><text:span text:style-name="T1">, nous devons appeler la </text:span><text:span text:style-name="T21">méthode move de la classe World, ceci aura pour effet de mettre à jour également l'entité dans la grille en fonction de son rectangle englobant :</text:span></text:p>
      <text:p text:style-name="P17"/>
      <text:p text:style-name="P44">World::moveEntity(caracter, caracter-&gt;getDir().x * t, caracter-&gt;getDir().y * t);</text:p>
      <text:p text:style-name="P44"/>
      <text:p text:style-name="P18"/>
      <text:p text:style-name="P18"/>
      <text:p text:style-name="P18"/>
      <text:p text:style-name="P10"><text:soft-page-break/>Chapitre X<text:span text:style-name="T142">I</text:span> : La gestion des collisions.</text:p>
      <text:p text:style-name="P6"/>
      <text:p text:style-name="P29">La méthode simple : </text:p>
      <text:p text:style-name="P29"/>
      <text:p text:style-name="P29"><text:span text:style-name="T1">La méthode simple consiste à récupérer la cellule de la grille du monde à un endroit, et de </text:span><text:span text:style-name="T22">faire</text:span><text:span text:style-name="T1"> en sorte que le joueur ne puisse pas passer sur cette case comme ceci :</text:span></text:p>
      <text:p text:style-name="P29"/>
      <text:p text:style-name="P29"><text:span text:style-name="T1">World::g</text:span><text:span text:style-name="T22">etGridCellAt(Vec3f(x, y, 0)) </text:span></text:p>
      <text:p text:style-name="P29"/>
      <text:p text:style-name="P61">Le z vaut toujours zéro ici car pour nos entités 2D nos cellules n'ont pas de profondeur.</text:p>
      <text:p text:style-name="P30"/>
      <text:p text:style-name="P30"><text:span text:style-name="T140">Une</text:span> méthode <text:span text:style-name="T140">plus précise</text:span> :</text:p>
      <text:p text:style-name="P30"/>
      <text:p text:style-name="P171">Faire les collisions sur les cases de la grille peut ne pas être très précis, odfaeg permet également d'associer à chaque entité une hiérarchie de volumes englobants, c'est à dire que tout comme les entités, les volumes englobant peuvent contenir des volumes englobants enfants, le test de collision se fera alors sur les volumes englobant enfant si le volume englobant parent est en collision avec un autre entité du monde.</text:p>
      <text:p text:style-name="P171">Voici un exemple de code qui ajoute un volume de collision à une entité, par défaut les entités n'ont pas de volume de collision.</text:p>
      <text:p text:style-name="P171"/>
      <text:p text:style-name="P171"><text:s/>odfaeg::BoundingVolume *bb = new odfaeg::BoundingBox(decor-&gt;getGlobalBounds().getPosition().x, decor-&gt;getGlobalBounds().getPosition().y + decor-&gt;getGlobalBounds().getSize().y * 0.4f, 0,</text:p>
      <text:p text:style-name="P171"><text:s text:c="12"/>decor-&gt;getGlobalBounds().getSize().x, decor-&gt;getGlobalBounds().getSize().y * 0.25f, 0);</text:p>
      <text:p text:style-name="P171"><text:s text:c="12"/>decor-&gt;setCollisionVolume(bb);</text:p>
      <text:p text:style-name="P171">odfaeg possède actuellement 5 types de volumes englobant pouvant s'imbriquer les uns dans les autres :</text:p>
      <text:p text:style-name="P171">BoundingBox : une boîte alignée avec les axes x, y et z.</text:p>
      <text:p text:style-name="P171">OrientedBoundingBox : une boîte orientée.</text:p>
      <text:p text:style-name="P171">BoundingSphere : une sphere.</text:p>
      <text:p text:style-name="P171">BoundingEllipsoid : une éllipsoïde.</text:p>
      <text:p text:style-name="P171">BoundingPolygon : un polygône <text:span text:style-name="T141">convexe.</text:span></text:p>
      <text:p text:style-name="P30"/>
      <text:p text:style-name="P30">Tester l<text:span text:style-name="T140">es</text:span> collision<text:span text:style-name="T140">s</text:span> : </text:p>
      <text:p text:style-name="P30"/>
      <text:p text:style-name="P61">afin de tester la collision, il suffit d'appeler la fonction collide de la classe World en lui passant <text:span text:style-name="T140">l'</text:span> entité <text:span text:style-name="T140">sur laquelle on veut tester la collision </text:span>:</text:p>
      <text:p text:style-name="P61"/>
      <text:p text:style-name="P61">if (World::collide(caracter)) {</text:p>
      <text:p text:style-name="P61"><text:s text:c="8"/>World::moveEntity(caracter, -caracter-&gt;getDir().x * t, -caracter-&gt;getDir().y * t);</text:p>
      <text:p text:style-name="P61"><text:s text:c="8"/>getView().move(-caracter-&gt;getDir().x * t, -caracter-&gt;getDir().y * t, 0);</text:p>
      <text:p text:style-name="P61">}</text:p>
      <text:p text:style-name="P61"/>
      <text:p text:style-name="P61"><text:soft-page-break/>Ici, si l'entité est en collision avec une case ou une autre entité dans le monde, on annule le déplacement de l'entité.</text:p>
      <text:p text:style-name="P61"/>
      <text:p text:style-name="P124">Le système de particules : </text:p>
      <text:p text:style-name="P124"/>
      <text:p text:style-name="P152">Celui-ci reprendra celui de la thor library donc il suffit de lire les tutoriels de la librairie thor :</text:p>
      <text:p text:style-name="P152"/>
      <text:p text:style-name="P89"><text:a xlink:type="simple" xlink:href="http://www.bromeon.ch/libraries/thor/v2.0/tutorial-particles.html"><text:span text:style-name="T23">http://www.bromeon.ch/libraries/thor/v2.0/tutorial-particles.html</text:span></text:a></text:p>
      <text:p text:style-name="P89"/>
      <text:p text:style-name="P161">Vous trouverez en annexe un exemple de code source qui résume tout ce qu'on a vu jusqu'ici et qui montre déjà ce que le framework propose de faire, mais ce n'est que le commancement car je suis encore assez loin comparé à d'autres projets déjà existant.</text:p>
      <text:p text:style-name="P89"/>
      <text:p text:style-name="P89"/>
      <text:p text:style-name="P89"/>
      <text:p text:style-name="P11"/>
      <text:p text:style-name="P11"/>
      <text:p text:style-name="P11"/>
      <text:p text:style-name="P11"/>
      <text:p text:style-name="P11"/>
      <text:p text:style-name="P11"/>
      <text:p text:style-name="P11"/>
      <text:p text:style-name="P11"/>
      <text:p text:style-name="P11"/>
      <text:p text:style-name="P11"/>
      <text:p text:style-name="P11"/>
      <text:p text:style-name="P204"><text:soft-page-break/>Chapitre XII : <text:span text:style-name="T155">Le système de sauvegarde de odfaeg.</text:span></text:p>
      <text:p text:style-name="P204"/>
      <text:p text:style-name="P183"><text:span text:style-name="T151">La sauvegarde d'entités simple : </text:span></text:p>
      <text:p text:style-name="P183"/>
      <text:p text:style-name="P183"><text:span text:style-name="T151"/></text:p>
      <text:p text:style-name="P185">Pour sérialiser des données il faut deux choses. (une archive qui contiendra le flux dans lequel on mettra les données, ainsi que le flux bien sur)<text:line-break/>Pour le moment odfaeg gère 2 types d'archives : une pour l'écriture (OTextArchive) et une pour la lecture. (ITextArchive)<text:line-break/>Mais plus tard il est fort possible que j'incorpore d'autres types d'archive comme par exemple les archives binaires ou bien les archives au format xml.<text:line-break/><text:line-break/>Il faut donc créer un objet de ce type en lui passant un flux, par exemple, un fichier :</text:p>
      <text:p text:style-name="P185"/>
      <text:p text:style-name="P208">ofstream ofs<text:span text:style-name="T115">(</text:span><text:span text:style-name="T118">"thefile"</text:span><text:span text:style-name="T115">)</text:span>;</text:p>
      <text:p text:style-name="P167">OTextArchive oa <text:span text:style-name="T115">(</text:span>ofs<text:span text:style-name="T115">)</text:span>;</text:p>
      <text:p text:style-name="P185">Ensuite pour sérialiser il suffit d'appeler l'opérateur () sur l'archive en lui passant l'objet, ici par exemple nous allons sérialiser un objet de type std::string :</text:p>
      <text:p text:style-name="P185"/>
      <text:p text:style-name="P208">std::<text:span text:style-name="T116">string</text:span> text=<text:span text:style-name="T118">"blablabla"</text:span>;</text:p>
      <text:p text:style-name="Preformatted_20_Text"><text:s/>   std::<text:span text:style-name="T116">string</text:span> text2;</text:p>
      <text:p text:style-name="Preformatted_20_Text"><text:s/>   std::<text:span text:style-name="T116">ofstream</text:span> ofs<text:span text:style-name="T115">(</text:span><text:span text:style-name="T118">"FichierDeSerialisation"</text:span><text:span text:style-name="T115">)</text:span>;</text:p>
      <text:p text:style-name="Preformatted_20_Text"><text:s/>   <text:span text:style-name="T115">{</text:span></text:p>
      <text:p text:style-name="Preformatted_20_Text"><text:s/>       odfaeg::<text:span text:style-name="T116">OTextArchive</text:span> oa<text:span text:style-name="T115">(</text:span>text<text:span text:style-name="T115">)</text:span>;</text:p>
      <text:p text:style-name="Preformatted_20_Text"><text:s/>       oa<text:span text:style-name="T115">(</text:span>text<text:span text:style-name="T115">)</text:span>;</text:p>
      <text:p text:style-name="Preformatted_20_Text"><text:s/>   <text:span text:style-name="T115">}</text:span></text:p>
      <text:p text:style-name="P167"><text:s/>   ofs.<text:span text:style-name="T116">close</text:span><text:span text:style-name="T115">()</text:span>;</text:p>
      <text:p text:style-name="P185">Pour la lecture le code est similaire à part que l'on utilise les classe ifstream et ITextArchive :</text:p>
      <text:p text:style-name="P185"/>
      <text:p text:style-name="P208">std::<text:span text:style-name="T116">ifstream</text:span> ifs<text:span text:style-name="T115">(</text:span><text:span text:style-name="T118">"FichierDeSerialisation"</text:span><text:span text:style-name="T115">)</text:span>;</text:p>
      <text:p text:style-name="P212">{</text:p>
      <text:p text:style-name="Preformatted_20_Text"><text:s/>   odfaeg::<text:span text:style-name="T116">ITextArchive</text:span> ia<text:span text:style-name="T115">(</text:span>ifs<text:span text:style-name="T115">)</text:span>;</text:p>
      <text:p text:style-name="Preformatted_20_Text"><text:s/>   ia<text:span text:style-name="T115">(</text:span>text2<text:span text:style-name="T115">)</text:span>;        </text:p>
      <text:p text:style-name="P212">}</text:p>
      <text:p text:style-name="Preformatted_20_Text">std::<text:span text:style-name="T116">cout</text:span>&lt;&lt;text2&lt;&lt;std::<text:span text:style-name="T116">endl</text:span>;</text:p>
      <text:p text:style-name="P167">ifs.<text:span text:style-name="T116">close</text:span><text:span text:style-name="T115">()</text:span>;</text:p>
      <text:p text:style-name="P185">Pour sérialiser vos objets personnels, il suffit de redéfinir la méthode serialize dans la classe et de passer à l'archive toutes les variables de la classe.</text:p>
      <text:p text:style-name="P185"/>
      <text:p text:style-name="P185"/>
      <text:p text:style-name="P182"/>
      <table:table table:name="Tableau1" table:style-name="Tableau1">
        <table:table-column table:style-name="Tableau1.A"/>
        <table:table-row>
          <table:table-cell office:value-type="string">
            <text:p text:style-name="Preformatted_20_Text"><text:span text:style-name="T114">struct</text:span> A <text:span text:style-name="T115">{</text:span></text:p>
            <text:p text:style-name="Preformatted_20_Text"><text:s/>   A<text:span text:style-name="T115">()</text:span> <text:span text:style-name="T115">{</text:span></text:p>
            <text:p text:style-name="Preformatted_20_Text"><text:s/>       var = <text:span text:style-name="T117">10</text:span>;</text:p>
            <text:p text:style-name="Preformatted_20_Text"><text:soft-page-break/><text:s/>   <text:span text:style-name="T115">}</text:span></text:p>
            <text:p text:style-name="Preformatted_20_Text"><text:s text:c="8"/><text:span text:style-name="T114">void</text:span> foo<text:span text:style-name="T115">(</text:span><text:span text:style-name="T114">int</text:span> i<text:span text:style-name="T115">)</text:span></text:p>
            <text:p text:style-name="Preformatted_20_Text"><text:s text:c="8"/><text:span text:style-name="T115">{</text:span> std::<text:span text:style-name="T114">cout</text:span> &lt;&lt; i; <text:span text:style-name="T115">}</text:span></text:p>
            <text:p text:style-name="Preformatted_20_Text"><text:s text:c="8"/><text:span text:style-name="T114">template</text:span> &lt;typename A&gt;</text:p>
            <text:p text:style-name="Preformatted_20_Text"><text:s text:c="8"/><text:span text:style-name="T114">void</text:span> serialize <text:span text:style-name="T115">(</text:span>A &amp; ar<text:span text:style-name="T115">)</text:span> <text:span text:style-name="T115">{</text:span></text:p>
            <text:p text:style-name="Preformatted_20_Text"><text:s/>       ar<text:span text:style-name="T115">(</text:span>var<text:span text:style-name="T115">)</text:span>;</text:p>
            <text:p text:style-name="Preformatted_20_Text"><text:s text:c="8"/><text:span text:style-name="T115">}</text:span></text:p>
            <text:p text:style-name="Preformatted_20_Text"><text:s text:c="8"/><text:span text:style-name="T114">int</text:span> var;</text:p>
            <text:p text:style-name="P167"><text:span text:style-name="T115">}</text:span>;</text:p>
          </table:table-cell>
        </table:table-row>
      </table:table>
      <text:p text:style-name="P182"/>
      <text:p text:style-name="P182"/>
      <text:p text:style-name="P185">Car c'est cette méthode que odfaeg va rechercher pour sérialiser l'objet dans l'archive, le code pour sérialiser l'objet dans le main est le même que pour les objets de types std::string.</text:p>
      <text:p text:style-name="P185"/>
      <text:p text:style-name="P184">Cette manière de faire est simple mais ne fonctionnera pas dans le cadre des objets polymorphique, en effet, quel donnée de l'objet faut t'il sérialiser, les données de la classe de base seulement, ou celles de la classe dérivée seulement, ou bien les deux ?<text:line-break/><text:line-break/>Par défaut odfaeg ne sérialize que les données de la classe de base.<text:line-break/><text:line-break/>Pour lui dire de sérialiser les données de la classe dérivée, il faut redéfinir une autre méthode : la méthode vtserialize.<text:line-break/><text:line-break/>Pour serializer un objet odfaeg utilise une classe dont il faut hériter dans la classe de base comme ceci :</text:p>
      <text:p text:style-name="P184"/>
      <text:p text:style-name="P206">La classe de base doit au moins avoir une méthode virtuelle pour pouvoir être considérée comme une classe polymorphique, car, odfaeg fait le test à l'exécution avec typeid, et l'héritage doit être pulibque! (Sinon ça ne fonctionnera pas)</text:p>
      <text:p text:style-name="P182"/>
      <text:p text:style-name="P210"><text:span text:style-name="T114">struct</text:span> B : <text:span text:style-name="T114">public</text:span> Registered&lt;B&gt; <text:span text:style-name="T115">{</text:span></text:p>
      <text:p text:style-name="Preformatted_20_Text"><text:s/>   B<text:span text:style-name="T115">()</text:span> <text:span text:style-name="T115">{</text:span></text:p>
      <text:p text:style-name="Preformatted_20_Text"><text:s/>       c = <text:span text:style-name="T118">"serialize base"</text:span>;</text:p>
      <text:p text:style-name="Preformatted_20_Text"><text:s/>   <text:span text:style-name="T115">}</text:span></text:p>
      <text:p text:style-name="Preformatted_20_Text"><text:s text:c="8"/><text:span text:style-name="T114">virtual</text:span> <text:span text:style-name="T114">void</text:span> foo<text:span text:style-name="T115">()</text:span></text:p>
      <text:p text:style-name="Preformatted_20_Text"><text:s text:c="8"/><text:span text:style-name="T115">{</text:span> std::<text:span text:style-name="T114">cout</text:span> &lt;&lt; <text:span text:style-name="T117">1</text:span>; <text:span text:style-name="T115">}</text:span></text:p>
      <text:p text:style-name="Preformatted_20_Text"><text:s text:c="8"/><text:span text:style-name="T114">virtual</text:span> <text:span text:style-name="T114">void</text:span> print<text:span text:style-name="T115">()</text:span> <text:span text:style-name="T115">{</text:span></text:p>
      <text:p text:style-name="Preformatted_20_Text"><text:s/>       std::<text:span text:style-name="T116">cout</text:span>&lt;&lt;c&lt;&lt;std::<text:span text:style-name="T116">endl</text:span>;</text:p>
      <text:p text:style-name="Preformatted_20_Text"><text:s text:c="8"/><text:span text:style-name="T115">}</text:span></text:p>
      <text:p text:style-name="Preformatted_20_Text"><text:s text:c="8"/><text:span text:style-name="T114">template</text:span> &lt;typename A&gt;</text:p>
      <text:p text:style-name="Preformatted_20_Text"><text:s text:c="8"/><text:span text:style-name="T114">void</text:span> vtserialize <text:span text:style-name="T115">(</text:span>A &amp; ar<text:span text:style-name="T115">)</text:span> <text:span text:style-name="T115">{</text:span></text:p>
      <text:p text:style-name="Preformatted_20_Text"><text:s/>       ar<text:span text:style-name="T115">(</text:span>c<text:span text:style-name="T115">)</text:span>;</text:p>
      <text:p text:style-name="Preformatted_20_Text"><text:s text:c="8"/><text:span text:style-name="T115">}</text:span></text:p>
      <text:p text:style-name="Preformatted_20_Text"><text:s text:c="8"/><text:span text:style-name="T114">virtual</text:span> ~B<text:span text:style-name="T115">()</text:span>;</text:p>
      <text:p text:style-name="Preformatted_20_Text"><text:s text:c="8"/>std::<text:span text:style-name="T116">string</text:span> c; <text:s/></text:p>
      <text:p text:style-name="Preformatted_20_Text"><text:span text:style-name="T115">}</text:span>;</text:p>
      <text:p text:style-name="Preformatted_20_Text"> </text:p>
      <text:p text:style-name="P167">B::~B<text:span text:style-name="T115">(){}</text:span></text:p>
      <text:p text:style-name="P184">Registered n'est rien d'autre qu'un objet qui va savoir comment sérialiser l'objet polymorphique, on doit lui passer en paramètre template la classe de Base.<text:line-break/><text:line-break/>Ensuite il ne faut pas oublié de redéfinir la méthode virtuelle temlplate vtserialize dans la classe dérivée.</text:p>
      <text:p text:style-name="P184"/>
      <text:p text:style-name="P184"/>
      <text:p text:style-name="P209"><text:soft-page-break/><text:span text:style-name="T114">struct</text:span> C : B <text:span text:style-name="T115">{</text:span></text:p>
      <text:p text:style-name="Preformatted_20_Text"><text:s/>   C <text:span text:style-name="T115">()</text:span> <text:span text:style-name="T115">{</text:span></text:p>
      <text:p text:style-name="Preformatted_20_Text"><text:s/>       c = <text:span text:style-name="T118">"serialize derived"</text:span>;</text:p>
      <text:p text:style-name="Preformatted_20_Text"><text:s/>   <text:span text:style-name="T115">}</text:span></text:p>
      <text:p text:style-name="Preformatted_20_Text"><text:s/>   <text:span text:style-name="T114">void</text:span> foo<text:span text:style-name="T115">()</text:span>;</text:p>
      <text:p text:style-name="Preformatted_20_Text"><text:s/>   <text:span text:style-name="T114">void</text:span> print <text:span text:style-name="T115">()</text:span> <text:span text:style-name="T115">{</text:span></text:p>
      <text:p text:style-name="Preformatted_20_Text"><text:s/>       B::<text:span text:style-name="T116">print</text:span><text:span text:style-name="T115">()</text:span>;</text:p>
      <text:p text:style-name="Preformatted_20_Text"><text:s/>       std::<text:span text:style-name="T116">cout</text:span>&lt;&lt;c&lt;&lt;std::<text:span text:style-name="T116">endl</text:span>;</text:p>
      <text:p text:style-name="Preformatted_20_Text"><text:s/>   <text:span text:style-name="T115">}</text:span></text:p>
      <text:p text:style-name="Preformatted_20_Text"><text:s/>   <text:span text:style-name="T114">template</text:span> &lt;typename A&gt;</text:p>
      <text:p text:style-name="Preformatted_20_Text"><text:s text:c="8"/><text:span text:style-name="T114">void</text:span> vtserialize <text:span text:style-name="T115">(</text:span>A &amp; ar<text:span text:style-name="T115">)</text:span> <text:span text:style-name="T115">{</text:span></text:p>
      <text:p text:style-name="Preformatted_20_Text"><text:s/>       B::<text:span text:style-name="T116">vtserialize</text:span><text:span text:style-name="T115">(</text:span>ar<text:span text:style-name="T115">)</text:span>;</text:p>
      <text:p text:style-name="Preformatted_20_Text"><text:s/>       ar<text:span text:style-name="T115">(</text:span>c<text:span text:style-name="T115">)</text:span>;</text:p>
      <text:p text:style-name="Preformatted_20_Text"><text:s text:c="8"/><text:span text:style-name="T115">}</text:span></text:p>
      <text:p text:style-name="Preformatted_20_Text"><text:s text:c="8"/>std::<text:span text:style-name="T116">string</text:span> c;</text:p>
      <text:p text:style-name="Preformatted_20_Text"><text:span text:style-name="T115">}</text:span>;</text:p>
      <text:p text:style-name="Preformatted_20_Text"> </text:p>
      <text:p text:style-name="P167"><text:span text:style-name="T114">void</text:span> C::<text:span text:style-name="T116">foo</text:span><text:span text:style-name="T115">(){</text:span> std::<text:span text:style-name="T114">cout</text:span> &lt;&lt; <text:span text:style-name="T117">2</text:span>; <text:span text:style-name="T115">}</text:span></text:p>
      <text:p text:style-name="P184">Mais ce n'est pas tout, odfaeg sait comment sérialiser les objets polymorphiques, c'est grâce à la classe Registred héritée par la classe de base qu'il sait qu'il doit aussi sérialiser les attributs de la classe dérivée.<text:line-break/><text:line-break/>Mais il ne sait pas quelle fonction de la classe dérivé il doit appeler pour sérialiser les données ni quel allocator utiliser pour allouer les pointeurs sur les types de base pour les objets des classes dérivées, pour lui dire, il faut appeler  la macro EXPORT_CLASS_GUID dans la fonction main et lui passer 3 paramètres!<text:line-break/><text:line-break/>Le 1er paramètre est un id qui doit être unique pour chaque exportation, car on peut très bien avoir plusieurs classes dérivées pour une classe de base, ou bien même avoir des classes dérivées qui héritent de plusieurs classe de base! (héritage multiple)<text:line-break/><text:line-break/>Le second paramètre est le type de la classe de base dont hérite la classe Dérivée. <text:line-break/><text:line-break/>Et le dernier paramètre est le type de la classe dérivée à exporter, ce qui donne le code final suivant :</text:p>
      <text:p text:style-name="P184"/>
      <text:p text:style-name="P184"/>
      <text:p text:style-name="P211"><text:span text:style-name="T114">struct</text:span> B : <text:span text:style-name="T114">public</text:span> odfaeg::<text:span text:style-name="T116">Registered</text:span>&lt;Base&gt; <text:span text:style-name="T115">{</text:span></text:p>
      <text:p text:style-name="Preformatted_20_Text"><text:s/>   B<text:span text:style-name="T115">()</text:span> <text:span text:style-name="T115">{</text:span></text:p>
      <text:p text:style-name="Preformatted_20_Text"><text:s/>       c = <text:span text:style-name="T118">"serialize base"</text:span>;</text:p>
      <text:p text:style-name="Preformatted_20_Text"><text:s/>   <text:span text:style-name="T115">}</text:span></text:p>
      <text:p text:style-name="Preformatted_20_Text"><text:s/>   <text:span text:style-name="T114">virtual</text:span> <text:span text:style-name="T114">void</text:span> foo<text:span text:style-name="T115">()</text:span></text:p>
      <text:p text:style-name="Preformatted_20_Text"><text:s/>   <text:span text:style-name="T115">{</text:span> std::<text:span text:style-name="T114">cout</text:span> &lt;&lt; <text:span text:style-name="T117">1</text:span>; <text:span text:style-name="T115">}</text:span></text:p>
      <text:p text:style-name="Preformatted_20_Text"><text:s/>   <text:span text:style-name="T114">virtual</text:span> <text:span text:style-name="T114">void</text:span> print<text:span text:style-name="T115">()</text:span> <text:span text:style-name="T115">{</text:span></text:p>
      <text:p text:style-name="Preformatted_20_Text"><text:s/>   std::<text:span text:style-name="T116">cout</text:span>&lt;&lt;c&lt;&lt;std::<text:span text:style-name="T116">endl</text:span>;</text:p>
      <text:p text:style-name="Preformatted_20_Text"><text:s/>   <text:span text:style-name="T115">}</text:span></text:p>
      <text:p text:style-name="Preformatted_20_Text"><text:s/>   <text:span text:style-name="T114">template</text:span> &lt;typename A&gt;</text:p>
      <text:p text:style-name="Preformatted_20_Text"><text:s/>   <text:span text:style-name="T114">void</text:span> vtserialize <text:span text:style-name="T115">(</text:span>A &amp; ar<text:span text:style-name="T115">)</text:span> <text:span text:style-name="T115">{</text:span></text:p>
      <text:p text:style-name="Preformatted_20_Text"><text:s/>   ar<text:span text:style-name="T115">(</text:span>c<text:span text:style-name="T115">)</text:span>;</text:p>
      <text:p text:style-name="Preformatted_20_Text"><text:s/>   <text:span text:style-name="T115">}</text:span></text:p>
      <text:p text:style-name="Preformatted_20_Text"><text:s/>   <text:span text:style-name="T114">virtual</text:span> ~B<text:span text:style-name="T115">()</text:span>;</text:p>
      <text:p text:style-name="Preformatted_20_Text"><text:s/>   std::<text:span text:style-name="T116">string</text:span> c; <text:s text:c="5"/></text:p>
      <text:p text:style-name="Preformatted_20_Text"><text:span text:style-name="T115">}</text:span>;</text:p>
      <text:p text:style-name="Preformatted_20_Text"> </text:p>
      <text:p text:style-name="Preformatted_20_Text">B::~B<text:span text:style-name="T115">(){}</text:span></text:p>
      <text:p text:style-name="Preformatted_20_Text"> </text:p>
      <text:p text:style-name="Preformatted_20_Text"><text:span text:style-name="T114">struct</text:span> C : B <text:span text:style-name="T115">{</text:span></text:p>
      <text:p text:style-name="Preformatted_20_Text"><text:s/>   C <text:span text:style-name="T115">()</text:span> <text:span text:style-name="T115">{</text:span></text:p>
      <text:p text:style-name="Preformatted_20_Text"><text:soft-page-break/><text:s/>       c = <text:span text:style-name="T118">"serialize derived"</text:span>;</text:p>
      <text:p text:style-name="Preformatted_20_Text"><text:s/>   <text:span text:style-name="T115">}</text:span></text:p>
      <text:p text:style-name="Preformatted_20_Text"><text:s/>   <text:span text:style-name="T114">void</text:span> foo<text:span text:style-name="T115">()</text:span>;</text:p>
      <text:p text:style-name="Preformatted_20_Text"><text:s/>   <text:span text:style-name="T114">void</text:span> print <text:span text:style-name="T115">()</text:span> <text:span text:style-name="T115">{</text:span></text:p>
      <text:p text:style-name="Preformatted_20_Text"><text:s/>       B::<text:span text:style-name="T116">print</text:span><text:span text:style-name="T115">()</text:span>;</text:p>
      <text:p text:style-name="Preformatted_20_Text"><text:s/>       std::<text:span text:style-name="T116">cout</text:span>&lt;&lt;c&lt;&lt;std::<text:span text:style-name="T116">endl</text:span>;</text:p>
      <text:p text:style-name="Preformatted_20_Text"><text:s/>   <text:span text:style-name="T115">}</text:span></text:p>
      <text:p text:style-name="Preformatted_20_Text"><text:s/>   <text:span text:style-name="T114">template</text:span> &lt;typename A&gt;</text:p>
      <text:p text:style-name="Preformatted_20_Text"><text:s text:c="8"/><text:span text:style-name="T114">void</text:span> vtserialize <text:span text:style-name="T115">(</text:span>A * ar<text:span text:style-name="T115">)</text:span> <text:span text:style-name="T115">{</text:span></text:p>
      <text:p text:style-name="Preformatted_20_Text"><text:s/>       B::<text:span text:style-name="T116">vtserialize</text:span><text:span text:style-name="T115">(</text:span>ar<text:span text:style-name="T115">)</text:span>;</text:p>
      <text:p text:style-name="Preformatted_20_Text"><text:s/>       ar<text:span text:style-name="T115">(</text:span>c<text:span text:style-name="T115">)</text:span>;</text:p>
      <text:p text:style-name="Preformatted_20_Text"><text:s text:c="8"/><text:span text:style-name="T115">}</text:span></text:p>
      <text:p text:style-name="Preformatted_20_Text"><text:s text:c="8"/>std::<text:span text:style-name="T116">string</text:span> c;</text:p>
      <text:p text:style-name="Preformatted_20_Text"><text:span text:style-name="T115">}</text:span>;</text:p>
      <text:p text:style-name="Preformatted_20_Text"><text:span text:style-name="T114">void</text:span> C::<text:span text:style-name="T116">foo</text:span><text:span text:style-name="T115">(){</text:span> std::<text:span text:style-name="T114">cout</text:span> &lt;&lt; <text:span text:style-name="T117">2</text:span>; <text:span text:style-name="T115">}</text:span></text:p>
      <text:p text:style-name="Preformatted_20_Text"><text:span text:style-name="T114">int</text:span> main<text:span text:style-name="T115">()</text:span> <text:span text:style-name="T115">{</text:span>    </text:p>
      <text:p text:style-name="Preformatted_20_Text"><text:s/>   EXPORT_CLASS_GUID<text:span text:style-name="T115">(</text:span>BC, B, C<text:span text:style-name="T115">)</text:span></text:p>
      <text:p text:style-name="Preformatted_20_Text"><text:s/>   C c;</text:p>
      <text:p text:style-name="Preformatted_20_Text"><text:s/>   B* b = &amp;c;</text:p>
      <text:p text:style-name="Preformatted_20_Text"><text:s/>   B* b2;</text:p>
      <text:p text:style-name="Preformatted_20_Text"><text:s/>   std::<text:span text:style-name="T116">ofstream</text:span> ofs<text:span text:style-name="T115">(</text:span><text:span text:style-name="T118">"FichierDeSerialisation"</text:span><text:span text:style-name="T115">)</text:span>;</text:p>
      <text:p text:style-name="Preformatted_20_Text"><text:s/>   odfaeg::<text:span text:style-name="T116">OTextArchive</text:span> oa<text:span text:style-name="T115">(</text:span>ofs<text:span text:style-name="T115">)</text:span>;</text:p>
      <text:p text:style-name="Preformatted_20_Text"><text:s/>   oa<text:span text:style-name="T115">(</text:span>b<text:span text:style-name="T115">)</text:span>;</text:p>
      <text:p text:style-name="Preformatted_20_Text"><text:s/>   std::<text:span text:style-name="T116">ifstream</text:span> ifs<text:span text:style-name="T115">(</text:span><text:span text:style-name="T118">"FichierDeSerialisation"</text:span><text:span text:style-name="T115">)</text:span>;</text:p>
      <text:p text:style-name="Preformatted_20_Text"><text:s/>   odfaeg::<text:span text:style-name="T116">ITextArchive</text:span> ia<text:span text:style-name="T115">(</text:span>ifs<text:span text:style-name="T115">)</text:span>;</text:p>
      <text:p text:style-name="Preformatted_20_Text"><text:s/>   ia<text:span text:style-name="T115">(</text:span>b2<text:span text:style-name="T115">)</text:span>;</text:p>
      <text:p text:style-name="Preformatted_20_Text"><text:s/>   b2-&gt;print<text:span text:style-name="T115">()</text:span>;</text:p>
      <text:p text:style-name="P168">}</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1"/>
      <text:p text:style-name="P11"/>
      <text:p text:style-name="P11"/>
      <text:p text:style-name="P11"><text:soft-page-break/>Chapitre X<text:span text:style-name="T154">III</text:span> : le réseau</text:p>
      <text:p text:style-name="P153"/>
      <text:p text:style-name="P125">Le serveur : </text:p>
      <text:p text:style-name="P125"/>
      <text:p text:style-name="P137">Pour créer une application serveur, il suf<text:span text:style-name="T92">f</text:span>it juste de faire une classe qui hérite de la classe application comme vu dans le chapitre II, et on peut redéfinir les méthodes onExec, onInit et onLoad.</text:p>
      <text:p text:style-name="P125"/>
      <text:p text:style-name="P137">OnLoad permet de charger les ressources utilisées par le serveur (en principe un serveur ne charge pas de resource vu que c'est le client qui affiche tout mais il peut par exemple charger <text:span text:style-name="T143">les données d'une map dans un fichier</text:span> ou <text:span text:style-name="T143">bien des données sur les joueurs </text:span>dans une bases de données)</text:p>
      <text:p text:style-name="P125"/>
      <text:p text:style-name="P137">Pour le moment ODFAEG ne permet pas la communication avec un SGDB <text:span text:style-name="T145">sans l'utilisation d'une librairie externe</text:span> mais ça sera à venir dans une version future. (La <text:span text:style-name="T144">dernière version</text:span> très probablement)</text:p>
      <text:p text:style-name="P125"/>
      <text:p text:style-name="P137">Pour pouvoir établir la comunication entre le serveur et le client il faut créer un serveur e<text:span text:style-name="T146">t</text:span> le faire écouter sur un port, ceci est possible grace à la classe Network, le moteur réseau de ODFAEG gère 2 protocole<text:span text:style-name="T147">s</text:span> pour la communication : le protocole TCP et le protocole UDP.</text:p>
      <text:p text:style-name="P125"/>
      <text:p text:style-name="P137">Pour lancer le serveur et le faire écouter sur un port tcp et udp, il suffit d'appeler la méthode suivante de la classe Network :</text:p>
      <text:p text:style-name="P125"/>
      <text:p text:style-name="P137">Network::startSrv(portTCP, portUDP) ;</text:p>
      <text:p text:style-name="P125"/>
      <text:p text:style-name="P137">Cette fonction démarre le serveur et puis rend la main ce qui nous permet de passer à la méthode exec dans le main :</text:p>
      <text:p text:style-name="P125"/>
      <text:p text:style-name="P137">Application app ;</text:p>
      <text:p text:style-name="P137">Network::startSrv(portTCP, portUDP) ;</text:p>
      <text:p text:style-name="P137">return app.exec() ;</text:p>
      <text:p text:style-name="P125"/>
      <text:p text:style-name="P137">Récupérer une requête envoyée par un client :</text:p>
      <text:p text:style-name="P137"/>
      <text:p text:style-name="P137">Pour récupérer une requête envoyée par un client, il suffit d'appeler la méthode getLastRequest de la classe network, cette méthode peut prendre en paramètre un object de type user, la classe user contient des informations qui identifie le client sur le réseau, on peut donc récupérer les informations sur le client qui a envoyé la requête <text:span text:style-name="T74">et</text:span> renvoy<text:span text:style-name="T75">er</text:span> une réponse au client en appelant les méthode sendTCPPacket et sendUDPPacket de la classe client.</text:p>
      <text:p text:style-name="P137"/>
      <text:p text:style-name="P139">La classe user peut être redéfinie si nous avons besoin de stocker d'autre informations comme par <text:s text:c="2"/>exemple un mot de passe et un nom d'utilisateur si il doit y avoir un système d'authentification.</text:p>
      <text:p text:style-name="P137"/>
      <text:p text:style-name="P138">La classe Network possède aussi une méthode sendTcpPacket et sendUdpPacket, dans ce cas, le packet sera envoyé a tout les utilisateurs connecté sur le réseau.</text:p>
      <text:p text:style-name="P190">On peut aussi récupérer le ping d'une utilisateur.</text:p>
      <text:p text:style-name="P190">En mode TCP, on peut envoyer deux types de packet<text:span text:style-name="T148">s</text:span>, des bêtes paquets de type sf::packet ou bien, des packets <text:span text:style-name="T150">chiffrés</text:span> de type odfaeg::SymEncPacket <text:span text:style-name="T149">si le client utilise une connection SSL. (pour le savoir il suffit d'appeler la méthode isUsingSecuredConnection de la classe user.</text:span></text:p>
      <text:p text:style-name="P191"><text:span text:style-name="T42">Attention : en mode udp les packets ne sont pas chiffrés.</text:span></text:p>
      <text:p text:style-name="P191"><text:soft-page-break/><text:span text:style-name="T152">Le client : </text:span></text:p>
      <text:p text:style-name="P126"/>
      <text:p text:style-name="P138">Pour connecter un client à un serveur, il suffit d'appeler en plus cette méthode dans le main  en lui passant le port TCP du serveur, le port UDP du serveur, et l'adresse ip du serveur.</text:p>
      <text:p text:style-name="P126"/>
      <text:p text:style-name="P138">Network::startCli(portTCP, portUDP, ipAddress) </text:p>
      <text:p text:style-name="P126"/>
      <text:p text:style-name="P138">Pour récupérer les réponses reçus par le serveur il suffit d'appeler la méthode getLastResponse de la classe Network. <text:span text:style-name="T153">(ou bien getResponse(« Tag »)) pour récupérer une réponse précise précédée par un tag au choix.</text:span></text:p>
      <text:p text:style-name="P126"/>
      <text:p text:style-name="P138">Nous pouvons aussi appeler la méthode waitForLastResponse avec un timeout.</text:p>
      <text:p text:style-name="P126"/>
      <text:p text:style-name="P192">Par défault le client utilise une connection chiffrée en mode TCP mais si l'on ne veut pas utiliser de connection chiffrée on peut passer false en 4ème paramètre à la méthode startCli.</text:p>
      <text:p text:style-name="P192"/>
      <text:p text:style-name="P192"/>
      <text:p text:style-name="P127"/>
      <text:p text:style-name="P154"/>
      <text:p text:style-name="P137"/>
      <text:p text:style-name="P125"/>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14:35:23.346010579</meta:creation-date>
    <dc:date>2014-10-31T21:41:54.377990942</dc:date>
    <meta:editing-duration>P1DT12H20M22S</meta:editing-duration>
    <meta:editing-cycles>241</meta:editing-cycles>
    <meta:generator>LibreOffice/4.2.6.3$Linux_X86_64 LibreOffice_project/420m0$Build-3</meta:generator>
    <meta:document-statistic meta:table-count="1" meta:image-count="0" meta:object-count="0" meta:page-count="39" meta:paragraph-count="1032" meta:word-count="9116" meta:character-count="62387" meta:non-whitespace-character-count="51326"/>
  </office:meta>
</office:document-meta>
</file>